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9167in" style:rel-column-width="21357*"/>
    </style:style>
    <style:style style:name="Table1.B" style:family="table-column">
      <style:table-column-properties style:column-width="3.9646in" style:rel-column-width="4417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9167in" style:rel-column-width="21357*"/>
    </style:style>
    <style:style style:name="Table2.B" style:family="table-column">
      <style:table-column-properties style:column-width="3.9646in" style:rel-column-width="4417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4" style:family="table">
      <style:table-properties style:width="5.8813in" fo:margin-left="0.5146in" fo:margin-right="0.5292in" table:align="margins"/>
    </style:style>
    <style:style style:name="Table4.A" style:family="table-column">
      <style:table-column-properties style:column-width="1.9167in" style:rel-column-width="21357*"/>
    </style:style>
    <style:style style:name="Table4.B" style:family="table-column">
      <style:table-column-properties style:column-width="3.9646in" style:rel-column-width="4417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3" style:family="table">
      <style:table-properties style:width="5.8813in" fo:margin-left="0.5146in" fo:margin-right="0.5292in" table:align="margins"/>
    </style:style>
    <style:style style:name="Table3.A" style:family="table-column">
      <style:table-column-properties style:column-width="2.4063in" style:rel-column-width="26812*"/>
    </style:style>
    <style:style style:name="Table3.B" style:family="table-column">
      <style:table-column-properties style:column-width="3.475in" style:rel-column-width="38723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2.4063in" style:rel-column-width="26812*"/>
    </style:style>
    <style:style style:name="Table5.B" style:family="table-column">
      <style:table-column-properties style:column-width="3.475in" style:rel-column-width="38723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6" style:family="table">
      <style:table-properties style:width="5.8819in" table:align="center"/>
    </style:style>
    <style:style style:name="Table6.A" style:family="table-column">
      <style:table-column-properties style:column-width="1.8625in"/>
    </style:style>
    <style:style style:name="Table6.B" style:family="table-column">
      <style:table-column-properties style:column-width="4.0194in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7" style:family="table">
      <style:table-properties style:width="5.8819in" table:align="center"/>
    </style:style>
    <style:style style:name="Table7.A" style:family="table-column">
      <style:table-column-properties style:column-width="1.8625in"/>
    </style:style>
    <style:style style:name="Table7.B" style:family="table-column">
      <style:table-column-properties style:column-width="4.0194in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8" style:family="table">
      <style:table-properties style:width="5.8819in" table:align="center"/>
    </style:style>
    <style:style style:name="Table8.A" style:family="table-column">
      <style:table-column-properties style:column-width="1.8625in"/>
    </style:style>
    <style:style style:name="Table8.B" style:family="table-column">
      <style:table-column-properties style:column-width="4.0194in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9" style:family="table">
      <style:table-properties style:width="5.8819in" table:align="center"/>
    </style:style>
    <style:style style:name="Table9.A" style:family="table-column">
      <style:table-column-properties style:column-width="1.8625in"/>
    </style:style>
    <style:style style:name="Table9.B" style:family="table-column">
      <style:table-column-properties style:column-width="4.0194in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0" style:family="table">
      <style:table-properties style:width="5.8819in" table:align="center"/>
    </style:style>
    <style:style style:name="Table10.A" style:family="table-column">
      <style:table-column-properties style:column-width="1.8625in"/>
    </style:style>
    <style:style style:name="Table10.B" style:family="table-column">
      <style:table-column-properties style:column-width="4.0194in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1" style:family="table">
      <style:table-properties style:width="5.8819in" table:align="center"/>
    </style:style>
    <style:style style:name="Table11.A" style:family="table-column">
      <style:table-column-properties style:column-width="1.8625in"/>
    </style:style>
    <style:style style:name="Table11.B" style:family="table-column">
      <style:table-column-properties style:column-width="4.0194in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2" style:family="table">
      <style:table-properties style:width="5.8819in" table:align="center"/>
    </style:style>
    <style:style style:name="Table12.A" style:family="table-column">
      <style:table-column-properties style:column-width="1.8625in"/>
    </style:style>
    <style:style style:name="Table12.B" style:family="table-column">
      <style:table-column-properties style:column-width="4.0194in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2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2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2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3" style:family="table">
      <style:table-properties style:width="5.8819in" table:align="center"/>
    </style:style>
    <style:style style:name="Table13.A" style:family="table-column">
      <style:table-column-properties style:column-width="1.8625in"/>
    </style:style>
    <style:style style:name="Table13.B" style:family="table-column">
      <style:table-column-properties style:column-width="4.0194in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3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3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3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4" style:family="table">
      <style:table-properties style:width="5.8819in" table:align="center"/>
    </style:style>
    <style:style style:name="Table14.A" style:family="table-column">
      <style:table-column-properties style:column-width="1.8625in"/>
    </style:style>
    <style:style style:name="Table14.B" style:family="table-column">
      <style:table-column-properties style:column-width="4.0194in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4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4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4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5" style:family="table">
      <style:table-properties style:width="5.8819in" table:align="center"/>
    </style:style>
    <style:style style:name="Table15.A" style:family="table-column">
      <style:table-column-properties style:column-width="1.8625in"/>
    </style:style>
    <style:style style:name="Table15.B" style:family="table-column">
      <style:table-column-properties style:column-width="4.0194in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5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5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5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6" style:family="table">
      <style:table-properties style:width="5.8819in" table:align="center"/>
    </style:style>
    <style:style style:name="Table16.A" style:family="table-column">
      <style:table-column-properties style:column-width="1.8625in"/>
    </style:style>
    <style:style style:name="Table16.B" style:family="table-column">
      <style:table-column-properties style:column-width="4.0194in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6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6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6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7" style:family="table">
      <style:table-properties style:width="5.8819in" table:align="center"/>
    </style:style>
    <style:style style:name="Table17.A" style:family="table-column">
      <style:table-column-properties style:column-width="1.8625in"/>
    </style:style>
    <style:style style:name="Table17.B" style:family="table-column">
      <style:table-column-properties style:column-width="4.0194in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7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7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7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8" style:family="table">
      <style:table-properties style:width="5.8819in" table:align="center"/>
    </style:style>
    <style:style style:name="Table18.A" style:family="table-column">
      <style:table-column-properties style:column-width="1.8625in"/>
    </style:style>
    <style:style style:name="Table18.B" style:family="table-column">
      <style:table-column-properties style:column-width="4.0194in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8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8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8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19" style:family="table">
      <style:table-properties style:width="5.8819in" table:align="center"/>
    </style:style>
    <style:style style:name="Table19.A" style:family="table-column">
      <style:table-column-properties style:column-width="1.8625in"/>
    </style:style>
    <style:style style:name="Table19.B" style:family="table-column">
      <style:table-column-properties style:column-width="4.0194in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19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19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19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0" style:family="table">
      <style:table-properties style:width="5.8819in" table:align="center"/>
    </style:style>
    <style:style style:name="Table20.A" style:family="table-column">
      <style:table-column-properties style:column-width="1.8625in"/>
    </style:style>
    <style:style style:name="Table20.B" style:family="table-column">
      <style:table-column-properties style:column-width="4.0194in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0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0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0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Table21" style:family="table">
      <style:table-properties style:width="5.8819in" table:align="center"/>
    </style:style>
    <style:style style:name="Table21.A" style:family="table-column">
      <style:table-column-properties style:column-width="1.8625in"/>
    </style:style>
    <style:style style:name="Table21.B" style:family="table-column">
      <style:table-column-properties style:column-width="4.0194in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382in" fo:border-left="0.0007in solid #0000ff" fo:border-right="none" fo:border-top="0.0007in solid #0000ff" fo:border-bottom="0.0007in solid #0000ff"/>
    </style:style>
    <style:style style:name="Table21.B1" style:family="table-cell">
      <style:table-cell-properties fo:padding="0.0382in" fo:border-left="0.0007in solid #ffffff" fo:border-right="0.0007in solid #0000ff" fo:border-top="0.0007in solid #0000ff" fo:border-bottom="0.0007in solid #0000ff"/>
    </style:style>
    <style:style style:name="Table21.A2" style:family="table-cell">
      <style:table-cell-properties style:vertical-align="middle" fo:padding="0.0382in" fo:border-left="0.0007in solid #0000ff" fo:border-right="none" fo:border-top="none" fo:border-bottom="0.0007in solid #0000ff"/>
    </style:style>
    <style:style style:name="Table21.B2" style:family="table-cell">
      <style:table-cell-properties fo:padding="0.0382in" fo:border-left="0.0007in solid #0000ff" fo:border-right="0.0007in solid #0000ff" fo:border-top="none" fo:border-bottom="0.0007in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4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c5000b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0000ff"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Method_20_Body">
      <style:paragraph-properties fo:margin-left="0in" fo:margin-right="0in" fo:text-indent="0in" style:auto-text-indent="false"/>
    </style:style>
    <style:style style:name="P8" style:family="paragraph" style:parent-style-name="Method_20_Body">
      <style:paragraph-properties fo:margin-left="0in" fo:margin-right="0in" fo:text-indent="0in" style:auto-text-indent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Method_20_Body">
      <style:paragraph-properties fo:margin-left="0in" fo:margin-right="0in" fo:text-indent="0in" style:auto-text-indent="false"/>
      <style:text-properties fo:color="#0000ff" style:font-name="DejaVu Serif2" fo:font-size="11pt" style:font-name-asian="Courier New" style:font-size-asian="11pt" style:font-name-complex="Courier New" style:font-size-complex="11pt"/>
    </style:style>
    <style:style style:name="P10" style:family="paragraph" style:parent-style-name="Method_20_Body">
      <style:paragraph-properties fo:margin-left="0in" fo:margin-right="0in" fo:text-indent="0in" style:auto-text-indent="false"/>
      <style:text-properties style:font-name="DejaVu Serif2" fo:font-size="11pt" style:font-name-asian="Courier New" style:font-size-asian="11pt" style:font-name-complex="Courier New" style:font-size-complex="11pt"/>
    </style:style>
    <style:style style:name="P11" style:family="paragraph" style:parent-style-name="Method_20_Body">
      <style:paragraph-properties fo:margin-left="0in" fo:margin-right="0in" fo:text-indent="0in" style:auto-text-indent="false" fo:break-before="page"/>
    </style:style>
    <style:style style:name="P12" style:family="paragraph" style:parent-style-name="Method_20_Code_20_Listing">
      <style:paragraph-properties fo:margin-left="0in" fo:margin-right="0in" fo:text-indent="0in" style:auto-text-indent="false"/>
      <style:text-properties fo:color="#000080"/>
    </style:style>
    <style:style style:name="P13" style:family="paragraph" style:parent-style-name="Standard">
      <style:text-properties fo:color="#0000ff"/>
    </style:style>
    <style:style style:name="P14" style:family="paragraph" style:parent-style-name="Table_20_Contents">
      <style:paragraph-properties fo:break-before="page"/>
    </style:style>
    <style:style style:name="P15" style:family="paragraph" style:parent-style-name="Code_20_Listing">
      <style:paragraph-properties fo:break-before="page"/>
      <style:text-properties fo:color="#000080"/>
    </style:style>
    <style:style style:name="P16" style:family="paragraph" style:parent-style-name="Method_20_Body">
      <style:paragraph-properties fo:break-before="page"/>
      <style:text-properties fo:font-weight="bold" style:font-weight-asian="bold" style:font-weight-complex="bold"/>
    </style:style>
    <style:style style:name="P17" style:family="paragraph" style:parent-style-name="Method_20_Code_20_Listing">
      <style:text-properties fo:color="#000080"/>
    </style:style>
    <style:style style:name="P18" style:family="paragraph" style:parent-style-name="Method_20_Code_20_Listing">
      <style:text-properties fo:color="#000080" fo:font-size="9pt" style:font-size-asian="9pt" style:font-size-complex="9pt"/>
    </style:style>
    <style:style style:name="P19" style:family="paragraph" style:parent-style-name="Method_20_Code_20_Listing">
      <style:text-properties fo:color="#000080" style:font-name="Courier New" fo:font-size="9pt" style:font-name-asian="Courier New" style:font-size-asian="9pt" style:font-name-complex="Courier New" style:font-size-complex="9pt"/>
    </style:style>
    <style:style style:name="P20" style:family="paragraph" style:parent-style-name="Method_20_Code_20_Listing">
      <style:text-properties fo:color="#00008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Method_20_Body">
      <style:paragraph-properties fo:margin-left="0.4925in" fo:margin-right="0in" fo:text-indent="0in" style:auto-text-indent="false"/>
    </style:style>
    <style:style style:name="P22" style:family="paragraph" style:parent-style-name="Method_20_Body">
      <style:paragraph-properties fo:margin-left="0.4925in" fo:margin-right="0in" fo:text-indent="0in" style:auto-text-indent="false"/>
      <style:text-properties style:font-name="DejaVu Serif2" fo:font-size="11pt" style:font-size-asian="11pt" style:font-size-complex="11pt"/>
    </style:style>
    <style:style style:name="P23" style:family="paragraph" style:parent-style-name="Method_20_Body">
      <style:paragraph-properties fo:margin-left="0.4925in" fo:margin-right="0in" fo:text-indent="0in" style:auto-text-indent="false"/>
      <style:text-properties style:font-name="DejaVu Serif2" fo:font-size="11pt" style:font-name-asian="Courier New" style:font-size-asian="11pt" style:font-name-complex="Courier New" style:font-size-complex="11pt"/>
    </style:style>
    <style:style style:name="P24" style:family="paragraph" style:parent-style-name="Method_20_Body">
      <style:paragraph-properties fo:margin-left="0.4925in" fo:margin-right="0in" fo:text-indent="0in" style:auto-text-indent="false"/>
      <style:text-properties style:font-name-asian="Courier New" style:font-name-complex="Courier New"/>
    </style:style>
    <style:style style:name="P25" style:family="paragraph" style:parent-style-name="Method_20_Body">
      <style:paragraph-properties fo:margin-left="0.4925in" fo:margin-right="0in" fo:text-indent="0in" style:auto-text-indent="false">
        <style:tab-stops>
          <style:tab-stop style:position="2.0626in"/>
        </style:tab-stops>
      </style:paragraph-properties>
    </style:style>
    <style:style style:name="P26" style:family="paragraph" style:parent-style-name="Method_20_Body">
      <style:text-properties style:font-name="DejaVu Serif2" fo:font-size="11pt" style:font-name-asian="Courier New" style:font-size-asian="11pt" style:font-name-complex="Courier New" style:font-size-complex="11pt"/>
    </style:style>
    <style:style style:name="P27" style:family="paragraph" style:parent-style-name="Method_20_Body">
      <style:text-properties style:font-name="DejaVu Serif2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8" style:family="paragraph" style:parent-style-name="Method_20_Body">
      <style:text-properties style:font-name-asian="Courier New" style:font-name-complex="Courier New"/>
    </style:style>
    <style:style style:name="P29" style:family="paragraph" style:parent-style-name="Method_20_Body">
      <style:text-properties fo:color="#0000ff"/>
    </style:style>
    <style:style style:name="P30" style:family="paragraph" style:parent-style-name="Method_20_Body">
      <style:text-properties fo:color="#0000ff" fo:font-weight="bold" style:font-weight-asian="bold" style:font-weight-complex="bold"/>
    </style:style>
    <style:style style:name="P31" style:family="paragraph" style:parent-style-name="Method_20_Body">
      <style:text-properties fo:font-weight="bold" style:font-weight-asian="bold" style:font-weight-complex="bold"/>
    </style:style>
    <style:style style:name="P32" style:family="paragraph" style:parent-style-name="Method_20_Body">
      <style:text-properties fo:font-weight="bold" style:font-name-asian="Courier New" style:font-weight-asian="bold" style:font-name-complex="Courier New" style:font-weight-complex="bold"/>
    </style:style>
    <style:style style:name="P33" style:family="paragraph" style:parent-style-name="Method_20_Body">
      <style:text-properties fo:font-weight="normal" style:font-weight-asian="normal" style:font-weight-complex="normal"/>
    </style:style>
    <style:style style:name="P34" style:family="paragraph" style:parent-style-name="Method_20_Body">
      <style:paragraph-properties fo:margin-left="0.9846in" fo:margin-right="0in" fo:text-indent="0in" style:auto-text-indent="false"/>
    </style:style>
    <style:style style:name="P35" style:family="paragraph" style:parent-style-name="Method_20_Body">
      <style:paragraph-properties fo:margin-left="0.9846in" fo:margin-right="0in" fo:text-indent="0in" style:auto-text-indent="false"/>
      <style:text-properties style:font-name="DejaVu Serif2" fo:font-size="11pt" style:font-name-asian="Courier New" style:font-size-asian="11pt" style:font-name-complex="Courier New" style:font-size-complex="11pt"/>
    </style:style>
    <style:style style:name="P36" style:family="paragraph" style:parent-style-name="Method_20_Body">
      <style:paragraph-properties fo:margin-left="0.9846in" fo:margin-right="0in" fo:text-indent="0in" style:auto-text-indent="false"/>
      <style:text-properties style:font-name-asian="Courier New" style:font-name-complex="Courier New"/>
    </style:style>
    <style:style style:name="P37" style:family="paragraph" style:parent-style-name="Code_20_Listing">
      <style:text-properties fo:color="#000080"/>
    </style:style>
    <style:style style:name="P38" style:family="paragraph" style:parent-style-name="Standard" style:list-style-name="L1"/>
    <style:style style:name="P39" style:family="paragraph" style:parent-style-name="Criteria_20_Title">
      <style:text-properties fo:color="#0000ff"/>
    </style:style>
    <style:style style:name="P40" style:family="paragraph" style:parent-style-name="Criteria_20_Body" style:list-style-name="L1">
      <style:paragraph-properties fo:margin-left="0.4925in" fo:margin-right="0in" fo:text-indent="-0.25in" style:auto-text-indent="false"/>
    </style:style>
    <style:style style:name="P41" style:family="paragraph" style:parent-style-name="Coding_20_Title">
      <style:paragraph-properties fo:break-before="page"/>
    </style:style>
    <style:style style:name="P42" style:family="paragraph" style:parent-style-name="Method_20_Title">
      <style:text-properties fo:color="#0000ff" fo:font-size="11pt" style:font-size-asian="11pt" style:font-size-complex="11pt"/>
    </style:style>
    <style:style style:name="P43" style:family="paragraph" style:parent-style-name="Method_20_Title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4" style:family="paragraph" style:parent-style-name="Method_20_Title">
      <style:text-properties fo:font-size="11pt" style:font-size-asian="11pt" style:font-size-complex="11pt"/>
    </style:style>
    <style:style style:name="P45" style:family="paragraph" style:parent-style-name="Method_20_Title">
      <style:paragraph-properties fo:break-before="page"/>
    </style:style>
    <style:style style:name="P46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47" style:family="paragraph" style:parent-style-name="Method_20_Title">
      <style:paragraph-properties fo:break-before="page"/>
      <style:text-properties style:font-name-asian="Courier New" style:font-name-complex="Courier New"/>
    </style:style>
    <style:style style:name="P48" style:family="paragraph" style:parent-style-name="Method_20_Body" style:list-style-name="L2"/>
    <style:style style:name="P49" style:family="paragraph" style:parent-style-name="Method_20_Body" style:list-style-name="L3"/>
    <style:style style:name="P50" style:family="paragraph" style:parent-style-name="Method_20_Body" style:list-style-name="L4"/>
    <style:style style:name="P51" style:family="paragraph" style:parent-style-name="Method_20_Body" style:list-style-name="L5">
      <style:text-properties style:font-name="DejaVu Serif2" fo:font-size="11pt" style:font-name-asian="Courier New" style:font-size-asian="11pt" style:font-name-complex="Courier New" style:font-size-complex="11pt"/>
    </style:style>
    <style:style style:name="P52" style:family="paragraph" style:parent-style-name="Method_20_Body" style:list-style-name="L8">
      <style:text-properties style:font-name="DejaVu Serif2" fo:font-size="11pt" style:font-name-asian="Courier New" style:font-size-asian="11pt" style:font-name-complex="Courier New" style:font-size-complex="11pt"/>
    </style:style>
    <style:style style:name="P53" style:family="paragraph" style:parent-style-name="Method_20_Body" style:list-style-name="L9">
      <style:text-properties style:font-name="DejaVu Serif2" fo:font-size="11pt" style:font-name-asian="Courier New" style:font-size-asian="11pt" style:font-name-complex="Courier New" style:font-size-complex="11pt"/>
    </style:style>
    <style:style style:name="P54" style:family="paragraph" style:parent-style-name="Method_20_Body" style:list-style-name="L11">
      <style:text-properties style:font-name="DejaVu Serif2" fo:font-size="11pt" style:font-name-asian="Courier New" style:font-size-asian="11pt" style:font-name-complex="Courier New" style:font-size-complex="11pt"/>
    </style:style>
    <style:style style:name="P55" style:family="paragraph" style:parent-style-name="Method_20_Body" style:list-style-name="L6">
      <style:text-properties fo:color="#0000ff"/>
    </style:style>
    <style:style style:name="P56" style:family="paragraph" style:parent-style-name="Method_20_Body" style:list-style-name="L7"/>
    <style:style style:name="P57" style:family="paragraph" style:parent-style-name="Method_20_Body" style:list-style-name="L10"/>
    <style:style style:name="P58" style:family="paragraph" style:parent-style-name="Method_20_Body" style:list-style-name="L12"/>
    <style:style style:name="P59" style:family="paragraph" style:parent-style-name="Method_20_Body" style:list-style-name="L13">
      <style:text-properties style:font-name-asian="Courier New" style:font-name-complex="Courier New"/>
    </style:style>
    <style:style style:name="P60" style:family="paragraph" style:parent-style-name="Method_20_Body" style:list-style-name="L14"/>
    <style:style style:name="P61" style:family="paragraph" style:parent-style-name="Method_20_Body" style:list-style-name="L15"/>
    <style:style style:name="P62" style:family="paragraph" style:parent-style-name="Method_20_Listing_20_Title">
      <style:paragraph-properties fo:margin-left="0in" fo:margin-right="0in" fo:text-indent="0in" style:auto-text-indent="false" fo:break-before="page"/>
      <style:text-properties fo:color="#0000ff"/>
    </style:style>
    <style:style style:name="P63" style:family="paragraph" style:parent-style-name="Method_20_Listing_20_Title">
      <style:paragraph-properties fo:margin-left="0in" fo:margin-right="0in" fo:text-indent="0in" style:auto-text-indent="false"/>
      <style:text-properties fo:color="#0000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Courier New" style:font-weight-asian="bold" style:font-name-complex="Courier New" style:font-weight-complex="bold"/>
    </style:style>
    <style:style style:name="T3" style:family="text">
      <style:text-properties fo:color="#0000ff"/>
    </style:style>
    <style:style style:name="T4" style:family="text">
      <style:text-properties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T5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weight-complex="normal"/>
    </style:style>
    <style:style style:name="T8" style:family="text">
      <style:text-properties style:font-name-asian="Monospace" style:font-size-asian="11pt" style:font-style-asian="normal" style:font-name-complex="Monospace" style:font-size-complex="11pt" style:font-style-complex="normal" style:font-weight-complex="normal"/>
    </style:style>
    <style:style style:name="T9" style:family="text">
      <style:text-properties fo:color="#c5000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-asian="Courier New" style:font-name-complex="Courier New"/>
    </style:style>
    <style:style style:name="T13" style:family="text">
      <style:text-properties style:font-name-asian="Courier New" style:font-size-asian="11pt" style:font-name-complex="Courier New" style:font-size-complex="11pt"/>
    </style:style>
    <style:style style:name="T14" style:family="text">
      <style:text-properties style:font-name="DejaVu Serif2" fo:font-size="11pt" style:font-name-asian="Courier New" style:font-size-asian="11pt" style:font-name-complex="Courier New" style:font-size-complex="11pt"/>
    </style:style>
    <style:style style:name="T15" style:family="text">
      <style:text-properties style:font-name="DejaVu Serif2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56in" fo:text-indent="-0.25in" fo:margin-left="0.775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56in" fo:text-indent="-0.25in" fo:margin-left="1.025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56in" fo:text-indent="-0.25in" fo:margin-left="1.275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56in" fo:text-indent="-0.25in" fo:margin-left="1.525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56in" fo:text-indent="-0.25in" fo:margin-left="1.775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6in" fo:text-indent="-0.25in" fo:margin-left="2.025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56in" fo:text-indent="-0.25in" fo:margin-left="2.275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56in" fo:text-indent="-0.25in" fo:margin-left="2.525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56in" fo:text-indent="-0.25in" fo:margin-left="2.775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56in" fo:text-indent="-0.25in" fo:margin-left="3.025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Testing\UtilityMethods</text:h>
      <text:p text:style-name="P13"/>
      <text:p text:style-name="Class_20_Description">The <text:span text:style-name="Class_20_Variables">Testing\UtilityMethods</text:span> class extends the <text:span text:style-name="T1">Testing\Base</text:span> class to provide additional utility methods for use with test classes.</text:p>
      <text:p text:style-name="P13"/>
      <text:h text:style-name="P39" text:outline-level="2">Design criteria and considerations</text:h>
      <text:p text:style-name="P13"/>
      <text:p text:style-name="Criteria_20_Body">The <text:span text:style-name="Class_20_Variables">Testing\UtilityMethods</text:span> class</text:p>
      <text:p text:style-name="Criteria_20_Body"/>
      <text:list xml:id="list4190406763562175917" text:style-name="L1">
        <text:list-item>
          <text:p text:style-name="P40">extends the <text:span text:style-name="T1">Testing\Base</text:span> class to provide additional utility methods for use in <text:span text:style-name="T1">PHPProjectLibrary</text:span> class testing;</text:p>
        </text:list-item>
        <text:list-item>
          <text:p text:style-name="P38">uses the <text:span text:style-name="Class_20_Variables"><text:span text:style-name="T7">Library\Testing</text:span></text:span> namespace;</text:p>
        </text:list-item>
        <text:list-item>
          <text:p text:style-name="P38">uses the <text:span text:style-name="Class_20_Variables">Library\PrintU\FormatArray</text:span> class to format array output;</text:p>
        </text:list-item>
        <text:list-item>
          <text:p text:style-name="P38">uses the Library\Error class to display error codes.</text:p>
          <text:p text:style-name="P38"/>
        </text:list-item>
      </text:list>
      <text:p text:style-name="Criteria_20_Body"/>
      <text:h text:style-name="P62" text:outline-level="4">Class Properties</text:h>
      <text:p text:style-name="Method_20_Body"/>
      <text:p text:style-name="Method_20_Body">The <text:span text:style-name="Class_20_Variables">Testing\UtilityMethods</text:span> class defines the following properties (variables)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Method</text:p>
          </table:table-cell>
          <table:table-cell table:style-name="Table1.B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5">$utility_os</text:p>
          </table:table-cell>
          <table:table-cell table:style-name="Table1.B2" office:value-type="string">
            <text:p text:style-name="Method_20_Table_20_Description">Operation system name.</text:p>
          </table:table-cell>
        </table:table-row>
      </table:table>
      <text:h text:style-name="P63" text:outline-level="4"/>
      <text:h text:style-name="P63" text:outline-level="4">Inherited Properties</text:h>
      <text:p text:style-name="Method_20_Body"/>
      <text:p text:style-name="Method_20_Body">The <text:span text:style-name="Class_20_Variables">Testing\UtilityMethods</text:span> class inherits the following properties (variables)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ethod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P5">$properties</text:p>
          </table:table-cell>
          <table:table-cell table:style-name="Table2.B2" office:value-type="string">
            <text:p text:style-name="Method_20_Table_20_Description"><text:span text:style-name="Class_20_Variables">Properties</text:span> class instance</text:p>
          </table:table-cell>
        </table:table-row>
        <table:table-row>
          <table:table-cell table:style-name="Table2.A2" office:value-type="string">
            <text:p text:style-name="P5">$exceptionCaught</text:p>
          </table:table-cell>
          <table:table-cell table:style-name="Table2.B2" office:value-type="string">
            <text:p text:style-name="Method_20_Table_20_Description">Exception caught in last assertion if true.</text:p>
          </table:table-cell>
        </table:table-row>
        <table:table-row>
          <table:table-cell table:style-name="Table2.A2" office:value-type="string">
            <text:p text:style-name="P5">$exception</text:p>
          </table:table-cell>
          <table:table-cell table:style-name="Table2.B2" office:value-type="string">
            <text:p text:style-name="Method_20_Table_20_Description"><text:span text:style-name="Class_20_Variables">Exception\Descriptor</text:span> class instance.</text:p>
          </table:table-cell>
        </table:table-row>
        <table:table-row>
          <table:table-cell table:style-name="Table2.A2" office:value-type="string">
            <text:p text:style-name="P5">$exceptionCallback</text:p>
          </table:table-cell>
          <table:table-cell table:style-name="Table2.B2" office:value-type="string">
            <text:p text:style-name="Method_20_Table_20_Description">User-defined exception callback method.</text:p>
          </table:table-cell>
        </table:table-row>
        <table:table-row>
          <table:table-cell table:style-name="Table2.A2" office:value-type="string">
            <text:p text:style-name="P5">$verbose</text:p>
          </table:table-cell>
          <table:table-cell table:style-name="Table2.B2" office:value-type="string">
            <text:p text:style-name="Method_20_Table_20_Description">Allows output of messages when not 0.</text:p>
          </table:table-cell>
        </table:table-row>
        <table:table-row>
          <table:table-cell table:style-name="Table2.A2" office:value-type="string">
            <text:p text:style-name="P5">$reportFailures</text:p>
          </table:table-cell>
          <table:table-cell table:style-name="Table2.B2" office:value-type="string">
            <text:p text:style-name="P7">True to report assert failures, even if <text:span text:style-name="Class_20_Variables">$verbose</text:span> = 0.</text:p>
          </table:table-cell>
        </table:table-row>
        <table:table-row>
          <table:table-cell table:style-name="Table2.A2" office:value-type="string">
            <text:p text:style-name="P5">$assertLogger</text:p>
          </table:table-cell>
          <table:table-cell table:style-name="Table2.B2" office:value-type="string">
            <text:p text:style-name="Method_20_Table_20_Description">Name of the assert logger internal name.</text:p>
          </table:table-cell>
        </table:table-row>
        <table:table-row>
          <table:table-cell table:style-name="Table2.A2" office:value-type="string">
            <text:p text:style-name="P5">$loggerProperties</text:p>
          </table:table-cell>
          <table:table-cell table:style-name="Table2.B2" office:value-type="string">
            <text:p text:style-name="P7">A <text:span text:style-name="Class_20_Variables">Library\Properties</text:span> object for by-test logging properties</text:p>
          </table:table-cell>
        </table:table-row>
        <table:table-row>
          <table:table-cell table:style-name="Table2.A2" office:value-type="string">
            <text:p text:style-name="P5">$errorsOnly</text:p>
          </table:table-cell>
          <table:table-cell table:style-name="Table2.B2" office:value-type="string">
            <text:p text:style-name="Method_20_Table_20_Description">Non-zero to output error messages only on assert failure.</text:p>
          </table:table-cell>
        </table:table-row>
        <table:table-row>
          <table:table-cell table:style-name="Table2.A2" office:value-type="string">
            <text:p text:style-name="P5">$testNumber</text:p>
          </table:table-cell>
          <table:table-cell table:style-name="Table2.B2" office:value-type="string">
            <text:p text:style-name="Method_20_Table_20_Description">Current sub-test number.</text:p>
          </table:table-cell>
        </table:table-row>
        <table:table-row>
          <table:table-cell table:style-name="Table2.A2" office:value-type="string">
            <text:p text:style-name="P5">$testName</text:p>
          </table:table-cell>
          <table:table-cell table:style-name="Table2.B2" office:value-type="string">
            <text:p text:style-name="Method_20_Table_20_Description">Name of the test being run.</text:p>
          </table:table-cell>
        </table:table-row>
        <table:table-row>
          <table:table-cell table:style-name="Table2.A2" office:value-type="string">
            <text:p text:style-name="P5">$assert</text:p>
          </table:table-cell>
          <table:table-cell table:style-name="Table2.B2" office:value-type="string">
            <text:p text:style-name="P7">An array containing information about the last false assertion processed</text:p>
          </table:table-cell>
        </table:table-row>
        <table:table-row>
          <table:table-cell table:style-name="Table2.A2" office:value-type="string">
            <text:p text:style-name="P5">$labelBlock</text:p>
          </table:table-cell>
          <table:table-cell table:style-name="Table2.B2" office:value-type="string">
            <text:p text:style-name="Method_20_Table_20_Description">True to allow output of label blocks, when a label block is requested.</text:p>
          </table:table-cell>
        </table:table-row>
        <table:table-row>
          <table:table-cell table:style-name="Table2.A2" office:value-type="string">
            <text:p text:style-name="P5">$cliParameters</text:p>
          </table:table-cell>
          <table:table-cell table:style-name="Table2.B2" office:value-type="string">
            <text:p text:style-name="Method_20_Table_20_Description">A <text:span text:style-name="Class_20_Variables">Library\CliParameters</text:span> object for by-test run-time (CLI) variables.</text:p>
          </table:table-cell>
        </table:table-row>
        <table:table-row>
          <table:table-cell table:style-name="Table2.A2" office:value-type="string">
            <text:p text:style-name="P5">$eolSequence</text:p>
          </table:table-cell>
          <table:table-cell table:style-name="Table2.B2" office:value-type="string">
            <text:p text:style-name="Method_20_Table_20_Description">Current end-of-line sequence.</text:p>
          </table:table-cell>
        </table:table-row>
      </table:table>
      <text:h text:style-name="P63" text:outline-level="4"/>
      <text:h text:style-name="P63" text:outline-level="4">Inherited Static Properties</text:h>
      <text:h text:style-name="P63" text:outline-level="4"/>
      <text:p text:style-name="Method_20_Body">The <text:span text:style-name="Class_20_Variables">Testing\UtilityMethods</text:span> class inherits the following static property (variable)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Method</text:p>
          </table:table-cell>
          <table:table-cell table:style-name="Table4.B1" office:value-type="string">
            <text:p text:style-name="P2">Description</text:p>
          </table:table-cell>
        </table:table-row>
        <table:table-row>
          <table:table-cell table:style-name="Table4.A2" office:value-type="string">
            <text:p text:style-name="P5">$me</text:p>
          </table:table-cell>
          <table:table-cell table:style-name="Table4.B2" office:value-type="string">
            <text:p text:style-name="Method_20_Table_20_Description">Contains a copy of the <text:span text:style-name="T1">Testing\Base</text:span> class instance object for static class tests.</text:p>
          </table:table-cell>
        </table:table-row>
      </table:table>
      <text:h text:style-name="P63" text:outline-level="4"><text:soft-page-break/>Class Methods</text:h>
      <text:p text:style-name="Method_20_Body"/>
      <text:p text:style-name="Method_20_Body">The <text:span text:style-name="Class_20_Variables">Testing\UtilityMethods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">Method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3"><text:a xlink:type="simple" xlink:href="#__construct">__construct</text:a>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>
          <table:table-cell table:style-name="Table3.A2" office:value-type="string">
            <text:h text:style-name="P42" text:outline-level="5"><text:a xlink:type="simple" xlink:href="#__destruct">__destruct</text:a></text:h>
          </table:table-cell>
          <table:table-cell table:style-name="Table3.B2" office:value-type="string">
            <text:p text:style-name="P7">Class destructor</text:p>
          </table:table-cell>
        </table:table-row>
        <table:table-row>
          <table:table-cell table:style-name="Table3.A2" office:value-type="string">
            <text:p text:style-name="P14"><text:a xlink:type="simple" xlink:href="#assertionTests"><text:span text:style-name="T3">assertionTests</text:span></text:a></text:p>
          </table:table-cell>
          <table:table-cell table:style-name="Table3.B2" office:value-type="string">
            <text:p text:style-name="P7">Execute assertion test steps.</text:p>
          </table:table-cell>
        </table:table-row>
        <table:table-row>
          <table:table-cell table:style-name="Table3.A2" office:value-type="string">
            <text:p text:style-name="P6"><text:a xlink:type="simple" xlink:href="#a_printArray">a_printArray</text:a></text:p>
          </table:table-cell>
          <table:table-cell table:style-name="Table3.B2" office:value-type="string">
            <text:p text:style-name="P7"><text:span text:style-name="Class_20_Variables"><text:span text:style-name="T4">Print the array contents.</text:span></text:span></text:p>
          </table:table-cell>
        </table:table-row>
        <table:table-row>
          <table:table-cell table:style-name="Table3.A2" office:value-type="string">
            <text:p text:style-name="P4"><text:a xlink:type="simple" xlink:href="#a_compareArray">a_compareArray</text:a></text:p>
          </table:table-cell>
          <table:table-cell table:style-name="Table3.B2" office:value-type="string">
            <text:p text:style-name="P7">Compare an array with <text:span text:style-name="Class_20_Variables">$a_localArray</text:span>.</text:p>
          </table:table-cell>
        </table:table-row>
        <table:table-row>
          <table:table-cell table:style-name="Table3.A2" office:value-type="string">
            <text:p text:style-name="P4"><text:a xlink:type="simple" xlink:href="#a_identicalArrays">a_identicalArrays</text:a></text:p>
          </table:table-cell>
          <table:table-cell table:style-name="Table3.B2" office:value-type="string">
            <text:p text:style-name="P7">Compare fields in 2 arrays.</text:p>
          </table:table-cell>
        </table:table-row>
        <table:table-row>
          <table:table-cell table:style-name="Table3.A2" office:value-type="string">
            <text:p text:style-name="P4"><text:a xlink:type="simple" xlink:href="#a_compareExpectedType">a_compareExpectedType</text:a></text:p>
          </table:table-cell>
          <table:table-cell table:style-name="Table3.B2" office:value-type="string">
            <text:p text:style-name="P8">Compare data with expected value and type.</text:p>
          </table:table-cell>
        </table:table-row>
        <table:table-row>
          <table:table-cell table:style-name="Table3.A2" office:value-type="string">
            <text:p text:style-name="P4"><text:a xlink:type="simple" xlink:href="#a_compareExpected">a_compareExpected</text:a></text:p>
          </table:table-cell>
          <table:table-cell table:style-name="Table3.B2" office:value-type="string">
            <text:p text:style-name="P8">Compare data with expected value.</text:p>
          </table:table-cell>
        </table:table-row>
        <table:table-row>
          <table:table-cell table:style-name="Table3.A2" office:value-type="string">
            <text:p text:style-name="P4"><text:a xlink:type="simple" xlink:href="#a_expectedType">a_compareType</text:a></text:p>
          </table:table-cell>
          <table:table-cell table:style-name="Table3.B2" office:value-type="string">
            <text:p text:style-name="P7">Compare 2 parameters according to their types.</text:p>
          </table:table-cell>
        </table:table-row>
        <table:table-row>
          <table:table-cell table:style-name="Table3.A2" office:value-type="string">
            <text:p text:style-name="P4"><text:a xlink:type="simple" xlink:href="#a_showData">a_showData</text:a></text:p>
          </table:table-cell>
          <table:table-cell table:style-name="Table3.B2" office:value-type="string">
            <text:p text:style-name="P7">Output the value of a variable to the logging device(s).</text:p>
          </table:table-cell>
        </table:table-row>
        <table:table-row>
          <table:table-cell table:style-name="Table3.A2" office:value-type="string">
            <text:p text:style-name="P4"><text:a xlink:type="simple" xlink:href="#a_exceptionCaughtTrue">a_exceptionCaughtTrue</text:a></text:p>
          </table:table-cell>
          <table:table-cell table:style-name="Table3.B2" office:value-type="string">
            <text:p text:style-name="P7">Check the <text:span text:style-name="Class_20_Variables">$exceptionCaught</text:span> class property for <text:span text:style-name="T11">true</text:span> status.</text:p>
          </table:table-cell>
        </table:table-row>
        <table:table-row>
          <table:table-cell table:style-name="Table3.A2" office:value-type="string">
            <text:p text:style-name="P4"><text:a xlink:type="simple" xlink:href="#a_exceptionCaughtFalse">a_exceptionCaughtFalse</text:a></text:p>
          </table:table-cell>
          <table:table-cell table:style-name="Table3.B2" office:value-type="string">
            <text:p text:style-name="P7">Check the <text:span text:style-name="Class_20_Variables">$exceptionCaught</text:span> class property for <text:span text:style-name="T11">false</text:span> status.</text:p>
          </table:table-cell>
        </table:table-row>
        <table:table-row>
          <table:table-cell table:style-name="Table3.A2" office:value-type="string">
            <text:p text:style-name="P4"><text:a xlink:type="simple" xlink:href="#a_printException">a_printException</text:a></text:p>
          </table:table-cell>
          <table:table-cell table:style-name="Table3.B2" office:value-type="string">
            <text:p text:style-name="P7">Output the exception to the logging device(s).</text:p>
          </table:table-cell>
        </table:table-row>
        <table:table-row>
          <table:table-cell table:style-name="Table3.A2" office:value-type="string">
            <text:p text:style-name="P4"><text:a xlink:type="simple" xlink:href="#a_absoluteFileName">a_absoluteFileName</text:a></text:p>
          </table:table-cell>
          <table:table-cell table:style-name="Table3.B2" office:value-type="string">
            <text:p text:style-name="P9">Takes a workspace relative file name and returns an absolute path to the file</text:p>
          </table:table-cell>
        </table:table-row>
        <table:table-row>
          <table:table-cell table:style-name="Table3.A2" office:value-type="string">
            <text:h text:style-name="P43" text:outline-level="5"><text:a xlink:type="simple" xlink:href="#a_outputAndDie">a_outputAndDie</text:a></text:h>
          </table:table-cell>
          <table:table-cell table:style-name="Table3.B2" office:value-type="string">
            <text:p text:style-name="Method_20_Table_20_Description">Output a message to the logging device(s) and terminate the <text:span text:style-name="T1">phpTest</text:span> application.</text:p>
          </table:table-cell>
        </table:table-row>
      </table:table>
      <text:p text:style-name="P13"/>
      <text:h text:style-name="P63" text:outline-level="4">Inherited Methods</text:h>
      <text:p text:style-name="Method_20_Body"/>
      <text:p text:style-name="Method_20_Body">The <text:span text:style-name="Class_20_Variables">Testing\UtilityMethods</text:span> class contains the following methods:</text:p>
      <text:p text:style-name="Method_20_Body"/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">Method</text:p>
            </table:table-cell>
            <table:table-cell table:style-name="Table5.B1" office:value-type="string">
              <text:p text:style-name="P2">Description</text:p>
            </table:table-cell>
          </table:table-row>
        </table:table-header-rows>
        <table:table-row>
          <table:table-cell table:style-name="Table5.A2" office:value-type="string">
            <text:p text:style-name="P3"><text:a xlink:type="simple" xlink:href="#construct">__construct</text:a></text:p>
          </table:table-cell>
          <table:table-cell table:style-name="Table5.B2" office:value-type="string">
            <text:p text:style-name="Method_20_Table_20_Description">Class constructor</text:p>
          </table:table-cell>
        </table:table-row>
        <table:table-row>
          <table:table-cell table:style-name="Table5.A2" office:value-type="string">
            <text:h text:style-name="P44" text:outline-level="5"><text:a xlink:type="simple" xlink:href="#assertSetup"><text:span text:style-name="T9">assertSetup</text:span></text:a></text:h>
          </table:table-cell>
          <table:table-cell table:style-name="Table5.B2" office:value-type="string">
            <text:p text:style-name="P7">Set assert options</text:p>
          </table:table-cell>
        </table:table-row>
        <table:table-row>
          <table:table-cell table:style-name="Table5.A2" office:value-type="string">
            <text:p text:style-name="P14"><text:a xlink:type="simple" xlink:href="#assertTest"><text:span text:style-name="T9">assertTest</text:span></text:a></text:p>
          </table:table-cell>
          <table:table-cell table:style-name="Table5.B2" office:value-type="string">
            <text:p text:style-name="P7">Asserts the assertion and returns the result.</text:p>
          </table:table-cell>
        </table:table-row>
        <table:table-row>
          <table:table-cell table:style-name="Table5.A2" office:value-type="string">
            <text:p text:style-name="P4"><text:a xlink:type="simple" xlink:href="#assertException"><text:span text:style-name="T9">assertException</text:span></text:a></text:p>
          </table:table-cell>
          <table:table-cell table:style-name="Table5.B2" office:value-type="string">
            <text:p text:style-name="P7"><text:span text:style-name="Class_20_Variables"><text:span text:style-name="T4">Assert the assertion and return the result conditioned by </text:span></text:span><text:span text:style-name="Class_20_Variables"><text:span text:style-name="T8">$expected</text:span></text:span><text:span text:style-name="Class_20_Variables"><text:span text:style-name="T4"> and the </text:span></text:span><text:span text:style-name="Class_20_Variables"><text:span text:style-name="T8">$exceptionCaught</text:span></text:span><text:span text:style-name="Class_20_Variables"><text:span text:style-name="T4"> class property.</text:span></text:span></text:p>
          </table:table-cell>
        </table:table-row>
        <text:soft-page-break/>
        <table:table-row>
          <table:table-cell table:style-name="Table5.A2" office:value-type="string">
            <text:p text:style-name="P4"><text:a xlink:type="simple" xlink:href="#assertTrue">assertTrue</text:a></text:p>
          </table:table-cell>
          <table:table-cell table:style-name="Table5.B2" office:value-type="string">
            <text:p text:style-name="P7">Perform an assertion that the test is true.</text:p>
          </table:table-cell>
        </table:table-row>
        <table:table-row>
          <table:table-cell table:style-name="Table5.A2" office:value-type="string">
            <text:p text:style-name="P4"><text:a xlink:type="simple" xlink:href="#assertFalse">assertFalse</text:a></text:p>
          </table:table-cell>
          <table:table-cell table:style-name="Table5.B2" office:value-type="string">
            <text:p text:style-name="P7">Perform an assertion that the test is false.</text:p>
          </table:table-cell>
        </table:table-row>
        <table:table-row>
          <table:table-cell table:style-name="Table5.A2" office:value-type="string">
            <text:p text:style-name="P4"><text:a xlink:type="simple" xlink:href="#assertExceptionTrue">assertExceptionTrue</text:a></text:p>
          </table:table-cell>
          <table:table-cell table:style-name="Table5.B2" office:value-type="string">
            <text:p text:style-name="P8">Perform an assert that the test is <text:span text:style-name="T1">true. </text:span>Returns <text:span text:style-name="T1">true</text:span> if the assertion is <text:span text:style-name="T1">true</text:span>, otherwise returns <text:span text:style-name="T1">false</text:span>.</text:p>
          </table:table-cell>
        </table:table-row>
        <table:table-row>
          <table:table-cell table:style-name="Table5.A2" office:value-type="string">
            <text:p text:style-name="P4"><text:a xlink:type="simple" xlink:href="#assertExceptionFalse">assertExceptionFalse</text:a></text:p>
          </table:table-cell>
          <table:table-cell table:style-name="Table5.B2" office:value-type="string">
            <text:p text:style-name="P8">Perform an assert that the test is <text:span text:style-name="T1">false.</text:span> Returns <text:span text:style-name="T1">true</text:span> if the assertion is <text:span text:style-name="T1">false</text:span>, otherwise returns <text:span text:style-name="T1">false</text:span>.</text:p>
          </table:table-cell>
        </table:table-row>
        <table:table-row>
          <table:table-cell table:style-name="Table5.A2" office:value-type="string">
            <text:p text:style-name="P4"><text:a xlink:type="simple" xlink:href="#getException">getException</text:a></text:p>
          </table:table-cell>
          <table:table-cell table:style-name="Table5.B2" office:value-type="string">
            <text:p text:style-name="P7">Return the current exception object.</text:p>
          </table:table-cell>
        </table:table-row>
        <table:table-row>
          <table:table-cell table:style-name="Table5.A2" office:value-type="string">
            <text:p text:style-name="P4"><text:a xlink:type="simple" xlink:href="#getExceptionCode">getExceptionCode</text:a></text:p>
          </table:table-cell>
          <table:table-cell table:style-name="Table5.B2" office:value-type="string">
            <text:p text:style-name="P7">Return the code associated with the last exception.</text:p>
          </table:table-cell>
        </table:table-row>
        <table:table-row>
          <table:table-cell table:style-name="Table5.A2" office:value-type="string">
            <text:p text:style-name="P4"><text:a xlink:type="simple" xlink:href="#getExceptionMessage">getExceptionMessage</text:a></text:p>
          </table:table-cell>
          <table:table-cell table:style-name="Table5.B2" office:value-type="string">
            <text:p text:style-name="P7">Return the message associated with the last exception.</text:p>
          </table:table-cell>
        </table:table-row>
        <table:table-row>
          <table:table-cell table:style-name="Table5.A2" office:value-type="string">
            <text:p text:style-name="P4"><text:a xlink:type="simple" xlink:href="#getExceptionClass">getExceptionClass</text:a></text:p>
          </table:table-cell>
          <table:table-cell table:style-name="Table5.B2" office:value-type="string">
            <text:p text:style-name="P7">Return the class name of the last exception.</text:p>
          </table:table-cell>
        </table:table-row>
        <table:table-row>
          <table:table-cell table:style-name="Table5.A2" office:value-type="string">
            <text:p text:style-name="P4"><text:a xlink:type="simple" xlink:href="#exceptionCaught">exceptionCaught</text:a></text:p>
          </table:table-cell>
          <table:table-cell table:style-name="Table5.B2" office:value-type="string">
            <text:p text:style-name="P7">Return the <text:span text:style-name="Class_20_Variables">$exceptionCaught</text:span> class property.</text:p>
          </table:table-cell>
        </table:table-row>
        <table:table-row>
          <table:table-cell table:style-name="Table5.A2" office:value-type="string">
            <text:p text:style-name="P4"><text:a xlink:type="simple" xlink:href="#labelBlock">labelBlock</text:a></text:p>
          </table:table-cell>
          <table:table-cell table:style-name="Table5.B2" office:value-type="string">
            <text:p text:style-name="P7">Output a separator block containing a label.</text:p>
          </table:table-cell>
        </table:table-row>
        <table:table-row>
          <table:table-cell table:style-name="Table5.A2" office:value-type="string">
            <text:h text:style-name="P43" text:outline-level="5"><text:a xlink:type="simple" xlink:href="#labelBlockFlag">labelBlockFlag</text:a></text:h>
          </table:table-cell>
          <table:table-cell table:style-name="Table5.B2" office:value-type="string">
            <text:p text:style-name="Method_20_Table_20_Description">Get/set the label block flag.</text:p>
          </table:table-cell>
        </table:table-row>
        <table:table-row>
          <table:table-cell table:style-name="Table5.A2" office:value-type="string">
            <text:p text:style-name="P4"><text:a xlink:type="simple" xlink:href="#assertCallback">assertCallback</text:a></text:p>
          </table:table-cell>
          <table:table-cell table:style-name="Table5.B2" office:value-type="string">
            <text:p text:style-name="P7">Assert test callback function.</text:p>
          </table:table-cell>
        </table:table-row>
        <table:table-row>
          <table:table-cell table:style-name="Table5.A2" office:value-type="string">
            <text:p text:style-name="P4"><text:a xlink:type="simple" xlink:href="#properties">properties</text:a></text:p>
          </table:table-cell>
          <table:table-cell table:style-name="Table5.B2" office:value-type="string">
            <text:p text:style-name="Method_20_Table_20_Description">Get/set the properties object.</text:p>
          </table:table-cell>
        </table:table-row>
        <table:table-row>
          <table:table-cell table:style-name="Table5.A2" office:value-type="string">
            <text:p text:style-name="P4"><text:a xlink:type="simple" xlink:href="#verbose">verbose</text:a></text:p>
          </table:table-cell>
          <table:table-cell table:style-name="Table5.B2" office:value-type="string">
            <text:p text:style-name="Method_20_Table_20_Description">Get/set the verbose property.</text:p>
          </table:table-cell>
        </table:table-row>
        <table:table-row>
          <table:table-cell table:style-name="Table5.A2" office:value-type="string">
            <text:p text:style-name="P4"><text:a xlink:type="simple" xlink:href="#errorsOnly">errorsOnly</text:a></text:p>
          </table:table-cell>
          <table:table-cell table:style-name="Table5.B2" office:value-type="string">
            <text:p text:style-name="P7">Display only errors flag, used in <text:span text:style-name="T1">assertTest</text:span> to limit output.</text:p>
          </table:table-cell>
        </table:table-row>
        <table:table-row>
          <table:table-cell table:style-name="Table5.A2" office:value-type="string">
            <text:p text:style-name="P4"><text:a xlink:type="simple" xlink:href="#testNumber">testNumber</text:a></text:p>
          </table:table-cell>
          <table:table-cell table:style-name="Table5.B2" office:value-type="string">
            <text:p text:style-name="P11">Get/set the sub-test number.</text:p>
          </table:table-cell>
        </table:table-row>
        <table:table-row>
          <table:table-cell table:style-name="Table5.A2" office:value-type="string">
            <text:p text:style-name="P4"><text:a xlink:type="simple" xlink:href="#testName">testName</text:a></text:p>
          </table:table-cell>
          <table:table-cell table:style-name="Table5.B2" office:value-type="string">
            <text:p text:style-name="Method_20_Table_20_Description">Get/set the test name.</text:p>
          </table:table-cell>
        </table:table-row>
        <table:table-row>
          <table:table-cell table:style-name="Table5.A2" office:value-type="string">
            <text:p text:style-name="P4"><text:a xlink:type="simple" xlink:href="#assertEventArray">assertEventArray</text:a></text:p>
          </table:table-cell>
          <table:table-cell table:style-name="Table5.B2" office:value-type="string">
            <text:p text:style-name="Method_20_Table_20_Description">Get/set the event array.</text:p>
          </table:table-cell>
        </table:table-row>
        <table:table-row>
          <table:table-cell table:style-name="Table5.A2" office:value-type="string">
            <text:p text:style-name="P4"><text:a xlink:type="simple" xlink:href="#assertLogMessage">assertLogMessage</text:a></text:p>
          </table:table-cell>
          <table:table-cell table:style-name="Table5.B2" office:value-type="string">
            <text:p text:style-name="P7">Output a formatted message to the current output device(s).</text:p>
          </table:table-cell>
        </table:table-row>
        <table:table-row>
          <table:table-cell table:style-name="Table5.A2" office:value-type="string">
            <text:h text:style-name="P46" text:outline-level="5"><text:a xlink:type="simple" xlink:href="#assertFailures">assertFailures</text:a></text:h>
          </table:table-cell>
          <table:table-cell table:style-name="Table5.B2" office:value-type="string">
            <text:p text:style-name="Method_20_Table_20_Description">Get/set the <text:span text:style-name="Class_20_Variables">$reportFailures</text:span> flag.</text:p>
          </table:table-cell>
        </table:table-row>
        <table:table-row>
          <table:table-cell table:style-name="Table5.A2" office:value-type="string">
            <text:p text:style-name="P4"><text:a xlink:type="simple" xlink:href="#assertExceptionDescriptor">assertExceptionDescriptor</text:a></text:p>
          </table:table-cell>
          <table:table-cell table:style-name="Table5.B2" office:value-type="string">
            <text:p text:style-name="P11">Get a copy of the exception descriptor.</text:p>
          </table:table-cell>
        </table:table-row>
        <table:table-row>
          <table:table-cell table:style-name="Table5.A2" office:value-type="string">
            <text:p text:style-name="P4"><text:a xlink:type="simple" xlink:href="#getEldestParent">getEldestParent</text:a></text:p>
          </table:table-cell>
          <table:table-cell table:style-name="Table5.B2" office:value-type="string">
            <text:p text:style-name="P7">Get the top parent in the hierarchy.</text:p>
          </table:table-cell>
        </table:table-row>
        <table:table-row>
          <table:table-cell table:style-name="Table5.A2" office:value-type="string">
            <text:h text:style-name="P46" text:outline-level="5"><text:a xlink:type="simple" xlink:href="#assertExceptionCallback">assertExceptionCallback</text:a></text:h>
          </table:table-cell>
          <table:table-cell table:style-name="Table5.B2" office:value-type="string">
            <text:p text:style-name="Method_20_Table_20_Description">Get/set the exception callback function.</text:p>
          </table:table-cell>
        </table:table-row>
        <table:table-row>
          <table:table-cell table:style-name="Table5.A2" office:value-type="string">
            <text:p text:style-name="P4"><text:a xlink:type="simple" xlink:href="#assertStartLogger">assertStartLogger</text:a></text:p>
          </table:table-cell>
          <table:table-cell table:style-name="Table5.B2" office:value-type="string">
            <text:p text:style-name="P7">Create a test-relative log file and start the logger.</text:p>
          </table:table-cell>
        </table:table-row>
        <table:table-row>
          <table:table-cell table:style-name="Table5.A2" office:value-type="string">
            <text:h text:style-name="P46" text:outline-level="5"><text:a xlink:type="simple" xlink:href="#assertStopLogger">assertStopLogger</text:a></text:h>
          </table:table-cell>
          <table:table-cell table:style-name="Table5.B2" office:value-type="string">
            <text:p text:style-name="Method_20_Table_20_Description">Stop the named logger.</text:p>
          </table:table-cell>
        </table:table-row>
      </table:table>
      <text:p text:style-name="P13"/>
      <text:h text:style-name="Method_20_Title" text:outline-level="5"><text:bookmark-start text:name="__construct"/><text:soft-page-break/>__construct<text:bookmark-end text:name="__construct"/></text:h>
      <text:p text:style-name="P13"/>
      <text:p text:style-name="Method_20_Body">Class constructor.</text:p>
      <text:p text:style-name="P31"/>
      <text:p text:style-name="P31">Algorithm</text:p>
      <text:list xml:id="list4040573141140225715" text:style-name="L2">
        <text:list-item>
          <text:p text:style-name="P48">Call the parent class constructor;</text:p>
        </text:list-item>
        <text:list-item>
          <text:p text:style-name="P48">get the operating system name from the PHP <text:span text:style-name="T1">php_uname</text:span> function;</text:p>
        </text:list-item>
        <text:list-item>
          <text:p text:style-name="P48">convert the operating system name to lower case and assign the result to the <text:span text:style-name="Class_20_Variables">utility_os</text:span> class property;</text:p>
        </text:list-item>
        <text:list-item>
          <text:p text:style-name="P48">exit.</text:p>
          <text:p text:style-name="P48"/>
        </text:list-item>
      </text:list>
      <text:p text:style-name="P31">Implementation</text:p>
      <text:p text:style-name="Method_20_Body"/>
      <text:p text:style-name="P17">/**</text:p>
      <text:p text:style-name="P17"><text:s/>* __construct</text:p>
      <text:p text:style-name="P17"><text:s/>*</text:p>
      <text:p text:style-name="P17"><text:s/>* Class constructor</text:p>
      <text:p text:style-name="P17"><text:s/>*/</text:p>
      <text:p text:style-name="P17">public function __construct()</text:p>
      <text:p text:style-name="P17">{</text:p>
      <text:p text:style-name="P17"><text:tab/><text:span text:style-name="T1">parent</text:span>::<text:span text:style-name="T10">__construct</text:span>();</text:p>
      <text:p text:style-name="P17"><text:tab/>$this-&gt;utility_os = strtolower(php_uname('s'));</text:p>
      <text:p text:style-name="Method_20_Code_20_Listing">}</text:p>
      <text:p text:style-name="Method_20_Body"/>
      <text:p text:style-name="P31">Narrative</text:p>
      <text:p text:style-name="Method_20_Body"/>
      <text:p text:style-name="Method_20_Body">The PHP <text:span text:style-name="T1">parent</text:span> scope resolution operator is used to call the base class constructor.</text:p>
      <text:p text:style-name="Method_20_Body"/>
      <text:p text:style-name="Method_20_Body">The PHP <text:span text:style-name="T1">php_uname</text:span> function is used to get a copy of the operating system name. <text:s/>The result is passed to the PHP <text:span text:style-name="T1">strtolower</text:span> function to convert the operating system name to lower case characters and assigned to the <text:span text:style-name="Class_20_Variables">$utility_os</text:span> class property.</text:p>
      <text:p text:style-name="Method_20_Body"><text:s/></text:p>
      <text:p text:style-name="Method_20_Body"/>
      <text:h text:style-name="P45" text:outline-level="5"><text:bookmark-start text:name="__destruct"/>__destruct<text:bookmark-end text:name="__destruct"/></text:h>
      <text:p text:style-name="Method_20_Body"/>
      <text:p text:style-name="Method_20_Body">The class destructor.</text:p>
      <text:p text:style-name="Method_20_Body"/>
      <text:p text:style-name="P31">Algorithm</text:p>
      <text:list xml:id="list37470156" text:continue-list="list4040573141140225715" text:style-name="L2">
        <text:list-item text:start-value="1">
          <text:p text:style-name="P48">Call the parent class destructor;</text:p>
        </text:list-item>
        <text:list-item>
          <text:p text:style-name="P48">exit.</text:p>
          <text:p text:style-name="P48"/>
        </text:list-item>
      </text:list>
      <text:p text:style-name="P31">Implementation</text:p>
      <text:p text:style-name="Method_20_Body"/>
      <text:p text:style-name="P18">/**</text:p>
      <text:p text:style-name="P18"><text:s/>* __destruct</text:p>
      <text:p text:style-name="P18"><text:s/>*</text:p>
      <text:p text:style-name="P18"><text:s/>* Class destructor.</text:p>
      <text:p text:style-name="P18"><text:s/>*/</text:p>
      <text:p text:style-name="P18"><text:span text:style-name="T1">public function </text:span>__destruct()</text:p>
      <text:p text:style-name="P18">{</text:p>
      <text:p text:style-name="P18"><text:tab/><text:span text:style-name="T1">parent</text:span>::<text:span text:style-name="T10">__destruct</text:span>();</text:p>
      <text:p text:style-name="P19">}</text:p>
      <text:p text:style-name="Method_20_Body"/>
      <text:p text:style-name="P31">Narrative</text:p>
      <text:p text:style-name="Method_20_Body"/>
      <text:p text:style-name="Method_20_Body">The PHP parent scope resolution operator is used to call the base class destructor.</text:p>
      <text:p text:style-name="Method_20_Body"/>
      <text:p text:style-name="Method_20_Body"/>
      <text:h text:style-name="P45" text:outline-level="5"><text:bookmark-start text:name="assertionTests"/>assertionTests<text:bookmark-end text:name="assertionTests"/></text:h>
      <text:p text:style-name="Method_20_Body"/>
      <text:p text:style-name="Method_20_Body">Execute assertion test steps.</text:p>
      <text:p text:style-name="Method_20_Body"/>
      <text:p text:style-name="P31">Algorithm</text:p>
      <text:p text:style-name="Method_20_Body"/>
      <text:list xml:id="list2831614811570603654" text:style-name="L3">
        <text:list-item>
          <text:p text:style-name="P49"><text:s/>Accept <text:span text:style-name="Class_20_Variables">logger</text:span> as the name of the logger to use;</text:p>
        </text:list-item>
        <text:list-item>
          <text:p text:style-name="P49">accept <text:span text:style-name="Class_20_Variables">format</text:span> as the output format name;</text:p>
        </text:list-item>
        <text:list-item>
          <text:p text:style-name="P49">assign the <text:span text:style-name="Class_20_Variables">eolSequence</text:span> property from the <text:span text:style-name="Class_20_Variables">properties</text:span> class property to the <text:span text:style-name="Class_20_Variables">eolSequence</text:span> class property;</text:p>
        </text:list-item>
        <text:list-item>
          <text:p text:style-name="P49">if <text:span text:style-name="Class_20_Variables">logger</text:span> is null, goto step <text:span text:style-name="T1">6</text:span>;</text:p>
        </text:list-item>
        <text:list-item>
          <text:p text:style-name="P49">pass <text:span text:style-name="Class_20_Variables">logger</text:span> and <text:span text:style-name="Class_20_Variables">format</text:span> to the <text:span text:style-name="T1">assertStartLogger</text:span> class method;</text:p>
        </text:list-item>
        <text:list-item>
          <text:p text:style-name="P49">pass false to the <text:span text:style-name="T1">assertFailures</text:span> class method;</text:p>
        </text:list-item>
        <text:list-item>
          <text:p text:style-name="P49">exit.</text:p>
          <text:p text:style-name="P49"/>
        </text:list-item>
      </text:list>
      <text:p text:style-name="P31">Implementation</text:p>
      <text:p text:style-name="Method_20_Body"/>
      <text:p text:style-name="P17">/**</text:p>
      <text:p text:style-name="P17"><text:s/>* assertionTests</text:p>
      <text:p text:style-name="P17"><text:s/>*</text:p>
      <text:p text:style-name="P17"><text:s/>* run the current assertion test steps</text:p>
      <text:p text:style-name="P17"><text:s/>* @parm string $logger = (optional) name of the logger to use, null for none</text:p>
      <text:p text:style-name="P17"><text:s/>* <text:span text:style-name="T1">@param</text:span> string $format = (optional) output format name, null to not assign</text:p>
      <text:p text:style-name="P17"><text:s/>*/</text:p>
      <text:p text:style-name="P17"><text:span text:style-name="T1">public function </text:span>assertionTests($logger=<text:span text:style-name="T1">null</text:span>, $format=<text:span text:style-name="T1">null</text:span>)</text:p>
      <text:p text:style-name="P17">{</text:p>
      <text:p text:style-name="P17"><text:tab/>$this-&gt;eolSequence = $this-&gt;properties-&gt;eolSequence;</text:p>
      <text:p text:style-name="P17"/>
      <text:p text:style-name="P17"><text:tab/><text:span text:style-name="T1">if </text:span>($logger !== <text:span text:style-name="T1">null</text:span>)</text:p>
      <text:p text:style-name="P17"><text:tab/>{</text:p>
      <text:p text:style-name="P17"><text:tab/><text:tab/>$this-&gt;assertStartLogger($logger, $format);</text:p>
      <text:p text:style-name="P17"><text:tab/>}</text:p>
      <text:p text:style-name="P17"/>
      <text:p text:style-name="P17"><text:s text:c="4"/><text:tab/>$this-&gt;assertFailures(<text:span text:style-name="T1">false</text:span>);</text:p>
      <text:p text:style-name="P20">}</text:p>
      <text:p text:style-name="Method_20_Body"/>
      <text:p text:style-name="P31">Narrative</text:p>
      <text:p text:style-name="Method_20_Body"/>
      <text:p text:style-name="Method_20_Body">The <text:span text:style-name="T1">assertionTests</text:span> class method expects two optional parameter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">Parameter</text:p>
          </table:table-cell>
          <table:table-cell table:style-name="Table6.B1" office:value-type="string">
            <text:p text:style-name="P2">Description</text:p>
          </table:table-cell>
        </table:table-row>
        <table:table-row>
          <table:table-cell table:style-name="Table6.A2" office:value-type="string">
            <text:p text:style-name="P4">$logger</text:p>
          </table:table-cell>
          <table:table-cell table:style-name="Table6.B2" office:value-type="string">
            <text:p text:style-name="Standard">Name of the logger to use, null to use the default.</text:p>
          </table:table-cell>
        </table:table-row>
        <table:table-row>
          <table:table-cell table:style-name="Table6.A2" office:value-type="string">
            <text:p text:style-name="P4">$format</text:p>
          </table:table-cell>
          <table:table-cell table:style-name="Table6.B2" office:value-type="string">
            <text:p text:style-name="Standard">Log output format.</text:p>
          </table:table-cell>
        </table:table-row>
      </table:table>
      <text:p text:style-name="Method_20_Body"/>
      <text:p text:style-name="Method_20_Body">The <text:span text:style-name="Class_20_Variables">$eolSequence</text:span> class property is set to the value of the <text:span text:style-name="Class_20_Variables">$eolSequence</text:span> property of the <text:span text:style-name="Class_20_Variables">$properties</text:span> class property.</text:p>
      <text:p text:style-name="Method_20_Body"/>
      <text:p text:style-name="Method_20_Body">If the $logger parameter is not null, the $logger and $format parameters are passed to the assertStartLogger class method.</text:p>
      <text:p text:style-name="Method_20_Body"/>
      <text:p text:style-name="Method_20_Body">The <text:span text:style-name="T1">assertFailures</text:span> class method is passed a <text:span text:style-name="T1">false</text:span> value to inhibit automatic output of PHP <text:span text:style-name="T1">assert</text:span> failure messages.</text:p>
      <text:h text:style-name="Method_20_Title" text:outline-level="5"><text:bookmark-start text:name="a_printArray"/><text:soft-page-break/>a_printArray<text:bookmark-end text:name="a_printArray"/></text:h>
      <text:p text:style-name="Method_20_Body"/>
      <text:p text:style-name="Method_20_Body">Print the array contents.</text:p>
      <text:p text:style-name="Method_20_Body"/>
      <text:p text:style-name="P31">Algorithm</text:p>
      <text:p text:style-name="Method_20_Body"/>
      <text:list xml:id="list1540563823435509034" text:style-name="L4">
        <text:list-item>
          <text:p text:style-name="P50">Accept <text:span text:style-name="Class_20_Variables">array</text:span> as the array to print and assign it to the <text:span text:style-name="Class_20_Variables">a_testArray</text:span> property;</text:p>
        </text:list-item>
        <text:list-item>
          <text:p text:style-name="P50">accept <text:span text:style-name="Class_20_Variables">label</text:span> as the optional array label to print and assign it to the <text:span text:style-name="Class_20_Variables">a_label</text:span> property;</text:p>
        </text:list-item>
        <text:list-item>
          <text:p text:style-name="P50">accept <text:span text:style-name="Class_20_Variables">sort</text:span> as the sort fields if true and assign it to the <text:span text:style-name="Class_20_Variables">a_sort</text:span> class property;</text:p>
        </text:list-item>
        <text:list-item>
          <text:p text:style-name="P50">accept <text:span text:style-name="Class_20_Variables">sortValues</text:span> as the optional sort-by-value flag and assign it to the <text:span text:style-name="Class_20_Variables">a_sortValues</text:span> property;</text:p>
        </text:list-item>
        <text:list-item>
          <text:p text:style-name="P50">accept <text:span text:style-name="Class_20_Variables">recurse</text:span> as the optional recursion flag and assign it to the <text:span text:style-name="Class_20_Variables">a_recurse</text:span> property;</text:p>
        </text:list-item>
        <text:list-item>
          <text:p text:style-name="P50">create a command string containing a call to the <text:span text:style-name="T1">format</text:span> method of the <text:span text:style-name="T1">Library\PrintU\FormatArray</text:span> class, passing the <text:span text:style-name="Class_20_Variables">a_testArray</text:span><text:span text:style-name="Class_20_Variables"><text:span text:style-name="T5">,</text:span></text:span> <text:span text:style-name="Class_20_Variables">a_label</text:span>, <text:span text:style-name="Class_20_Variables">a_sort</text:span>, <text:span text:style-name="Class_20_Variables">a_sortValue</text:span> and <text:span text:style-name="Class_20_Variables">a_recurse</text:span> class properties, and assign the result to the <text:span text:style-name="Class_20_Variables">a_buffer</text:span> class property;</text:p>
        </text:list-item>
        <text:list-item>
          <text:p text:style-name="P50">assign the command string to <text:span text:style-name="Class_20_Variables">assertion</text:span>;</text:p>
        </text:list-item>
        <text:list-item>
          <text:p text:style-name="P50">pass <text:span text:style-name="Class_20_Variables">assertion</text:span>, and a message to display with the assertion in it, to the <text:span text:style-name="T1">assertTrue</text:span> class method;</text:p>
        </text:list-item>
        <text:list-item>
          <text:p text:style-name="P50">if the result is true, goto step <text:span text:style-name="T1">11</text:span>;</text:p>
        </text:list-item>
        <text:list-item>
          <text:p text:style-name="P50">pass the <text:span text:style-name="Class_20_Variables">a_buffer</text:span> class property to the <text:span text:style-name="T1">a_outputAndDie</text:span> class;</text:p>
        </text:list-item>
        <text:list-item>
          <text:p text:style-name="P50">pass the <text:span text:style-name="Class_20_Variables">a_buffer</text:span> class property to the <text:span text:style-name="T1">assertLogMessage</text:span> class method;</text:p>
        </text:list-item>
        <text:list-item>
          <text:p text:style-name="P50">exit.</text:p>
        </text:list-item>
      </text:list>
      <text:p text:style-name="Method_20_Body"/>
      <text:p text:style-name="P31">Implementation</text:p>
      <text:p text:style-name="Method_20_Body"/>
      <text:p text:style-name="P17">/**</text:p>
      <text:p text:style-name="P17"><text:s/>* a_printArray</text:p>
      <text:p text:style-name="P17"><text:s/>*</text:p>
      <text:p text:style-name="P17"><text:s/>* Print the array contents</text:p>
      <text:p text:style-name="P17"><text:s/>* <text:span text:style-name="T1">@param</text:span> array $array = array to print</text:p>
      <text:p text:style-name="P17"><text:s/>* <text:span text:style-name="T1">@param</text:span> string $label = (optional) array label to print, null for none</text:p>
      <text:p text:style-name="P17"><text:s/>* <text:span text:style-name="T1">@param</text:span> boolean $sort = (optional) sort fields if true (default = false)</text:p>
      <text:p text:style-name="P17"><text:s/>* <text:span text:style-name="T1">@param</text:span> boolean $sortValues = (optional) sort values if true (default = false)</text:p>
      <text:p text:style-name="P17"><text:s/>* <text:span text:style-name="T1">@param</text:span> boolean $recurse = (optional) recursion allowed if true</text:p>
      <text:p text:style-name="P17"><text:s/>*/</text:p>
      <text:p text:style-name="P17"><text:span text:style-name="T1">public function </text:span>a_printArray($array, $label=<text:span text:style-name="T1">null</text:span>, </text:p>
      <text:p text:style-name="P17"><text:tab/><text:tab/><text:tab/><text:tab/> <text:s text:c="2"/>$sort=<text:span text:style-name="T1">false</text:span>, $sortValues = <text:span text:style-name="T1">false</text:span>, $recurse=<text:span text:style-name="T1">false</text:span>)</text:p>
      <text:p text:style-name="P17">{</text:p>
      <text:p text:style-name="P17"><text:tab/>$this-&gt;labelBlock('Print array.', 40, '*');</text:p>
      <text:p text:style-name="P17"/>
      <text:p text:style-name="P17"><text:s text:c="4"/><text:tab/>$this-&gt;a_testArray = $array;</text:p>
      <text:p text:style-name="P17"><text:s text:c="4"/><text:tab/>$this-&gt;a_label = $label;</text:p>
      <text:p text:style-name="P17"><text:s text:c="4"/><text:tab/>$this-&gt;a_sort = $sort;</text:p>
      <text:p text:style-name="P17"><text:s text:c="4"/><text:tab/>$this-&gt;a_sortValues = $sortValues;</text:p>
      <text:p text:style-name="P17"><text:s text:c="4"/><text:tab/>$this-&gt;a_recurse = $recurse;</text:p>
      <text:p text:style-name="P17"/>
      <text:p text:style-name="P17"><text:s text:c="4"/><text:tab/>$assertion = '$this-&gt;a_buffer = </text:p>
      <text:p text:style-name="P17"><text:tab/><text:tab/><text:tab/><text:tab/>\Library\PrintU\FormatArray::format($this-&gt;a_testArray,</text:p>
      <text:p text:style-name="P17"><text:s/><text:tab/><text:tab/><text:tab/><text:tab/><text:tab/><text:tab/><text:tab/><text:tab/><text:tab/> <text:s text:c="2"/>$this-&gt;a_label,</text:p>
      <text:p text:style-name="P17"><text:tab/><text:tab/><text:tab/><text:tab/><text:tab/><text:tab/><text:tab/><text:tab/><text:tab/> <text:s text:c="2"/>$this-&gt;a_sort,</text:p>
      <text:p text:style-name="P17"><text:tab/><text:tab/><text:tab/><text:tab/><text:tab/><text:tab/><text:tab/><text:tab/><text:tab/> <text:s text:c="2"/>$this-&gt;a_sortValues,</text:p>
      <text:p text:style-name="P17"><text:s/><text:tab/><text:tab/><text:tab/><text:tab/><text:tab/><text:tab/><text:tab/><text:tab/><text:tab/> <text:s text:c="2"/>$this-&gt;a_recurse);';</text:p>
      <text:p text:style-name="P17"><text:soft-page-break/><text:tab/><text:span text:style-name="T1">if </text:span>(! $this-&gt;assertTrue($assertion,</text:p>
      <text:p text:style-name="P17"><text:tab/><text:tab/><text:tab/><text:tab/> <text:s text:c="3"/>sprintf('PrintArray - Asserting: %s', $assertion)))</text:p>
      <text:p text:style-name="P17"><text:tab/>{</text:p>
      <text:p text:style-name="P17"><text:tab/><text:tab/>$this-&gt;a_outputAndDie($this-&gt;a_buffer);</text:p>
      <text:p text:style-name="P17"><text:tab/>}</text:p>
      <text:p text:style-name="P17"/>
      <text:p text:style-name="P17"><text:tab/>$this-&gt;assertLogMessage($this-&gt;a_buffer);</text:p>
      <text:p text:style-name="P20">}</text:p>
      <text:p text:style-name="P26"/>
      <text:p text:style-name="P27">Narrative</text:p>
      <text:p text:style-name="P26"/>
      <text:p text:style-name="P26">The <text:span text:style-name="T1">a_printArray</text:span> class method expects a single (1) mandatory parameter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Parameter</text:p>
          </table:table-cell>
          <table:table-cell table:style-name="Table7.B1" office:value-type="string">
            <text:p text:style-name="P2">Description</text:p>
          </table:table-cell>
        </table:table-row>
        <table:table-row>
          <table:table-cell table:style-name="Table7.A2" office:value-type="string">
            <text:p text:style-name="P4">$array</text:p>
          </table:table-cell>
          <table:table-cell table:style-name="Table7.B2" office:value-type="string">
            <text:p text:style-name="Standard">The array to print.</text:p>
          </table:table-cell>
        </table:table-row>
      </table:table>
      <text:p text:style-name="Method_20_Body"/>
      <text:p text:style-name="P26">And four (4) optional parameters:</text:p>
      <text:p text:style-name="Method_20_Body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">Parameter</text:p>
            </table:table-cell>
            <table:table-cell table:style-name="Table8.B1" office:value-type="string">
              <text:p text:style-name="P2">Description</text:p>
            </table:table-cell>
          </table:table-row>
        </table:table-header-rows>
        <table:table-row>
          <table:table-cell table:style-name="Table8.A2" office:value-type="string">
            <text:p text:style-name="P4">$label</text:p>
          </table:table-cell>
          <table:table-cell table:style-name="Table8.B2" office:value-type="string">
            <text:p text:style-name="Standard">An array label to print.</text:p>
          </table:table-cell>
        </table:table-row>
        <table:table-row>
          <table:table-cell table:style-name="Table8.A2" office:value-type="string">
            <text:p text:style-name="P4">$sort</text:p>
          </table:table-cell>
          <table:table-cell table:style-name="Table8.B2" office:value-type="string">
            <text:p text:style-name="Standard">Sort array in ascending order, if true.</text:p>
          </table:table-cell>
        </table:table-row>
        <table:table-row>
          <table:table-cell table:style-name="Table8.A2" office:value-type="string">
            <text:p text:style-name="P4">$sortValues</text:p>
          </table:table-cell>
          <table:table-cell table:style-name="Table8.B2" office:value-type="string">
            <text:p text:style-name="Standard">Sort values is ascending order, if true.</text:p>
          </table:table-cell>
        </table:table-row>
        <table:table-row>
          <table:table-cell table:style-name="Table8.A2" office:value-type="string">
            <text:p text:style-name="P4">$recurse</text:p>
          </table:table-cell>
          <table:table-cell table:style-name="Table8.B2" office:value-type="string">
            <text:p text:style-name="Standard">Recursion allowed, if true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Print Array</text:span>') and a block size (<text:span text:style-name="T1">40 </text:span><text:span text:style-name="T1">characters</text:span>) to be output to the current logging device(s).</text:p>
      <text:p text:style-name="Method_20_Body"/>
      <text:p text:style-name="P26">The <text:span text:style-name="Class_20_Variables">$array</text:span> parameter is assigned to the <text:span text:style-name="Class_20_Variables">$a_testArray</text:span> class property; the <text:span text:style-name="Class_20_Variables">$label</text:span> parameter is assigned to the <text:span text:style-name="Class_20_Variables">$a_label</text:span> class property; the <text:span text:style-name="Class_20_Variables">$sort</text:span> parameter is assigned to the <text:span text:style-name="Class_20_Variables">$a_sort</text:span> class property; and the <text:span text:style-name="Class_20_Variables">$resurse</text:span> parameter is assigned to the <text:span text:style-name="Class_20_Variables">$a_recurse</text:span> class property.</text:p>
      <text:p text:style-name="P26"/>
      <text:p text:style-name="P26">An assertion command is created as follows:</text:p>
      <text:p text:style-name="P26"/>
      <text:p text:style-name="P22"><text:span text:style-name="T12">The </text:span><text:span text:style-name="Class_20_Variables"><text:span text:style-name="T12">$a_testarray</text:span></text:span><text:span text:style-name="T12">, </text:span><text:span text:style-name="Class_20_Variables"><text:span text:style-name="T12">$a_label</text:span></text:span><text:span text:style-name="T12">, </text:span><text:span text:style-name="Class_20_Variables"><text:span text:style-name="T12">$a_sort</text:span></text:span><text:span text:style-name="T12"> and </text:span><text:span text:style-name="Class_20_Variables"><text:span text:style-name="T12">$a_recurse</text:span></text:span><text:span text:style-name="T12"> class properties are passed to the </text:span><text:span text:style-name="T2">format</text:span><text:span text:style-name="T12"> class method of the </text:span><text:span text:style-name="T2">Library\PrintU\FormatArray</text:span><text:span text:style-name="T12"> class. <text:s/>The result is assigned to the </text:span><text:span text:style-name="Class_20_Variables"><text:span text:style-name="T12">$a_buffer</text:span></text:span><text:span text:style-name="T12"> class property.</text:span></text:p>
      <text:p text:style-name="P23"/>
      <text:p text:style-name="Method_20_Body"><text:span text:style-name="T12">The assertion command is assigned to the </text:span><text:span text:style-name="Class_20_Variables"><text:span text:style-name="T12">$assertion</text:span></text:span><text:span text:style-name="T12"> method variable.</text:span></text:p>
      <text:p text:style-name="P28"/>
      <text:p text:style-name="Method_20_Body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True</text:span><text:span text:style-name="T12"> class method. <text:s/>If the value returned is false, the </text:span><text:span text:style-name="Class_20_Variables"><text:span text:style-name="T12">$a_buffer</text:span></text:span><text:span text:style-name="T12"> class property is passed to the </text:span><text:span text:style-name="T2">a_outputAndDie</text:span><text:span text:style-name="T12"> class method.</text:span></text:p>
      <text:p text:style-name="P28"/>
      <text:p text:style-name="Method_20_Body"><text:span text:style-name="T12">The </text:span><text:span text:style-name="Class_20_Variables"><text:span text:style-name="T12">$a_buffer</text:span></text:span><text:span text:style-name="T12"> class property is passed to the </text:span><text:span text:style-name="T2">assertLogMessage</text:span><text:span text:style-name="T12"> class method.</text:span></text:p>
      <text:p text:style-name="P28"/>
      <text:p text:style-name="P26"/>
      <text:h text:style-name="P45" text:outline-level="5"><text:bookmark-start text:name="a_compareArray"/>a_compareArray<text:bookmark-end text:name="a_compareArray"/></text:h>
      <text:p text:style-name="P26"/>
      <text:p text:style-name="P26">Compare an array with the <text:span text:style-name="Class_20_Variables">$a_localArray </text:span>class property.</text:p>
      <text:p text:style-name="P26"/>
      <text:p text:style-name="P27">Algorithm</text:p>
      <text:p text:style-name="P26"/>
      <text:list xml:id="list5898808814250571975" text:style-name="L5">
        <text:list-item>
          <text:p text:style-name="P51">Assign true to the <text:span text:style-name="Class_20_Variables">a_type</text:span> class property;</text:p>
        </text:list-item>
        <text:list-item>
          <text:p text:style-name="P51">accept <text:span text:style-name="T1">array</text:span> as the array to compare with the <text:span text:style-name="Class_20_Variables">a_localArray</text:span> and assign it to the <text:span text:style-name="Class_20_Variables">a_array</text:span> class property;</text:p>
        </text:list-item>
        <text:list-item>
          <text:p text:style-name="P51">accept <text:span text:style-name="Class_20_Variables">type</text:span> as the optional type of comparison and assign it to the <text:span text:style-name="Class_20_Variables">a_type</text:span> class property, if it is not null;</text:p>
        </text:list-item>
        <text:list-item>
          <text:p text:style-name="P51">accept <text:span text:style-name="Class_20_Variables">localArray</text:span> as the optional array to compare the <text:span text:style-name="Class_20_Variables">a_array</text:span> class property to and assign it to the <text:span text:style-name="Class_20_Variables">a_localArray</text:span> class property, if it is not null;</text:p>
        </text:list-item>
        <text:list-item>
          <text:p text:style-name="P51">create a command string containing a call to the <text:span text:style-name="Class_20_Variables">a_identicalArrays</text:span> and passing the <text:span text:style-name="Class_20_Variables">a_localArray</text:span> and <text:span text:style-name="Class_20_Variables">a_array</text:span> class properties;</text:p>
        </text:list-item>
        <text:list-item>
          <text:p text:style-name="P51">assign the command string to <text:span text:style-name="Class_20_Variables">assertion</text:span>;</text:p>
        </text:list-item>
        <text:list-item>
          <text:p text:style-name="P51">if <text:span text:style-name="Class_20_Variables">a_type</text:span> is false, goto step <text:span text:style-name="T1">14</text:span>;</text:p>
        </text:list-item>
        <text:list-item>
          <text:p text:style-name="P51">pass <text:span text:style-name="Class_20_Variables">assertion</text:span>, and an assertion message to be printed, to the <text:span text:style-name="T1">assertTrue</text:span> class method;</text:p>
        </text:list-item>
        <text:list-item>
          <text:p text:style-name="P51">if the result is true, goto step <text:span text:style-name="T1">16</text:span>;</text:p>
        </text:list-item>
        <text:list-item>
          <text:p text:style-name="P51">pass <text:span text:style-name="Class_20_Variables">a_localArray</text:span>, and the string '<text:span text:style-name="T1">localArray</text:span>' as a label, to the <text:span text:style-name="Class_20_Variables">a_printArray</text:span> class method;</text:p>
        </text:list-item>
        <text:list-item>
          <text:p text:style-name="P51">pass <text:span text:style-name="Class_20_Variables">a_array</text:span>, and the string '<text:span text:style-name="T1">array</text:span>' as a label, to the <text:span text:style-name="Class_20_Variables">a_printArray</text:span> class method;</text:p>
        </text:list-item>
        <text:list-item>
          <text:p text:style-name="P51">call the <text:span text:style-name="Class_20_Variables">a_outputAndDie</text:span> class method;</text:p>
        </text:list-item>
        <text:list-item>
          <text:p text:style-name="P51">goto step <text:span text:style-name="T1">16</text:span>;</text:p>
        </text:list-item>
        <text:list-item>
          <text:p text:style-name="P51">pass <text:span text:style-name="Class_20_Variables">assertion</text:span>, and an assertion message to be printed to the <text:span text:style-name="T1">assertFalse</text:span> class method;</text:p>
        </text:list-item>
        <text:list-item>
          <text:p text:style-name="P51">if the result is false, goto step <text:span text:style-name="T1">10</text:span>;</text:p>
        </text:list-item>
        <text:list-item>
          <text:p text:style-name="P51">exit.</text:p>
        </text:list-item>
      </text:list>
      <text:p text:style-name="P27"/>
      <text:p text:style-name="P27">Implementation</text:p>
      <text:p text:style-name="P26"/>
      <text:p text:style-name="P17">/**</text:p>
      <text:p text:style-name="P17"><text:s/>* a_compareArray</text:p>
      <text:p text:style-name="P17"><text:s/>*</text:p>
      <text:p text:style-name="P17"><text:s/>* Compare with local array</text:p>
      <text:p text:style-name="P17"><text:s/>* <text:span text:style-name="T1">@param</text:span> array $array = array to compare with local array</text:p>
      <text:p text:style-name="P17"><text:s/>* <text:span text:style-name="T1">@param</text:span> boolean $type = (optional) type of comparison (true or false),<text:line-break/> *<text:tab/><text:tab/><text:tab/> <text:s text:c="5"/>default = true</text:p>
      <text:p text:style-name="P17"><text:s/>* <text:span text:style-name="T1">@param</text:span> array $localArray = (optional) local array to compare $array to</text:p>
      <text:p text:style-name="P17"><text:s/>*/</text:p>
      <text:p text:style-name="P17"><text:span text:style-name="T1">public function </text:span>a_compareArray($array, $type=<text:span text:style-name="T1">true</text:span>, $localArray=<text:span text:style-name="T1">null</text:span>)</text:p>
      <text:p text:style-name="P17">{</text:p>
      <text:p text:style-name="P17"><text:tab/>$this-&gt;labelBlock('Compare Array.', 40, '*');</text:p>
      <text:p text:style-name="P17"/>
      <text:p text:style-name="P17"><text:s text:c="4"/><text:tab/>$this-&gt;a_array = $array;</text:p>
      <text:p text:style-name="P17"/>
      <text:p text:style-name="P17"><text:s text:c="4"/><text:tab/><text:span text:style-name="T1">if </text:span>($localArray)</text:p>
      <text:p text:style-name="P17"><text:s text:c="4"/><text:tab/>{</text:p>
      <text:p text:style-name="P17"><text:s text:c="4"/><text:tab/><text:tab/>$this-&gt;a_localArray = $localArray;</text:p>
      <text:p text:style-name="P17"><text:s text:c="4"/><text:tab/>}</text:p>
      <text:p text:style-name="P17"/>
      <text:p text:style-name="P17"><text:tab/>$assertion = '$this-&gt;a_identicalArrays($this-&gt;a_localArray, $this-&gt;a_array);';</text:p>
      <text:p text:style-name="P17"><text:soft-page-break/></text:p>
      <text:p text:style-name="P17"><text:s text:c="4"/><text:tab/><text:span text:style-name="T1">if </text:span>($this-&gt;a_type = $type)</text:p>
      <text:p text:style-name="P17"><text:s text:c="4"/><text:tab/>{</text:p>
      <text:p text:style-name="P17"><text:tab/><text:tab/><text:span text:style-name="T1">if </text:span>(! $this-&gt;assertTrue($assertion, </text:p>
      <text:p text:style-name="P17"><text:tab/><text:tab/><text:tab/><text:tab/><text:tab/> <text:s text:c="3"/>sprintf('Compare arrays TRUE - Asserting: %s',</text:p>
      <text:p text:style-name="P17"><text:s/><text:tab/><text:tab/><text:tab/><text:tab/><text:tab/><text:tab/> <text:s text:c="4"/>$assertion)))</text:p>
      <text:p text:style-name="P17"><text:tab/><text:tab/>{</text:p>
      <text:p text:style-name="P17"><text:tab/><text:tab/><text:tab/>$this-&gt;a_printArray($this-&gt;a_localArray, 'localArray');</text:p>
      <text:p text:style-name="P17"><text:tab/><text:tab/><text:tab/>$this-&gt;a_printArray($this-&gt;a_array, 'array');</text:p>
      <text:p text:style-name="P17"><text:tab/><text:tab/><text:tab/>$this-&gt;a_outputAndDie();</text:p>
      <text:p text:style-name="P17"><text:tab/><text:tab/>}</text:p>
      <text:p text:style-name="P17"><text:s text:c="4"/><text:tab/>}</text:p>
      <text:p text:style-name="P17"><text:s text:c="4"/><text:tab/><text:span text:style-name="T1">else</text:span></text:p>
      <text:p text:style-name="P17"><text:span text:style-name="T1"><text:s text:c="4"/><text:tab/></text:span>{</text:p>
      <text:p text:style-name="P17"><text:tab/><text:tab/><text:span text:style-name="T1">if </text:span>(! $this-&gt;assertFalse($assertion, </text:p>
      <text:p text:style-name="P17"><text:tab/><text:tab/><text:tab/><text:tab/><text:tab/> <text:s text:c="4"/>sprintf('Compare arrays FALSE - Asserting: %s',</text:p>
      <text:p text:style-name="P17"><text:s/><text:tab/><text:tab/><text:tab/><text:tab/><text:tab/><text:tab/><text:tab/>$assertion)))</text:p>
      <text:p text:style-name="P17"><text:tab/><text:tab/>{</text:p>
      <text:p text:style-name="P17"><text:tab/><text:tab/><text:tab/>$this-&gt;a_printArray($this-&gt;a_localArray, 'localArray');</text:p>
      <text:p text:style-name="P17"><text:tab/><text:tab/><text:tab/>$this-&gt;a_printArray($this-&gt;a_array, 'array');</text:p>
      <text:p text:style-name="P17"><text:tab/><text:tab/><text:tab/>$this-&gt;a_outputAndDie();</text:p>
      <text:p text:style-name="P17"><text:tab/><text:tab/>}</text:p>
      <text:p text:style-name="P17"><text:s text:c="4"/><text:tab/>}</text:p>
      <text:p text:style-name="P17">}</text:p>
      <text:p text:style-name="P10"/>
      <text:p text:style-name="P31">Narrative</text:p>
      <text:p text:style-name="Method_20_Body"/>
      <text:p text:style-name="Method_20_Body">The <text:span text:style-name="T1">a_printArray</text:span> class method expects a single (1)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Parameter</text:p>
          </table:table-cell>
          <table:table-cell table:style-name="Table9.B1" office:value-type="string">
            <text:p text:style-name="P2">Description</text:p>
          </table:table-cell>
        </table:table-row>
        <table:table-row>
          <table:table-cell table:style-name="Table9.A2" office:value-type="string">
            <text:p text:style-name="P4">$array</text:p>
          </table:table-cell>
          <table:table-cell table:style-name="Table9.B2" office:value-type="string">
            <text:p text:style-name="Standard">The array to compare to <text:span text:style-name="Class_20_Variables">$a_localArray</text:span>.</text:p>
          </table:table-cell>
        </table:table-row>
      </table:table>
      <text:p text:style-name="Method_20_Body"/>
      <text:p text:style-name="P26">And two (2) optional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Parameter</text:p>
          </table:table-cell>
          <table:table-cell table:style-name="Table10.B1" office:value-type="string">
            <text:p text:style-name="P2">Description</text:p>
          </table:table-cell>
        </table:table-row>
        <table:table-row>
          <table:table-cell table:style-name="Table10.A2" office:value-type="string">
            <text:p text:style-name="P4">$type</text:p>
          </table:table-cell>
          <table:table-cell table:style-name="Table10.B2" office:value-type="string">
            <text:p text:style-name="Standard">The type of comparison (true or false). Default is <text:span text:style-name="T1">true</text:span>.</text:p>
          </table:table-cell>
        </table:table-row>
        <table:table-row>
          <table:table-cell table:style-name="Table10.A2" office:value-type="string">
            <text:p text:style-name="P4">$localArray</text:p>
          </table:table-cell>
          <table:table-cell table:style-name="Table10.B2" office:value-type="string">
            <text:p text:style-name="Standard">The array to compare <text:span text:style-name="Class_20_Variables">$array</text:span> to. <text:s/><text:span text:style-name="Class_20_Variables">$a_localArray</text:span> is used if <text:span text:style-name="Class_20_Variables">$localArray</text:span> is null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Compare Array</text:span>') and a block size (<text:span text:style-name="T1">40 characters</text:span>) to be output to the current logging device(s).</text:p>
      <text:p text:style-name="Method_20_Body"/>
      <text:p text:style-name="Method_20_Body">The $array parameter is assigned to the <text:span text:style-name="Class_20_Variables">$a_array</text:span> class property.</text:p>
      <text:p text:style-name="Method_20_Body"/>
      <text:p text:style-name="Method_20_Body">If the <text:span text:style-name="Class_20_Variables">$localArray</text:span> is not null, the <text:span text:style-name="Class_20_Variables">$localArray</text:span> parameter is assigned to the <text:span text:style-name="Class_20_Variables">$a_localArray</text:span> class property.</text:p>
      <text:p text:style-name="P26"/>
      <text:p text:style-name="P26">An assertion command is created as follows:</text:p>
      <text:p text:style-name="P26"/>
      <text:p text:style-name="P22"><text:span text:style-name="T12">The </text:span><text:span text:style-name="Class_20_Variables"><text:span text:style-name="T12">$a_array</text:span></text:span><text:span text:style-name="T12"> and </text:span><text:span text:style-name="Class_20_Variables"><text:span text:style-name="T12">$a_localArray</text:span></text:span><text:span text:style-name="T12"> class properties are passed to the </text:span><text:span text:style-name="T2">a_identicalArrays</text:span><text:span text:style-name="T12"> class method.</text:span></text:p>
      <text:p text:style-name="P23"/>
      <text:p text:style-name="Method_20_Body"><text:soft-page-break/><text:span text:style-name="T12">The assertion command is assigned to the </text:span><text:span text:style-name="Class_20_Variables"><text:span text:style-name="T12">$assertion</text:span></text:span><text:span text:style-name="T12"> method variable.</text:span></text:p>
      <text:p text:style-name="P28"/>
      <text:p text:style-name="P28">The <text:span text:style-name="Class_20_Variables">$type</text:span> parameter is assigned to the <text:span text:style-name="Class_20_Variables">$a_type</text:span> class property. <text:s/></text:p>
      <text:p text:style-name="P28"/>
      <text:p text:style-name="P24">If the <text:span text:style-name="Class_20_Variables">$a_type</text:span> class property is <text:span text:style-name="T1">true</text:span>,</text:p>
      <text:p text:style-name="P28"/>
      <text:p text:style-name="P34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True</text:span><text:span text:style-name="T12"> class method.</text:span></text:p>
      <text:p text:style-name="P36"/>
      <text:p text:style-name="P24">Otherwise,</text:p>
      <text:p text:style-name="P36"/>
      <text:p text:style-name="P34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False</text:span><text:span text:style-name="T12"> class method.</text:span></text:p>
      <text:p text:style-name="P36"/>
      <text:p text:style-name="Method_20_Body"><text:span text:style-name="T12">If the value returned from the assertion test is false the </text:span><text:span text:style-name="Class_20_Variables"><text:span text:style-name="T12">$a_localArray</text:span></text:span><text:span text:style-name="T12"> class property is passed to the </text:span><text:span text:style-name="T2">a_printArray</text:span><text:span text:style-name="T12"> class method; the </text:span><text:span text:style-name="Class_20_Variables"><text:span text:style-name="T12">$a_array</text:span></text:span><text:span text:style-name="T12"> class property is passed to the </text:span><text:span text:style-name="T2">a_printArray</text:span><text:span text:style-name="T12"> class method; and the </text:span><text:span text:style-name="T2">a_outputAndDie</text:span><text:span text:style-name="T12"> class method is called to exit the </text:span><text:span text:style-name="T2">phpTest</text:span><text:span text:style-name="T12"> application.</text:span></text:p>
      <text:p text:style-name="P28"/>
      <text:p text:style-name="P28"/>
      <text:h text:style-name="P47" text:outline-level="5"><text:bookmark-start text:name="a_identicalArrays"/>a_identicalArrays<text:bookmark-end text:name="a_identicalArrays"/></text:h>
      <text:p text:style-name="P28"/>
      <text:p text:style-name="P29">Compare fields in <text:span text:style-name="Class_20_Variables">$compareArray</text:span> with fields in <text:span text:style-name="Class_20_Variables">$array</text:span>.</text:p>
      <text:p text:style-name="P29"/>
      <text:p text:style-name="P30">Algorithm</text:p>
      <text:p text:style-name="P29"/>
      <text:list xml:id="list3103509362932098191" text:style-name="L6">
        <text:list-item>
          <text:p text:style-name="P55">Accept <text:span text:style-name="Class_20_Variables"><text:span text:style-name="T7">array</text:span></text:span> as array to compare to;</text:p>
        </text:list-item>
        <text:list-item>
          <text:p text:style-name="P55">accept <text:span text:style-name="Class_20_Variables">compareArray</text:span> as array to compare from;</text:p>
        </text:list-item>
        <text:list-item>
          <text:p text:style-name="P55">if <text:span text:style-name="Class_20_Variables">array</text:span> is an array, goto <text:span text:style-name="T1">5</text:span>;</text:p>
        </text:list-item>
        <text:list-item>
          <text:p text:style-name="P55">exit with a <text:span text:style-name="T1">false</text:span> result;</text:p>
        </text:list-item>
        <text:list-item>
          <text:p text:style-name="P55">if <text:span text:style-name="Class_20_Variables">compareArray</text:span> is not an array, goto step <text:span text:style-name="T1">4</text:span>;</text:p>
        </text:list-item>
        <text:list-item>
          <text:p text:style-name="P55">if the size of <text:span text:style-name="Class_20_Variables">array</text:span> is not equal to the size of <text:span text:style-name="Class_20_Variables">compareArray</text:span>, goto step <text:span text:style-name="T17">4</text:span>;</text:p>
        </text:list-item>
        <text:list-item>
          <text:p text:style-name="P55">reset array pointer to the start of <text:span text:style-name="Class_20_Variables">array</text:span>;</text:p>
        </text:list-item>
        <text:list-item>
          <text:p text:style-name="P55">extract the current element of <text:span text:style-name="Class_20_Variables">array</text:span> to <text:span text:style-name="Class_20_Variables">field</text:span>;</text:p>
        </text:list-item>
        <text:list-item>
          <text:p text:style-name="P55">if the array pointer does not exist as an index to <text:span text:style-name="Class_20_Variables">compareArray</text:span>, goto step <text:span text:style-name="T1">4</text:span>;</text:p>
        </text:list-item>
        <text:list-item>
          <text:p text:style-name="P55">assign the element at array pointer in <text:span text:style-name="Class_20_Variables">compareArray</text:span> to <text:span text:style-name="Class_20_Variables">from</text:span>;</text:p>
        </text:list-item>
        <text:list-item>
          <text:p text:style-name="P55">if <text:span text:style-name="Class_20_Variables">field</text:span> is not an object reference, goto step <text:span text:style-name="T1">15</text:span>;</text:p>
        </text:list-item>
        <text:list-item>
          <text:p text:style-name="P55">if <text:span text:style-name="Class_20_Variables">from</text:span> is not an object reference, goto step 4;</text:p>
        </text:list-item>
        <text:list-item>
          <text:p text:style-name="P55">assign the name of the object in <text:span text:style-name="Class_20_Variables">from</text:span> to <text:span text:style-name="Class_20_Variables">from</text:span>;</text:p>
        </text:list-item>
        <text:list-item>
          <text:p text:style-name="P55">assign the name of the object in <text:span text:style-name="Class_20_Variables">field</text:span> to <text:span text:style-name="Class_20_Variables">field</text:span>;</text:p>
        </text:list-item>
        <text:list-item>
          <text:p text:style-name="P55">if <text:span text:style-name="Class_20_Variables">field</text:span> is not equal to <text:span text:style-name="Class_20_Variables">from</text:span>, goto step <text:span text:style-name="T1">4</text:span>;</text:p>
        </text:list-item>
        <text:list-item>
          <text:p text:style-name="P55">if array pointer is the last element in <text:span text:style-name="Class_20_Variables">array</text:span>, goto step <text:span text:style-name="T1">19</text:span>;</text:p>
        </text:list-item>
        <text:list-item>
          <text:p text:style-name="P55">advance array pointer to the next element in <text:span text:style-name="Class_20_Variables">array</text:span>;</text:p>
        </text:list-item>
        <text:list-item>
          <text:p text:style-name="P55">goto step <text:span text:style-name="T1">8</text:span>;</text:p>
        </text:list-item>
        <text:list-item>
          <text:p text:style-name="P55">exit with a <text:span text:style-name="T1">true</text:span> result.</text:p>
        </text:list-item>
      </text:list>
      <text:p text:style-name="P29"/>
      <text:p text:style-name="P30">Implementation</text:p>
      <text:p text:style-name="P29"/>
      <text:p text:style-name="P17">/**</text:p>
      <text:p text:style-name="P17"><text:s/>* a_identicalArrays</text:p>
      <text:p text:style-name="P17"><text:s/>*</text:p>
      <text:p text:style-name="P17"><text:s/>* Compare fields in $compareArray with fields in $array - </text:p>
      <text:p text:style-name="P17"><text:s/>* <text:s text:c="8"/>if the two arrays are identical, return true</text:p>
      <text:p text:style-name="P17"><text:s/>* If a class object is in the array, the names of the classes will be compared</text:p>
      <text:p text:style-name="P17"><text:s/>* NOTE: This may be slow, but it is more accurate and less prone to errors</text:p>
      <text:p text:style-name="P17"><text:s/>* <text:span text:style-name="T1">@param</text:span> array $array = array to compare to</text:p>
      <text:p text:style-name="P17"><text:s/>* <text:span text:style-name="T1">@param</text:span> array $compareArray = array to compare from</text:p>
      <text:p text:style-name="P17"><text:s/>* <text:span text:style-name="T1">@return</text:span> boolean $result = true if identical, false if not</text:p>
      <text:p text:style-name="P17"><text:s/>*/</text:p>
      <text:p text:style-name="P17"><text:span text:style-name="T1">public function </text:span>a_identicalArrays($array, $compareArray)</text:p>
      <text:p text:style-name="P17">{</text:p>
      <text:p text:style-name="P17"><text:span text:style-name="T1"><text:tab/>if </text:span>((! is_array($array)) || (! is_array($compareArray)) || </text:p>
      <text:p text:style-name="P17"><text:s text:c="11"/>(count($array) !== count($compareArray)))</text:p>
      <text:p text:style-name="P17"><text:s text:c="4"/><text:tab/>{</text:p>
      <text:p text:style-name="P17"><text:s text:c="4"/><text:tab/><text:tab/><text:span text:style-name="T1">return false</text:span>;</text:p>
      <text:p text:style-name="P17"><text:s text:c="4"/><text:tab/>}</text:p>
      <text:p text:style-name="P17"/>
      <text:p text:style-name="P17"><text:s text:c="4"/><text:tab/><text:span text:style-name="T1">foreach</text:span>($array <text:span text:style-name="T1">as </text:span>$index =&gt; $field)</text:p>
      <text:p text:style-name="P17"><text:s text:c="4"/><text:tab/>{</text:p>
      <text:p text:style-name="P17"><text:s text:c="4"/><text:tab/><text:tab/><text:span text:style-name="T1">if </text:span>(! array_key_exists($index, $compareArray))</text:p>
      <text:p text:style-name="P17"><text:s text:c="4"/><text:tab/><text:tab/>{</text:p>
      <text:p text:style-name="P17"><text:s text:c="4"/><text:tab/><text:tab/><text:tab/><text:span text:style-name="T1">return false</text:span>;</text:p>
      <text:p text:style-name="P17"><text:s text:c="4"/><text:tab/><text:tab/>}</text:p>
      <text:p text:style-name="P17"/>
      <text:p text:style-name="P17"><text:s text:c="4"/><text:tab/><text:tab/>$from = $compareArray[$index];</text:p>
      <text:p text:style-name="P17"><text:soft-page-break/></text:p>
      <text:p text:style-name="P17"><text:s text:c="4"/><text:tab/><text:tab/><text:span text:style-name="T1">if </text:span>(is_object($field))</text:p>
      <text:p text:style-name="P17"><text:s text:c="4"/><text:tab/><text:tab/>{</text:p>
      <text:p text:style-name="P17"><text:s text:c="4"/><text:tab/><text:tab/><text:tab/><text:span text:style-name="T1">if </text:span>(! is_object($from))</text:p>
      <text:p text:style-name="P17"><text:s text:c="4"/><text:tab/><text:tab/><text:tab/>{</text:p>
      <text:p text:style-name="P17"><text:s text:c="4"/><text:tab/><text:tab/><text:tab/><text:tab/><text:span text:style-name="T1">return false</text:span>;</text:p>
      <text:p text:style-name="P17"><text:s text:c="4"/><text:tab/><text:tab/><text:tab/>}</text:p>
      <text:p text:style-name="P17"/>
      <text:p text:style-name="P17"><text:s text:c="4"/><text:tab/><text:tab/><text:tab/>$from = get_class($from);</text:p>
      <text:p text:style-name="P17"><text:s text:c="4"/><text:tab/><text:tab/><text:tab/>$field = get_class($field);</text:p>
      <text:p text:style-name="P17"><text:s text:c="4"/><text:tab/><text:tab/>}</text:p>
      <text:p text:style-name="P17"/>
      <text:p text:style-name="P17"><text:s text:c="4"/><text:tab/><text:tab/><text:span text:style-name="T1">if </text:span>($from !== $field)</text:p>
      <text:p text:style-name="P17"><text:s text:c="4"/><text:tab/><text:tab/>{</text:p>
      <text:p text:style-name="P17"><text:s text:c="4"/><text:tab/><text:tab/><text:tab/><text:span text:style-name="T1">return false</text:span>;</text:p>
      <text:p text:style-name="P17"><text:s text:c="4"/><text:tab/><text:tab/>}</text:p>
      <text:p text:style-name="P17"><text:s text:c="4"/><text:tab/>}</text:p>
      <text:p text:style-name="P17"/>
      <text:p text:style-name="P17"><text:s text:c="4"/><text:tab/><text:span text:style-name="T1">return true</text:span>;</text:p>
      <text:p text:style-name="P20">}</text:p>
      <text:p text:style-name="Method_20_Body"/>
      <text:p text:style-name="P31">Narrative</text:p>
      <text:p text:style-name="Method_20_Body"/>
      <text:p text:style-name="Method_20_Body">The <text:span text:style-name="T1">a_identicalArrays</text:span> class method expects two (2) mandatory parameters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Parameter</text:p>
          </table:table-cell>
          <table:table-cell table:style-name="Table11.B1" office:value-type="string">
            <text:p text:style-name="P2">Description</text:p>
          </table:table-cell>
        </table:table-row>
        <table:table-row>
          <table:table-cell table:style-name="Table11.A2" office:value-type="string">
            <text:p text:style-name="P4">$array</text:p>
          </table:table-cell>
          <table:table-cell table:style-name="Table11.B2" office:value-type="string">
            <text:p text:style-name="Standard">The array to compare to.</text:p>
          </table:table-cell>
        </table:table-row>
        <table:table-row>
          <table:table-cell table:style-name="Table11.A2" office:value-type="string">
            <text:p text:style-name="P4">$compareArray</text:p>
          </table:table-cell>
          <table:table-cell table:style-name="Table11.B2" office:value-type="string">
            <text:p text:style-name="Standard">The array to compare from.</text:p>
          </table:table-cell>
        </table:table-row>
      </table:table>
      <text:p text:style-name="Method_20_Body"/>
      <text:p text:style-name="Method_20_Body">The <text:span text:style-name="Class_20_Variables">$array</text:span> parameter is passed to the PHP <text:span text:style-name="T1">is_array</text:span> function. <text:s/>If the result is <text:span text:style-name="T1">false</text:span>, a <text:span text:style-name="T1">false</text:span> value is returned.</text:p>
      <text:p text:style-name="Method_20_Body"/>
      <text:p text:style-name="Method_20_Body">The <text:span text:style-name="Class_20_Variables">$compareArray</text:span> parameter is passed to the PHP <text:span text:style-name="T1">is_array</text:span> function. <text:s/>If the result is <text:span text:style-name="T1">false</text:span>, a <text:span text:style-name="T1">false</text:span> value is returned.</text:p>
      <text:p text:style-name="Method_20_Body"/>
      <text:p text:style-name="Method_20_Body">The <text:span text:style-name="Class_20_Variables">$array</text:span> and <text:span text:style-name="Class_20_Variables">$compareArray</text:span> parameters are both passed to the PHP <text:span text:style-name="T1">count</text:span> function. <text:s/>If the results are not equal, a <text:span text:style-name="T1">false</text:span> value is returned.</text:p>
      <text:p text:style-name="Method_20_Body"/>
      <text:p text:style-name="Method_20_Body">Iterate through each element of <text:span text:style-name="Class_20_Variables">$array</text:span> method array, extracting the array's index to the <text:span text:style-name="Class_20_Variables">$index</text:span> method variable and the array's value to the <text:span text:style-name="Class_20_Variables">$field</text:span> method variable. <text:s/>For each <text:span text:style-name="Class_20_Variables">$index</text:span> method variable,</text:p>
      <text:p text:style-name="Method_20_Body"/>
      <text:p text:style-name="P23">pass the <text:span text:style-name="Class_20_Variables">$index</text:span> method variable and the <text:span text:style-name="Class_20_Variables">$compareArray</text:span> parameter to the PHP <text:span text:style-name="T1">array_key_exists</text:span> function. <text:s/>If the result is <text:span text:style-name="T1">false</text:span>, return a <text:span text:style-name="T1">false</text:span> value;</text:p>
      <text:p text:style-name="P23"/>
      <text:p text:style-name="P23">assign the value stored at the <text:span text:style-name="Class_20_Variables">$index</text:span> method value in the <text:span text:style-name="Class_20_Variables">$compareArray</text:span> parameter to the <text:span text:style-name="Class_20_Variables">$from</text:span> method value;</text:p>
      <text:p text:style-name="P23"/>
      <text:p text:style-name="P23">the <text:span text:style-name="Class_20_Variables">$field</text:span> method variable is passed to the PHP <text:span text:style-name="T1">is_object</text:span> function. <text:s/>If the result is <text:span text:style-name="T1">true</text:span>,</text:p>
      <text:p text:style-name="P23"/>
      <text:p text:style-name="P35">the <text:span text:style-name="Class_20_Variables">$from</text:span> method variable is passed to the PHP <text:span text:style-name="T1">is_object</text:span> function. <text:s/>If the <text:soft-page-break/>result is <text:span text:style-name="T1">false</text:span>, a <text:span text:style-name="T1">false</text:span> value is returned;</text:p>
      <text:p text:style-name="P35"/>
      <text:p text:style-name="P35">the <text:span text:style-name="Class_20_Variables">$from</text:span> method variable is passed to the PHP <text:span text:style-name="T1">get_class</text:span> function and the result is assigned to the <text:span text:style-name="Class_20_Variables">$from</text:span> method variable;</text:p>
      <text:p text:style-name="P35"/>
      <text:p text:style-name="P35">the <text:span text:style-name="Class_20_Variables">$field</text:span> method variable is passed to the PHP <text:span text:style-name="T1">get_class</text:span> function and the result is assigned to the <text:span text:style-name="Class_20_Variables">$field</text:span> method variable;</text:p>
      <text:p text:style-name="P35"/>
      <text:p text:style-name="P23">if <text:span text:style-name="Class_20_Variables">$field</text:span> is not equal to <text:span text:style-name="Class_20_Variables">$from</text:span>, a <text:span text:style-name="T1">false</text:span> value is returned.</text:p>
      <text:p text:style-name="P23"/>
      <text:p text:style-name="Method_20_Body">A <text:span text:style-name="T1">true</text:span> value is returned.</text:p>
      <text:p text:style-name="Method_20_Body"/>
      <text:p text:style-name="P28"/>
      <text:p text:style-name="Method_20_Body"/>
      <text:h text:style-name="P45" text:outline-level="5"><text:bookmark-start text:name="a_compareExpectedType"/>a_compareExpectedType<text:bookmark-end text:name="a_compareExpectedType"/></text:h>
      <text:p text:style-name="Method_20_Body"/>
      <text:p text:style-name="Method_20_Body">Compare the value in <text:span text:style-name="Class_20_Variables">$a_data</text:span> with the expected result and expected type.</text:p>
      <text:p text:style-name="Method_20_Body"/>
      <text:p text:style-name="P31">Algorithm</text:p>
      <text:p text:style-name="Method_20_Body"/>
      <text:list xml:id="list1168185665015907120" text:style-name="L7">
        <text:list-item>
          <text:p text:style-name="P56">Accept <text:span text:style-name="Class_20_Variables">type</text:span> as the type of comparison;</text:p>
        </text:list-item>
        <text:list-item>
          <text:p text:style-name="P56">accept <text:span text:style-name="Class_20_Variables">expected</text:span> as the expected result;</text:p>
        </text:list-item>
        <text:list-item>
          <text:p text:style-name="P56">accept <text:span text:style-name="Class_20_Variables">data</text:span> as the data to compare to;</text:p>
        </text:list-item>
        <text:list-item>
          <text:p text:style-name="P56">if <text:span text:style-name="Class_20_Variables">expected</text:span> is null, goto step <text:span text:style-name="T1">13</text:span>;</text:p>
        </text:list-item>
        <text:list-item>
          <text:p text:style-name="P56">if <text:span text:style-name="Class_20_Variables">data</text:span> is null, goto step <text:span text:style-name="T17">7</text:span>;</text:p>
        </text:list-item>
        <text:list-item>
          <text:p text:style-name="P56">assign <text:span text:style-name="Class_20_Variables">data</text:span> to the <text:span text:style-name="Class_20_Variables">a_data</text:span> class property;</text:p>
        </text:list-item>
        <text:list-item>
          <text:p text:style-name="P56">if the <text:span text:style-name="Class_20_Variables">a_data</text:span> class property is not an array, goto step <text:span text:style-name="T1">12</text:span>;</text:p>
        </text:list-item>
        <text:list-item>
          <text:p text:style-name="P56">if <text:span text:style-name="Class_20_Variables">expected</text:span> is not an array, goto step <text:span text:style-name="T1">12</text:span>;</text:p>
        </text:list-item>
        <text:list-item>
          <text:p text:style-name="P56">assign the <text:span text:style-name="Class_20_Variables">a_data</text:span> class property to the <text:span text:style-name="Class_20_Variables">a_localArray</text:span> class property;</text:p>
        </text:list-item>
        <text:list-item>
          <text:p text:style-name="P56">pass <text:span text:style-name="Class_20_Variables">expected</text:span> and <text:span text:style-name="Class_20_Variables">type</text:span> to the <text:span text:style-name="T1">a_compareArray</text:span> class method;</text:p>
        </text:list-item>
        <text:list-item>
          <text:p text:style-name="P56">goto step <text:span text:style-name="T1">13</text:span>;</text:p>
        </text:list-item>
        <text:list-item>
          <text:p text:style-name="P56">pass <text:span text:style-name="Class_20_Variables">expected</text:span> and <text:span text:style-name="Class_20_Variables">type</text:span> to the <text:span text:style-name="T1">a_compareExpected</text:span> class method;</text:p>
        </text:list-item>
        <text:list-item>
          <text:p text:style-name="P56">exit.</text:p>
        </text:list-item>
      </text:list>
      <text:p text:style-name="Method_20_Body"/>
      <text:p text:style-name="P31">Implementation</text:p>
      <text:p text:style-name="Method_20_Body"/>
      <text:p text:style-name="P17">/**</text:p>
      <text:p text:style-name="P17"><text:s/>* a_compareExpectedType</text:p>
      <text:p text:style-name="P17"><text:s/>*</text:p>
      <text:p text:style-name="P17"><text:s/>* Compare the value in a_data with the expected result, and expected type</text:p>
      <text:p text:style-name="P17"><text:s/>* <text:span text:style-name="T1">@param</text:span> boolean $type = type of comparison (true or false)</text:p>
      <text:p text:style-name="P17"><text:s/>* <text:span text:style-name="T1">@param</text:span> mixed $expected = expected result</text:p>
      <text:p text:style-name="P17"><text:s/>* <text:span text:style-name="T1">@param</text:span> mixed $data = (optional) data to compare to, a_data is used if null</text:p>
      <text:p text:style-name="P17"><text:s/>*/</text:p>
      <text:p text:style-name="P17"><text:span text:style-name="T1">public function </text:span>a_compareExpectedType($type, $expected, $data=<text:span text:style-name="T1">null</text:span>)</text:p>
      <text:p text:style-name="P17">{</text:p>
      <text:p text:style-name="P17"><text:s text:c="4"/><text:tab/>$this-&gt;labelBlock('Compare expected type.', 40, '*');</text:p>
      <text:p text:style-name="P17"/>
      <text:p text:style-name="P17"><text:s text:c="4"/><text:tab/><text:span text:style-name="T1">if </text:span>($expected === <text:span text:style-name="T1">null</text:span>)</text:p>
      <text:p text:style-name="P17"><text:s text:c="4"/><text:tab/>{</text:p>
      <text:p text:style-name="P17"><text:s text:c="4"/><text:tab/><text:tab/><text:span text:style-name="T1">return</text:span>;</text:p>
      <text:p text:style-name="P17"><text:s text:c="4"/><text:tab/>}</text:p>
      <text:p text:style-name="P17"/>
      <text:p text:style-name="P17"><text:s text:c="4"/><text:tab/><text:span text:style-name="T1">if </text:span>($data !== <text:span text:style-name="T1">null</text:span>)</text:p>
      <text:p text:style-name="P17"><text:s text:c="4"/><text:tab/>{</text:p>
      <text:p text:style-name="P17"><text:s text:c="4"/><text:tab/><text:tab/>$this-&gt;a_data = $data;</text:p>
      <text:p text:style-name="P17"><text:s text:c="4"/><text:tab/>}</text:p>
      <text:p text:style-name="P17"/>
      <text:p text:style-name="P17"><text:s text:c="4"/><text:tab/><text:span text:style-name="T1">if </text:span>(is_array($this-&gt;a_data) &amp;&amp; is_array($expected))</text:p>
      <text:p text:style-name="P17"><text:s text:c="4"/><text:tab/>{</text:p>
      <text:p text:style-name="P12"><text:tab/><text:tab/><text:tab/>$this-&gt;a_localArray = $this-&gt;a_data;</text:p>
      <text:p text:style-name="P17"><text:tab/><text:tab/>$this-&gt;a_compareArray($expected, $type);</text:p>
      <text:p text:style-name="P17"><text:s text:c="4"/><text:tab/>}</text:p>
      <text:p text:style-name="P17"><text:tab/><text:span text:style-name="T1">else</text:span></text:p>
      <text:p text:style-name="P17"><text:span text:style-name="T1"><text:tab/></text:span>{</text:p>
      <text:p text:style-name="P17"><text:tab/><text:tab/>$this-&gt;a_compareExpected($expected, $type);</text:p>
      <text:p text:style-name="P17"><text:tab/>}</text:p>
      <text:p text:style-name="P20">}</text:p>
      <text:p text:style-name="Method_20_Body"/>
      <text:p text:style-name="P31"/>
      <text:p text:style-name="P16">Narrative</text:p>
      <text:p text:style-name="Method_20_Body"/>
      <text:p text:style-name="Method_20_Body">The <text:span text:style-name="T1">a_compareExpectedType</text:span> class method expects a two (2) mandatory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">Parameter</text:p>
          </table:table-cell>
          <table:table-cell table:style-name="Table12.B1" office:value-type="string">
            <text:p text:style-name="P2">Description</text:p>
          </table:table-cell>
        </table:table-row>
        <table:table-row>
          <table:table-cell table:style-name="Table12.A2" office:value-type="string">
            <text:p text:style-name="P4">$type</text:p>
          </table:table-cell>
          <table:table-cell table:style-name="Table12.B2" office:value-type="string">
            <text:p text:style-name="Standard">Type of comparison (true or false).</text:p>
          </table:table-cell>
        </table:table-row>
        <table:table-row>
          <table:table-cell table:style-name="Table12.A2" office:value-type="string">
            <text:p text:style-name="P4">$expected</text:p>
          </table:table-cell>
          <table:table-cell table:style-name="Table12.B2" office:value-type="string">
            <text:p text:style-name="Standard">Expected result.</text:p>
          </table:table-cell>
        </table:table-row>
      </table:table>
      <text:p text:style-name="Method_20_Body"/>
      <text:p text:style-name="P26">And a single (1) optional parameter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Parameter</text:p>
          </table:table-cell>
          <table:table-cell table:style-name="Table13.B1" office:value-type="string">
            <text:p text:style-name="P2">Description</text:p>
          </table:table-cell>
        </table:table-row>
        <table:table-row>
          <table:table-cell table:style-name="Table13.A2" office:value-type="string">
            <text:p text:style-name="P4">$data</text:p>
          </table:table-cell>
          <table:table-cell table:style-name="Table13.B2" office:value-type="string">
            <text:p text:style-name="Standard"><text:span text:style-name="T1">Data to compare to, $a_data if null</text:span>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Compare Expected Type</text:span>') and a block size (<text:span text:style-name="T1">40 characters</text:span>) to be output to the current logging device(s).</text:p>
      <text:p text:style-name="Method_20_Body"/>
      <text:p text:style-name="P26">If the <text:span text:style-name="Class_20_Variables">$expected</text:span> parameter is null, return.</text:p>
      <text:p text:style-name="P26"/>
      <text:p text:style-name="P26">If the <text:span text:style-name="Class_20_Variables">$data</text:span> parameter is not null, the <text:span text:style-name="Class_20_Variables">$data</text:span> parameter is assigned to the <text:span text:style-name="Class_20_Variables">$a_data</text:span> class property.</text:p>
      <text:p text:style-name="P26"/>
      <text:p text:style-name="P26">The <text:span text:style-name="Class_20_Variables">$a_data</text:span> class property and the <text:span text:style-name="Class_20_Variables">$expected</text:span> parameter is passed to the PHP <text:span text:style-name="T1">is_array</text:span> function, one at a time. <text:s/>If either result is false, the <text:span text:style-name="Class_20_Variables">$expected </text:span>parameter and the <text:span text:style-name="Class_20_Variables">$type</text:span> parameter is passed to the <text:span text:style-name="T1">a_compareExpected</text:span> class method. <text:s/>Otherwise, the <text:span text:style-name="Class_20_Variables">$a_data</text:span> class property is assigned to the <text:span text:style-name="Class_20_Variables">$a_localArray</text:span> class property and the <text:span text:style-name="Class_20_Variables">$expected</text:span> and <text:span text:style-name="Class_20_Variables">$type</text:span> parameters are passed to the <text:span text:style-name="T1">a_compareArray</text:span> class method.</text:p>
      <text:p text:style-name="P26"/>
      <text:p text:style-name="P26"/>
      <text:h text:style-name="P45" text:outline-level="5"><text:bookmark-start text:name="a_compareExpected"/>a_compareExpected<text:bookmark-end text:name="a_compareExpected"/></text:h>
      <text:p text:style-name="P26"/>
      <text:p text:style-name="P26">Compare the value in the <text:span text:style-name="Class_20_Variables">$a_data</text:span> class property with the expected value.</text:p>
      <text:p text:style-name="P26"/>
      <text:p text:style-name="P27">Algorithm</text:p>
      <text:p text:style-name="P26"/>
      <text:list xml:id="list4459930204249765340" text:style-name="L8">
        <text:list-item>
          <text:p text:style-name="P52">Accept <text:span text:style-name="Class_20_Variables">expected</text:span> as the expected result;</text:p>
        </text:list-item>
        <text:list-item>
          <text:p text:style-name="P52">accept <text:span text:style-name="Class_20_Variables">type</text:span> as the optional type of comparison;</text:p>
        </text:list-item>
        <text:list-item>
          <text:p text:style-name="P52">if <text:span text:style-name="Class_20_Variables">type</text:span> is null, set <text:span text:style-name="Class_20_Variables">type</text:span> to true;</text:p>
        </text:list-item>
        <text:list-item>
          <text:p text:style-name="P52">if the <text:span text:style-name="Class_20_Variables">verbose</text:span> class property is less than or equal to 1, goto step <text:span text:style-name="T1">8</text:span>;</text:p>
        </text:list-item>
        <text:list-item>
          <text:p text:style-name="P52">pass <text:span text:style-name="Class_20_Variables">expected</text:span>, and a string containing '<text:span text:style-name="T1">expected</text:span>', to the <text:span text:style-name="T1">a_showData</text:span> class method;</text:p>
        </text:list-item>
        <text:list-item>
          <text:p text:style-name="P52">pass <text:span text:style-name="Class_20_Variables">type</text:span>, and a string containing '<text:span text:style-name="T1">type</text:span>', to the <text:span text:style-name="T1">a_showData</text:span> class method;</text:p>
        </text:list-item>
        <text:list-item>
          <text:p text:style-name="P52">pass the <text:span text:style-name="Class_20_Variables">a_data</text:span> class property, and a string containing '<text:span text:style-name="T1">a_data</text:span>', to the <text:span text:style-name="T1">a_showData</text:span> class method;</text:p>
        </text:list-item>
        <text:list-item>
          <text:p text:style-name="P52">assign <text:span text:style-name="Class_20_Variables">type</text:span> to the <text:span text:style-name="Class_20_Variables">a_expected</text:span> class property;</text:p>
        </text:list-item>
        <text:list-item>
          <text:p text:style-name="P52">if the first character in <text:span text:style-name="Class_20_Variables">a_expected</text:span> is not “\\” goto step <text:span text:style-name="T1">13</text:span>;</text:p>
        </text:list-item>
        <text:list-item>
          <text:p text:style-name="P52">if the first character in the <text:span text:style-name="Class_20_Variables">a_data</text:span> class property is “\\” goto step <text:span text:style-name="T1">13</text:span>;</text:p>
        </text:list-item>
        <text:list-item>
          <text:p text:style-name="P52">delete the first character from <text:span text:style-name="Class_20_Variables">a_expected</text:span>;</text:p>
        </text:list-item>
        <text:list-item>
          <text:p text:style-name="P52">goto step <text:span text:style-name="T1">16</text:span>;</text:p>
        </text:list-item>
        <text:list-item>
          <text:p text:style-name="P52">if the first character in the <text:span text:style-name="Class_20_Variables">a_data</text:span> class property is not “\\” goto step <text:span text:style-name="T1">16</text:span>;</text:p>
        </text:list-item>
        <text:list-item>
          <text:p text:style-name="P52">if the first character in the <text:span text:style-name="Class_20_Variables">a_expected</text:span> class property is “\\” goto step <text:span text:style-name="T1">16</text:span>;</text:p>
        </text:list-item>
        <text:list-item>
          <text:p text:style-name="P52">delete the first character in the <text:span text:style-name="Class_20_Variables">a_data</text:span> class property;</text:p>
        </text:list-item>
        <text:list-item>
          <text:p text:style-name="P52">create a command string containing a call to the <text:span text:style-name="Class_20_Variables">a_compareType</text:span> and passing the <text:span text:style-name="Class_20_Variables">a_data</text:span> and <text:span text:style-name="Class_20_Variables">a_expected</text:span> class properties;</text:p>
        </text:list-item>
        <text:list-item>
          <text:p text:style-name="P52">assign the command string to <text:span text:style-name="Class_20_Variables">assertion</text:span>;</text:p>
        </text:list-item>
        <text:list-item>
          <text:p text:style-name="P52">pass <text:span text:style-name="Class_20_Variables">assertion</text:span>, and an assertion message to be printed, to the <text:span text:style-name="T1">assertTrue</text:span> class method;</text:p>
        </text:list-item>
        <text:list-item>
          <text:p text:style-name="P52">if the result is true, goto step <text:span text:style-name="T1">24</text:span>;</text:p>
        </text:list-item>
        <text:list-item>
          <text:p text:style-name="P52">call the <text:span text:style-name="Class_20_Variables">a_outputAndDie</text:span> class method;</text:p>
        </text:list-item>
        <text:list-item>
          <text:p text:style-name="P52">goto step <text:span text:style-name="T1">24</text:span>;</text:p>
        </text:list-item>
        <text:list-item>
          <text:p text:style-name="P52">pass <text:span text:style-name="Class_20_Variables">assertion</text:span>, and an assertion message to be printed to the <text:span text:style-name="T1">assertFalse</text:span> class method;</text:p>
        </text:list-item>
        <text:list-item>
          <text:p text:style-name="P52">if the result is false, goto step <text:span text:style-name="T1">20</text:span>;</text:p>
        </text:list-item>
        <text:list-item>
          <text:p text:style-name="P52">exit.</text:p>
        </text:list-item>
      </text:list>
      <text:p text:style-name="P26"/>
      <text:p text:style-name="P27">Implementation</text:p>
      <text:p text:style-name="P26"/>
      <text:p text:style-name="P17">/**</text:p>
      <text:p text:style-name="P17"><text:s/>* a_compareExpected</text:p>
      <text:p text:style-name="P17"><text:s/>*</text:p>
      <text:p text:style-name="P17"><text:s/>* Compare the value in a_data with the expected result</text:p>
      <text:p text:style-name="P17"><text:s/>* <text:span text:style-name="T1">@param</text:span> mixed $expected = expected result</text:p>
      <text:p text:style-name="P17"><text:s/>* <text:span text:style-name="T1">@param</text:span> boolean $type = type of comparison (true or false)</text:p>
      <text:p text:style-name="P17"><text:s/>*/</text:p>
      <text:p text:style-name="P17"><text:span text:style-name="T1">public function </text:span>a_compareExpected($expected, $type=<text:span text:style-name="T1">true</text:span>)</text:p>
      <text:p text:style-name="P17">{</text:p>
      <text:p text:style-name="P17"><text:s text:c="4"/><text:tab/>$this-&gt;labelBlock('Compare expected.', 40, '*');</text:p>
      <text:p text:style-name="P17"/>
      <text:p text:style-name="P17"><text:s text:c="4"/><text:tab/><text:span text:style-name="T1">if </text:span>($this-&gt;verbose &gt; 1)</text:p>
      <text:p text:style-name="P17"><text:s text:c="4"/><text:tab/>{</text:p>
      <text:p text:style-name="P17"><text:s text:c="4"/><text:tab/><text:tab/>$this-&gt;a_showData($expected, 'expected');</text:p>
      <text:p text:style-name="P17"><text:s text:c="4"/><text:tab/><text:tab/>$this-&gt;a_showData($type, 'type');</text:p>
      <text:p text:style-name="P17"><text:soft-page-break/><text:s text:c="4"/><text:tab/><text:tab/>$this-&gt;a_showData($this-&gt;a_data, 'a_data');</text:p>
      <text:p text:style-name="P17"><text:s text:c="4"/><text:tab/>}</text:p>
      <text:p text:style-name="P17"/>
      <text:p text:style-name="P17"><text:s text:c="4"/><text:tab/>$this-&gt;a_expected = $expected;</text:p>
      <text:p text:style-name="P17"><text:tab/><text:span text:style-name="T1">if </text:span>(substr($this-&gt;a_expected, 0, 1) == '\\' &amp;&amp; </text:p>
      <text:p text:style-name="P17"><text:tab/> <text:s text:c="3"/>substr($this-&gt;a_data, 0, 1) !== '\\')</text:p>
      <text:p text:style-name="P17"><text:tab/>{</text:p>
      <text:p text:style-name="P17"><text:tab/><text:tab/>$this-&gt;a_expected = substr($this-&gt;a_expected, 1);</text:p>
      <text:p text:style-name="P17"><text:tab/>}</text:p>
      <text:p text:style-name="P17"><text:tab/><text:span text:style-name="T1">elseif </text:span>(substr($this-&gt;a_data, 0, 1) == '\\' &amp;&amp; </text:p>
      <text:p text:style-name="P17"><text:tab/><text:tab/> <text:s/>substr($this-&gt;a_expected, 0, 1)!== '\\')</text:p>
      <text:p text:style-name="P17"><text:tab/>{</text:p>
      <text:p text:style-name="P17"><text:tab/><text:tab/>$this-&gt;a_data = substr($this-&gt;a_data, 1);</text:p>
      <text:p text:style-name="P17"><text:tab/>}</text:p>
      <text:p text:style-name="P17"/>
      <text:p text:style-name="P17"><text:s text:c="4"/><text:tab/>$assertion = '$this-&gt;a_compareType($this-&gt;a_data, $this-&gt;a_expected);';</text:p>
      <text:p text:style-name="P17"><text:s text:c="4"/><text:tab/><text:span text:style-name="T1">if </text:span>($type)</text:p>
      <text:p text:style-name="P17"><text:s text:c="4"/><text:tab/>{</text:p>
      <text:p text:style-name="P17"><text:tab/><text:tab/><text:span text:style-name="T1">if </text:span>(! $this-&gt;assertTrue($assertion, </text:p>
      <text:p text:style-name="P17"><text:tab/><text:tab/><text:tab/><text:tab/><text:tab/> <text:s text:c="3"/>sprintf('Checking result - Asserting: %s',</text:p>
      <text:p text:style-name="P17"><text:tab/><text:tab/><text:tab/><text:tab/><text:tab/><text:tab/> <text:s text:c="4"/>$assertion)))</text:p>
      <text:p text:style-name="P17"><text:tab/><text:tab/>{</text:p>
      <text:p text:style-name="P17"><text:tab/><text:tab/><text:tab/>$this-&gt;a_outputAndDie();</text:p>
      <text:p text:style-name="P17"><text:tab/><text:tab/>}</text:p>
      <text:p text:style-name="P17"><text:s text:c="4"/><text:tab/>}</text:p>
      <text:p text:style-name="P17"><text:s text:c="4"/><text:tab/><text:span text:style-name="T1">else</text:span></text:p>
      <text:p text:style-name="P17"><text:span text:style-name="T1"><text:s text:c="4"/><text:tab/></text:span>{</text:p>
      <text:p text:style-name="P17"><text:tab/><text:tab/><text:span text:style-name="T1">if </text:span>(! $this-&gt;assertFalse($assertion, </text:p>
      <text:p text:style-name="P17"><text:tab/><text:tab/><text:tab/><text:tab/><text:tab/><text:tab/>sprintf('Checking result - Asserting: %s',</text:p>
      <text:p text:style-name="P17"><text:s/><text:tab/><text:tab/><text:tab/><text:tab/><text:tab/><text:tab/><text:tab/> $assertion)))</text:p>
      <text:p text:style-name="P17"><text:tab/><text:tab/>{</text:p>
      <text:p text:style-name="P17"><text:tab/><text:tab/><text:tab/>$this-&gt;a_outputAndDie();</text:p>
      <text:p text:style-name="P17"><text:tab/><text:tab/>}</text:p>
      <text:p text:style-name="P17"><text:s text:c="4"/><text:tab/>}</text:p>
      <text:p text:style-name="P17">}</text:p>
      <text:p text:style-name="P27">Narrative</text:p>
      <text:p text:style-name="P26"/>
      <text:p text:style-name="Method_20_Body">The <text:span text:style-name="T1">a_compareExpected</text:span> class method expects a two (2) mandatory parameters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Parameter</text:p>
          </table:table-cell>
          <table:table-cell table:style-name="Table14.B1" office:value-type="string">
            <text:p text:style-name="P2">Description</text:p>
          </table:table-cell>
        </table:table-row>
        <table:table-row>
          <table:table-cell table:style-name="Table14.A2" office:value-type="string">
            <text:p text:style-name="P4">$expected</text:p>
          </table:table-cell>
          <table:table-cell table:style-name="Table14.B2" office:value-type="string">
            <text:p text:style-name="Standard">Expected result.</text:p>
          </table:table-cell>
        </table:table-row>
        <table:table-row>
          <table:table-cell table:style-name="Table14.A2" office:value-type="string">
            <text:p text:style-name="P4">$type</text:p>
          </table:table-cell>
          <table:table-cell table:style-name="Table14.B2" office:value-type="string">
            <text:p text:style-name="Standard">Type of comparison (true or false)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Compare Expected</text:span>') and a block size (<text:span text:style-name="T1">40 characters</text:span>) to be output to the current logging device(s).</text:p>
      <text:p text:style-name="Method_20_Body"/>
      <text:p text:style-name="P26">If the <text:span text:style-name="Class_20_Variables">$verbose</text:span> class property is greater than 1,</text:p>
      <text:p text:style-name="P26"/>
      <text:p text:style-name="P23">the <text:span text:style-name="Class_20_Variables">$expected</text:span> paramerter and the string '<text:span text:style-name="T1">expected</text:span>' is passed to the <text:span text:style-name="T1">a_showData</text:span> class method for formatting and output to the logging device(s);</text:p>
      <text:p text:style-name="P23"/>
      <text:p text:style-name="P23">the <text:span text:style-name="Class_20_Variables">$type</text:span> parameter and the string '<text:span text:style-name="T1">type</text:span>' is passed to the <text:span text:style-name="T1">a_showData</text:span> class method for formatting and output to the logging device(s);</text:p>
      <text:p text:style-name="P23"/>
      <text:p text:style-name="P23">the <text:span text:style-name="Class_20_Variables">$a_data</text:span> class property and the string '<text:span text:style-name="T1">a_data</text:span>' is passed to the <text:span text:style-name="T1">a_showData</text:span> <text:soft-page-break/>class method for formatting and output to the logging device(s).</text:p>
      <text:p text:style-name="P23"/>
      <text:p text:style-name="P26">The <text:span text:style-name="Class_20_Variables">$expected</text:span> parameter is assigned to the <text:span text:style-name="Class_20_Variables">$a_expected</text:span> class property.</text:p>
      <text:p text:style-name="P26"/>
      <text:p text:style-name="P26">The <text:span text:style-name="Class_20_Variables">$a_expected</text:span> class property is passed to the PHP <text:span text:style-name="T1">substr</text:span> function to isolate the first character. <text:s/>If the first character is equal to “<text:span text:style-name="T1">\\</text:span>”,</text:p>
      <text:p text:style-name="P26"/>
      <text:p text:style-name="P23">the <text:span text:style-name="Class_20_Variables">$a_data</text:span> class property is passed to the PHP <text:span text:style-name="T1">substr</text:span> function to isolate the first character. <text:s/>If the first character is not equal to “<text:span text:style-name="T1">\\</text:span>”, the <text:span text:style-name="Class_20_Variables">$a_expected</text:span> class property is passed to the PHP <text:span text:style-name="T1">substr</text:span> function to eliminate the first character of the string and the result is assigned to the <text:span text:style-name="Class_20_Variables">$a_expected</text:span> class property;</text:p>
      <text:p text:style-name="P35"/>
      <text:p text:style-name="Method_20_Body">Otherwise, the <text:span text:style-name="Class_20_Variables">$a_data</text:span> <text:span text:style-name="T14">class property is passed to the PHP </text:span><text:span text:style-name="T15">substr</text:span><text:span text:style-name="T14"> function to isolate the first character. <text:s/>If the first character is equal to “</text:span><text:span text:style-name="T15">\\</text:span><text:span text:style-name="T14">”,</text:span></text:p>
      <text:p text:style-name="P26"/>
      <text:p text:style-name="P23">the <text:span text:style-name="Class_20_Variables">$a_expected</text:span> class property is passed to the PHP <text:span text:style-name="T1">substr</text:span> function to isolate the first character. <text:s/>If the first character is not equal to “<text:span text:style-name="T1">\\</text:span>”, the <text:span text:style-name="Class_20_Variables">$a_data</text:span> class property is passed to the PHP <text:span text:style-name="T1">substr</text:span> function to eliminate the first character of the string and the result is assigned to the <text:span text:style-name="Class_20_Variables">$a_data</text:span> class property.</text:p>
      <text:p text:style-name="P26"/>
      <text:p text:style-name="P26">An assertion command is created as follows:</text:p>
      <text:p text:style-name="P26"/>
      <text:p text:style-name="P22"><text:span text:style-name="T12">The </text:span><text:span text:style-name="Class_20_Variables"><text:span text:style-name="T12">$a_data</text:span></text:span><text:span text:style-name="T12"> and </text:span><text:span text:style-name="Class_20_Variables"><text:span text:style-name="T12">$a_expected</text:span></text:span><text:span text:style-name="T12"> class properties are passed to the </text:span><text:span text:style-name="T2">a_compareType</text:span><text:span text:style-name="T12"> class method.</text:span></text:p>
      <text:p text:style-name="P23"/>
      <text:p text:style-name="Method_20_Body"><text:span text:style-name="T12">The assertion command is assigned to the </text:span><text:span text:style-name="Class_20_Variables"><text:span text:style-name="T12">$assertion</text:span></text:span><text:span text:style-name="T12"> method variable.</text:span></text:p>
      <text:p text:style-name="P28"/>
      <text:p text:style-name="Method_20_Body"><text:span text:style-name="T12">If the </text:span><text:span text:style-name="Class_20_Variables"><text:span text:style-name="T12">$type</text:span></text:span><text:span text:style-name="T12"> parameter is </text:span><text:span text:style-name="T2">true</text:span><text:span text:style-name="T12">,</text:span></text:p>
      <text:p text:style-name="P28"/>
      <text:p text:style-name="P21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True</text:span><text:span text:style-name="T12"> class method.</text:span></text:p>
      <text:p text:style-name="P36"/>
      <text:p text:style-name="Method_20_Body">Otherwise,</text:p>
      <text:p text:style-name="P36"/>
      <text:p text:style-name="P21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False</text:span><text:span text:style-name="T12"> class method.</text:span></text:p>
      <text:p text:style-name="P36"/>
      <text:p text:style-name="Method_20_Body"><text:span text:style-name="T12">If the value returned from the assertion test is false, the </text:span><text:span text:style-name="T2">a_outputAndDie</text:span><text:span text:style-name="T12"> class method is called.</text:span></text:p>
      <text:p text:style-name="P26"/>
      <text:p text:style-name="P26"/>
      <text:h text:style-name="P45" text:outline-level="5"><text:bookmark-start text:name="a_expectedType"/>a_expectedType<text:bookmark-end text:name="a_expectedType"/></text:h>
      <text:p text:style-name="P26"/>
      <text:p text:style-name="P26">Compare the 2 parameters according to their types.</text:p>
      <text:p text:style-name="P26"/>
      <text:p text:style-name="P27">Algorithm</text:p>
      <text:p text:style-name="P26"/>
      <text:list xml:id="list3947508545377329080" text:style-name="L9">
        <text:list-item>
          <text:p text:style-name="P53">Accept <text:span text:style-name="Class_20_Variables">data</text:span> as the first parameter to compare;</text:p>
        </text:list-item>
        <text:list-item>
          <text:p text:style-name="P53">accept <text:span text:style-name="Class_20_Variables">compareTo</text:span> as the second parameter to compare;</text:p>
        </text:list-item>
        <text:list-item>
          <text:p text:style-name="P53">assign the type of <text:span text:style-name="Class_20_Variables">data</text:span> to <text:span text:style-name="Class_20_Variables">dataType</text:span>;</text:p>
        </text:list-item>
        <text:list-item>
          <text:p text:style-name="P53">if <text:span text:style-name="Class_20_Variables">dataType</text:span> is not equal to the type of compareTo goto step <text:span text:style-name="T1">19</text:span>;</text:p>
        </text:list-item>
        <text:list-item>
          <text:p text:style-name="P53">if <text:span text:style-name="Class_20_Variables">dataType</text:span> is equal to '<text:span text:style-name="T1">string</text:span>' goto step <text:span text:style-name="T1">10</text:span>;</text:p>
        </text:list-item>
        <text:list-item>
          <text:p text:style-name="P53">if <text:span text:style-name="Class_20_Variables">dataType</text:span> is equal to '<text:span text:style-name="T1">integer</text:span>' goto step <text:span text:style-name="T1">10</text:span>;</text:p>
        </text:list-item>
        <text:list-item>
          <text:p text:style-name="P53">if <text:span text:style-name="Class_20_Variables">dataType</text:span> is equal to '<text:span text:style-name="T1">double</text:span>' goto step <text:span text:style-name="T1">10</text:span>;</text:p>
        </text:list-item>
        <text:list-item>
          <text:p text:style-name="P53">if <text:span text:style-name="Class_20_Variables">dataType</text:span> is equal to '<text:span text:style-name="T1">boolean</text:span>' goto step <text:span text:style-name="T1">10</text:span>;</text:p>
        </text:list-item>
        <text:list-item>
          <text:p text:style-name="P53">if <text:span text:style-name="Class_20_Variables">dataType</text:span> is not equal to '<text:span text:style-name="T1">NULL</text:span>' goto step <text:span text:style-name="T1">12</text:span>;</text:p>
        </text:list-item>
        <text:list-item>
          <text:p text:style-name="P53">if <text:span text:style-name="Class_20_Variables">data</text:span> is not equal to <text:span text:style-name="Class_20_Variables">compareTo</text:span> goto step <text:span text:style-name="T1">19</text:span>;</text:p>
        </text:list-item>
        <text:list-item>
          <text:p text:style-name="P53">exit with a <text:span text:style-name="T1">true</text:span> result;</text:p>
        </text:list-item>
        <text:list-item>
          <text:p text:style-name="P53">if <text:span text:style-name="Class_20_Variables">dataType</text:span> is not equal to '<text:span text:style-name="T1">array</text:span>' goto step <text:span text:style-name="T1">14</text:span>;</text:p>
        </text:list-item>
        <text:list-item>
          <text:p text:style-name="P53">pass <text:span text:style-name="Class_20_Variables">data</text:span> and <text:span text:style-name="Class_20_Variables">compareTo</text:span> to the <text:span text:style-name="Class_20_Variables">a_identicalArrays</text:span> class method and exit with the returned result;</text:p>
        </text:list-item>
        <text:list-item>
          <text:p text:style-name="P53">if <text:span text:style-name="Class_20_Variables">dataType</text:span> is not equal '<text:span text:style-name="T1">object</text:span>' goto step <text:span text:style-name="T1">17</text:span>;</text:p>
        </text:list-item>
        <text:list-item>
          <text:p text:style-name="P53">if the <text:span text:style-name="Class_20_Variables">data</text:span> class name is equal to the <text:span text:style-name="Class_20_Variables">compareTo</text:span> class name, goto step <text:span text:style-name="T1">11</text:span>;</text:p>
        </text:list-item>
        <text:list-item>
          <text:p text:style-name="P53">goto step <text:span text:style-name="T1">19</text:span>;</text:p>
        </text:list-item>
        <text:list-item>
          <text:p text:style-name="P53">if <text:span text:style-name="Class_20_Variables">dataType</text:span> is not equal to '<text:span text:style-name="T1">resource</text:span>' goto step <text:span text:style-name="T1">19</text:span>;</text:p>
        </text:list-item>
        <text:list-item>
          <text:p text:style-name="P53"><text:s/>if the <text:span text:style-name="Class_20_Variables">data</text:span> resource type is equal to the <text:span text:style-name="Class_20_Variables">compareTo</text:span> resource type, goto step <text:span text:style-name="T1">11;</text:span></text:p>
        </text:list-item>
        <text:list-item>
          <text:p text:style-name="P53">exit with a <text:span text:style-name="T1">false</text:span> result.</text:p>
        </text:list-item>
      </text:list>
      <text:p text:style-name="P26"/>
      <text:p text:style-name="P27">Implementation</text:p>
      <text:p text:style-name="P26"/>
      <text:p text:style-name="P17">/**</text:p>
      <text:p text:style-name="P17"><text:s/>* a_compareType</text:p>
      <text:p text:style-name="P17"><text:s/>*</text:p>
      <text:p text:style-name="P17"><text:s/>* Compare the two parameters according to their types.</text:p>
      <text:p text:style-name="P17"><text:s/>* <text:span text:style-name="T1">@param</text:span> mixed $data = first parameter to compare.</text:p>
      <text:p text:style-name="P17"><text:s/>* <text:span text:style-name="T1">@param</text:span> mixed $compareTo = second parameter to compare.</text:p>
      <text:p text:style-name="P17"><text:s/>* <text:span text:style-name="T1">@return</text:span> boolean $result = true if equal, false if not.</text:p>
      <text:p text:style-name="P17"><text:s/>*/</text:p>
      <text:p text:style-name="P17"><text:span text:style-name="T1">public function </text:span>a_compareType($data, $compareTo)</text:p>
      <text:p text:style-name="P17">{</text:p>
      <text:p text:style-name="P17"><text:tab/>$dataType = gettype($data);</text:p>
      <text:p text:style-name="P17"><text:s text:c="4"/><text:tab/><text:span text:style-name="T1">if </text:span>($dataType === gettype($compareTo))</text:p>
      <text:p text:style-name="P17"><text:s text:c="4"/><text:tab/>{</text:p>
      <text:p text:style-name="P17"><text:tab/> <text:s text:c="3"/><text:tab/><text:span text:style-name="T1">switch</text:span>($dataType)</text:p>
      <text:p text:style-name="P17"><text:s text:c="4"/><text:tab/><text:tab/>{</text:p>
      <text:p text:style-name="P17"><text:s text:c="4"/><text:tab/><text:tab/><text:tab/><text:span text:style-name="T1">case </text:span>'string':</text:p>
      <text:p text:style-name="P17"><text:tab/> <text:s text:c="3"/><text:tab/><text:tab/><text:span text:style-name="T1">case </text:span>'integer':</text:p>
      <text:p text:style-name="P17"><text:s text:c="4"/><text:tab/><text:tab/><text:tab/><text:span text:style-name="T1">case </text:span>'double':</text:p>
      <text:p text:style-name="P17"><text:s text:c="4"/><text:tab/><text:tab/><text:tab/><text:span text:style-name="T1">case </text:span>'boolean':</text:p>
      <text:p text:style-name="P17"><text:s text:c="4"/><text:tab/><text:tab/><text:tab/><text:span text:style-name="T1">case </text:span>'NULL':</text:p>
      <text:p text:style-name="P17"><text:s text:c="4"/><text:tab/><text:tab/><text:tab/><text:tab/><text:span text:style-name="T1">if </text:span>($data === $compareTo)</text:p>
      <text:p text:style-name="P17"><text:s text:c="4"/><text:tab/><text:tab/><text:tab/><text:tab/>{</text:p>
      <text:p text:style-name="P17"><text:s text:c="4"/><text:tab/><text:tab/><text:tab/><text:tab/><text:tab/><text:span text:style-name="T1">return true</text:span>;</text:p>
      <text:p text:style-name="P17"><text:s text:c="4"/><text:tab/><text:tab/><text:tab/><text:tab/>}</text:p>
      <text:p text:style-name="P17"><text:soft-page-break/></text:p>
      <text:p text:style-name="P17"><text:s text:c="4"/><text:tab/><text:tab/><text:tab/><text:tab/><text:span text:style-name="T1">break</text:span>;</text:p>
      <text:p text:style-name="P17"/>
      <text:p text:style-name="P17"><text:tab/> <text:s text:c="3"/><text:tab/><text:tab/><text:span text:style-name="T1">case </text:span>'array':</text:p>
      <text:p text:style-name="P17"><text:s text:c="4"/><text:tab/><text:tab/><text:tab/><text:tab/><text:span text:style-name="T1">return </text:span>a_identicalArrays($data, $compareTo);</text:p>
      <text:p text:style-name="P17"/>
      <text:p text:style-name="P17"><text:s text:c="4"/><text:tab/><text:tab/><text:tab/><text:span text:style-name="T1">case </text:span>'object':</text:p>
      <text:p text:style-name="P17"><text:s text:c="4"/><text:tab/><text:tab/><text:tab/><text:tab/><text:span text:style-name="T1">if </text:span>(get_class($data) === get_class($compareTo))</text:p>
      <text:p text:style-name="P17"><text:s text:c="4"/><text:tab/><text:tab/><text:tab/><text:tab/>{</text:p>
      <text:p text:style-name="P17"><text:s text:c="4"/><text:tab/><text:tab/><text:tab/><text:tab/><text:tab/><text:span text:style-name="T1">return true</text:span>;</text:p>
      <text:p text:style-name="P17"><text:s text:c="4"/><text:tab/><text:tab/><text:tab/><text:tab/>}</text:p>
      <text:p text:style-name="P17"/>
      <text:p text:style-name="P17"><text:s text:c="4"/><text:tab/><text:tab/><text:tab/><text:tab/><text:span text:style-name="T1">break</text:span>;</text:p>
      <text:p text:style-name="P17"/>
      <text:p text:style-name="P17"><text:s text:c="4"/><text:tab/><text:tab/><text:tab/><text:span text:style-name="T1">case </text:span>'resource':</text:p>
      <text:p text:style-name="P17"><text:s text:c="4"/><text:tab/><text:tab/><text:tab/><text:tab/><text:span text:style-name="T1">if </text:span>(@get_resource_type($data) ===</text:p>
      <text:p text:style-name="P17"><text:s/><text:tab/><text:tab/><text:tab/><text:tab/> <text:s text:c="3"/>@get_resource_type($compareTo))</text:p>
      <text:p text:style-name="P17"><text:s text:c="4"/><text:tab/><text:tab/><text:tab/><text:tab/>{</text:p>
      <text:p text:style-name="P17"><text:s text:c="4"/><text:tab/><text:tab/><text:tab/><text:tab/><text:tab/><text:span text:style-name="T1">return true</text:span>;</text:p>
      <text:p text:style-name="P17"><text:s text:c="4"/><text:tab/><text:tab/><text:tab/><text:tab/>}</text:p>
      <text:p text:style-name="P17"/>
      <text:p text:style-name="P17"><text:s text:c="4"/><text:tab/><text:tab/><text:tab/><text:tab/><text:span text:style-name="T1">break</text:span>;</text:p>
      <text:p text:style-name="P17"/>
      <text:p text:style-name="P17"><text:s text:c="4"/><text:tab/><text:tab/><text:tab/><text:span text:style-name="T1">default</text:span>:</text:p>
      <text:p text:style-name="P17"><text:s text:c="4"/><text:tab/><text:tab/><text:tab/><text:tab/><text:span text:style-name="T1">break</text:span>;</text:p>
      <text:p text:style-name="P17"><text:s text:c="4"/><text:tab/><text:tab/>}</text:p>
      <text:p text:style-name="P17"><text:s text:c="4"/><text:tab/>}</text:p>
      <text:p text:style-name="P17"/>
      <text:p text:style-name="P17"><text:s text:c="4"/><text:tab/><text:span text:style-name="T1">return false</text:span>;</text:p>
      <text:p text:style-name="P17">}</text:p>
      <text:p text:style-name="P26"/>
      <text:p text:style-name="P31">Narrative</text:p>
      <text:p text:style-name="Method_20_Body"/>
      <text:p text:style-name="Method_20_Body">The <text:span text:style-name="T1">a_compareType</text:span> class method expects a two (2) mandatory parameters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Parameter</text:p>
          </table:table-cell>
          <table:table-cell table:style-name="Table15.B1" office:value-type="string">
            <text:p text:style-name="P2">Description</text:p>
          </table:table-cell>
        </table:table-row>
        <table:table-row>
          <table:table-cell table:style-name="Table15.A2" office:value-type="string">
            <text:p text:style-name="P4">$data</text:p>
          </table:table-cell>
          <table:table-cell table:style-name="Table15.B2" office:value-type="string">
            <text:p text:style-name="Standard">First parameter to compare.</text:p>
          </table:table-cell>
        </table:table-row>
        <table:table-row>
          <table:table-cell table:style-name="Table15.A2" office:value-type="string">
            <text:p text:style-name="P4">$compareTo</text:p>
          </table:table-cell>
          <table:table-cell table:style-name="Table15.B2" office:value-type="string">
            <text:p text:style-name="Standard">Second parameter to compare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Compare Type</text:span>') and a block size (<text:span text:style-name="T1">40 characters</text:span>) to be output to the current logging device(s).</text:p>
      <text:p text:style-name="Method_20_Body"/>
      <text:p text:style-name="Method_20_Body">The <text:span text:style-name="Class_20_Variables">$data</text:span> parameter is passed to the PHP <text:span text:style-name="T1">gettype</text:span> function and the result is assigned to the <text:span text:style-name="Class_20_Variables">$dataType</text:span> method variable.</text:p>
      <text:p text:style-name="Method_20_Body"/>
      <text:p text:style-name="Method_20_Body">The <text:span text:style-name="Class_20_Variables">$compareTo</text:span> parameter is passed to the PHP <text:span text:style-name="T1">gettype</text:span> function. <text:s/>If the result is not equal to the <text:span text:style-name="Class_20_Variables">$dataType</text:span> method variable, a <text:span text:style-name="T1">false</text:span> value is returned.</text:p>
      <text:p text:style-name="Method_20_Body"/>
      <text:p text:style-name="Method_20_Body">A PHP <text:span text:style-name="T1">switch</text:span> statement is used to perform the following comparisons:</text:p>
      <text:p text:style-name="Method_20_Body"/>
      <text:p text:style-name="P21">If the <text:span text:style-name="Class_20_Variables">$dataType</text:span> method variable is equal to '<text:span text:style-name="T1">string</text:span>', '<text:span text:style-name="T1">integer</text:span>', '<text:span text:style-name="T1">double</text:span>', '<text:span text:style-name="T1">boolean</text:span>' or <text:span text:style-name="T1">NULL</text:span>,</text:p>
      <text:p text:style-name="P21"/>
      <text:p text:style-name="P34">if the <text:span text:style-name="Class_20_Variables">$data</text:span> parameter is equal to the <text:span text:style-name="Class_20_Variables">$compareTo</text:span> parameter, a <text:span text:style-name="T1">true</text:span> value <text:soft-page-break/>is returned;</text:p>
      <text:p text:style-name="P34"/>
      <text:p text:style-name="P25">Otherwise, if the <text:span text:style-name="Class_20_Variables">$dataType</text:span> method variable is equal to '<text:span text:style-name="T1">array</text:span>', the <text:span text:style-name="Class_20_Variables">$data</text:span> and <text:span text:style-name="Class_20_Variables">$compareTo</text:span> parameters are passed to the <text:span text:style-name="T1">a_identicalArrays</text:span> class method and the result is returned;</text:p>
      <text:p text:style-name="P21"/>
      <text:p text:style-name="P21">Otherwise, if the <text:span text:style-name="Class_20_Variables">$dataType</text:span> method variable is equal to '<text:span text:style-name="T1">object</text:span>',</text:p>
      <text:p text:style-name="P21"/>
      <text:p text:style-name="P34">the <text:span text:style-name="Class_20_Variables">$data</text:span> and <text:span text:style-name="Class_20_Variables">$compareTo</text:span> parameters are passed to the PHP <text:span text:style-name="T1">get_class</text:span> function<text:span text:style-name="T14">, one at a time</text:span>; <text:s/>if both results are equal, a <text:span text:style-name="T1">true</text:span> value is returned;</text:p>
      <text:p text:style-name="P34"/>
      <text:p text:style-name="P21">Otherwise, if the <text:span text:style-name="Class_20_Variables">$dataType</text:span> method variable is equal to '<text:span text:style-name="T1">resource</text:span>',</text:p>
      <text:p text:style-name="P21"/>
      <text:p text:style-name="P34">the <text:span text:style-name="Class_20_Variables">$data</text:span> and <text:span text:style-name="Class_20_Variables">$compareTo</text:span> parameters are passed to the PHP <text:span text:style-name="T1">get_resource_type</text:span> function<text:span text:style-name="T14">, one at a time</text:span>; <text:s/>if both results are equal, a <text:span text:style-name="T1">true</text:span> value is returned.</text:p>
      <text:p text:style-name="P34"/>
      <text:p text:style-name="Method_20_Body">A <text:span text:style-name="T1">false</text:span> value is returned.</text:p>
      <text:p text:style-name="Method_20_Body"/>
      <text:p text:style-name="Method_20_Body"/>
      <text:h text:style-name="P45" text:outline-level="5"><text:bookmark-start text:name="a_showData"/>a_showData<text:bookmark-end text:name="a_showData"/></text:h>
      <text:p text:style-name="Method_20_Body"/>
      <text:p text:style-name="Method_20_Body">Output the value of the (optionally) named variable.</text:p>
      <text:p text:style-name="Method_20_Body"/>
      <text:p text:style-name="P31">Algorithm</text:p>
      <text:p text:style-name="Method_20_Body"/>
      <text:list xml:id="list649132798401686094" text:style-name="L10">
        <text:list-item>
          <text:p text:style-name="P57">Accept <text:span text:style-name="Class_20_Variables">value</text:span> as the value to be output;</text:p>
        </text:list-item>
        <text:list-item>
          <text:p text:style-name="P57">accept <text:span text:style-name="Class_20_Variables">name</text:span> as the optional name of the variable;</text:p>
        </text:list-item>
        <text:list-item>
          <text:p text:style-name="P57">assign the string '<text:span text:style-name="T1">VALUE</text:span>' to <text:span text:style-name="Class_20_Variables">buffer</text:span>;</text:p>
        </text:list-item>
        <text:list-item>
          <text:p text:style-name="P57">if <text:span text:style-name="Class_20_Variables">name</text:span> is not null append the string ' <text:span text:style-name="T1">of</text:span> ' and <text:span text:style-name="Class_20_Variables">name</text:span> to <text:span text:style-name="Class_20_Variables">buffer</text:span>;</text:p>
        </text:list-item>
        <text:list-item>
          <text:p text:style-name="P57">append the data type of <text:span text:style-name="Class_20_Variables">value</text:span> to <text:span text:style-name="Class_20_Variables">type</text:span>;</text:p>
        </text:list-item>
        <text:list-item>
          <text:p text:style-name="P57">append the string '<text:span text:style-name="T1">: (</text:span>', <text:span text:style-name="Class_20_Variables">type</text:span> and '<text:span text:style-name="T1">)</text:span>' to <text:span text:style-name="Class_20_Variables">buffer</text:span>;</text:p>
        </text:list-item>
        <text:list-item>
          <text:p text:style-name="P57">if <text:span text:style-name="Class_20_Variables">type</text:span> is not equal to '<text:span text:style-name="T1">string</text:span>' goto step <text:span text:style-name="T1">10</text:span>;</text:p>
        </text:list-item>
        <text:list-item>
          <text:p text:style-name="P57">cast <text:span text:style-name="Class_20_Variables">value</text:span> as a string and append the result to <text:span text:style-name="Class_20_Variables"><text:span text:style-name="T18">buffer</text:span>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 </text:span>is not equal to '<text:span text:style-name="T1">boolean</text:span>' goto step <text:span text:style-name="T1">13</text:span>;</text:p>
        </text:list-item>
        <text:list-item>
          <text:p text:style-name="P57">append <text:span text:style-name="Class_20_Variables">value</text:span> as the boolean value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</text:span> is not equal to '<text:span text:style-name="T1">integer</text:span>' goto step <text:span text:style-name="T1">16</text:span>;</text:p>
        </text:list-item>
        <text:list-item>
          <text:p text:style-name="P57">append <text:span text:style-name="T1">value</text:span> as the integer value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</text:span> is not equal to '<text:span text:style-name="T1">double</text:span>' or '<text:span text:style-name="T1">float</text:span>' goto step <text:span text:style-name="T1">19</text:span>;</text:p>
        </text:list-item>
        <text:list-item>
          <text:p text:style-name="P57">append <text:span text:style-name="Class_20_Variables">value</text:span> as the double value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 </text:span>is not equal '<text:span text:style-name="T1">array</text:span>' goto step <text:span text:style-name="T1">22</text:span>;</text:p>
        </text:list-item>
        <text:list-item>
          <text:p text:style-name="P57">append the result of passing <text:span text:style-name="Class_20_Variables">value</text:span> to the <text:span text:style-name="T1">format</text:span> method of the <text:span text:style-name="T1">Library\PrintU\FormatArray</text:span> class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</text:span> is not equal to '<text:span text:style-name="T1">object</text:span>' goto step <text:span text:style-name="T1">25</text:span>;</text:p>
        </text:list-item>
        <text:list-item>
          <text:p text:style-name="P57">append the object name of <text:span text:style-name="Class_20_Variables">value</text:span>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</text:span> is not equal to '<text:span text:style-name="T1">resource</text:span>' goto step <text:span text:style-name="T1">28</text:span>;</text:p>
        </text:list-item>
        <text:list-item>
          <text:p text:style-name="P57">append the resource type of <text:span text:style-name="Class_20_Variables">value</text:span>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if <text:span text:style-name="Class_20_Variables">type</text:span> is not equal to '<text:span text:style-name="T1">null</text:span>' goto step <text:span text:style-name="T1">31</text:span>;</text:p>
        </text:list-item>
        <text:list-item>
          <text:p text:style-name="P57">append the the string '<text:span text:style-name="T1">null</text:span>' to <text:span text:style-name="Class_20_Variables">buffer</text:span>;</text:p>
        </text:list-item>
        <text:list-item>
          <text:p text:style-name="P57">goto step <text:span text:style-name="T1">32</text:span>;</text:p>
        </text:list-item>
        <text:list-item>
          <text:p text:style-name="P57">append the value of <text:span text:style-name="Class_20_Variables">value</text:span> to <text:span text:style-name="Class_20_Variables">buffer</text:span>;</text:p>
        </text:list-item>
        <text:list-item>
          <text:p text:style-name="P57">pass <text:span text:style-name="Class_20_Variables">buffer</text:span> to the <text:span text:style-name="T1">assertLogMessage</text:span> class method;</text:p>
        </text:list-item>
        <text:list-item>
          <text:p text:style-name="P57">exit. </text:p>
        </text:list-item>
      </text:list>
      <text:p text:style-name="Method_20_Body"/>
      <text:p text:style-name="P31">Implementation</text:p>
      <text:p text:style-name="Method_20_Body"/>
      <text:p text:style-name="P17">/**</text:p>
      <text:p text:style-name="P17"><text:s/>* a_showData</text:p>
      <text:p text:style-name="P17"><text:s/>* </text:p>
      <text:p text:style-name="P17"><text:s/>* Output the value of the (optionally) named variable</text:p>
      <text:p text:style-name="P17"><text:s/>* <text:span text:style-name="T1">@param</text:span> mixed $value = value to output</text:p>
      <text:p text:style-name="P17"><text:s/>* <text:span text:style-name="T1">@param</text:span> string $name = (optional) name of the variable</text:p>
      <text:p text:style-name="P17"><text:s/>*/</text:p>
      <text:p text:style-name="P17"><text:span text:style-name="T1">public function </text:span>a_showData($value, $name=<text:span text:style-name="T1">null</text:span>)</text:p>
      <text:p text:style-name="P17">{</text:p>
      <text:p text:style-name="P17"><text:soft-page-break/><text:tab/>$buffer = 'VALUE';</text:p>
      <text:p text:style-name="P17"/>
      <text:p text:style-name="P17"><text:s text:c="4"/><text:tab/><text:span text:style-name="T1">if </text:span>($name)</text:p>
      <text:p text:style-name="P17"><text:s text:c="4"/><text:tab/>{</text:p>
      <text:p text:style-name="P17"><text:s text:c="4"/><text:tab/><text:tab/>$buffer .= sprintf(' of %s', $name);</text:p>
      <text:p text:style-name="P17"><text:s text:c="4"/><text:tab/>}</text:p>
      <text:p text:style-name="P17"/>
      <text:p text:style-name="P17"><text:s text:c="4"/><text:tab/>$type = gettype($value);</text:p>
      <text:p text:style-name="P17"><text:s text:c="4"/><text:tab/>$buffer .= sprintf(': (%s)', $type);</text:p>
      <text:p text:style-name="P17"/>
      <text:p text:style-name="P17"><text:s text:c="4"/><text:tab/><text:span text:style-name="T1">switch</text:span>($type)</text:p>
      <text:p text:style-name="P17"><text:s text:c="4"/><text:tab/>{</text:p>
      <text:p text:style-name="P17"><text:s text:c="4"/><text:tab/><text:tab/><text:span text:style-name="T1">case </text:span>'string':</text:p>
      <text:p text:style-name="P17"><text:s text:c="4"/><text:tab/><text:tab/><text:tab/>$buffer .= (string)$value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boolean':</text:p>
      <text:p text:style-name="P17"><text:s text:c="4"/><text:tab/><text:tab/><text:tab/>$buffer .= sprintf('%b', 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integer':</text:p>
      <text:p text:style-name="P17"><text:s text:c="4"/><text:tab/><text:tab/><text:tab/>$buffer .= sprintf('%d', 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double':</text:p>
      <text:p text:style-name="P17"><text:s text:c="4"/><text:tab/><text:tab/><text:span text:style-name="T1">case </text:span>'float':</text:p>
      <text:p text:style-name="P17"><text:s text:c="4"/><text:tab/><text:tab/><text:tab/>$buffer .= sprintf('%f', 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array':</text:p>
      <text:p text:style-name="P17"><text:s text:c="4"/><text:tab/><text:tab/><text:tab/>$buffer .= \Library\PrintU\FormatArray::<text:span text:style-name="T10">format</text:span>(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object':</text:p>
      <text:p text:style-name="P17"><text:s text:c="4"/><text:tab/><text:tab/><text:tab/>$buffer .= get_class(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resource':</text:p>
      <text:p text:style-name="P17"><text:s text:c="4"/><text:tab/><text:tab/><text:tab/>$buffer .= get_resource_type($value)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NULL':</text:p>
      <text:p text:style-name="P17"><text:s text:c="4"/><text:tab/><text:tab/><text:tab/>$buffer .= 'null';</text:p>
      <text:p text:style-name="P17"><text:s text:c="4"/><text:tab/><text:tab/><text:tab/><text:span text:style-name="T1">break</text:span>;</text:p>
      <text:p text:style-name="P17"/>
      <text:p text:style-name="P17"><text:s text:c="4"/><text:tab/><text:tab/><text:span text:style-name="T1">case </text:span>'unknown type':</text:p>
      <text:p text:style-name="P17"><text:s text:c="4"/><text:tab/><text:tab/><text:span text:style-name="T1">default</text:span>:</text:p>
      <text:p text:style-name="P17"><text:s text:c="4"/><text:tab/><text:tab/><text:tab/>$buffer .= sprintf('%s', $value);</text:p>
      <text:p text:style-name="P17"><text:s text:c="4"/><text:tab/><text:tab/><text:tab/><text:span text:style-name="T1">break</text:span>;</text:p>
      <text:p text:style-name="P17"><text:s text:c="4"/><text:tab/>}</text:p>
      <text:p text:style-name="P17"/>
      <text:p text:style-name="P17"><text:s text:c="4"/><text:tab/>$this-&gt;assertLogMessage($buffer);</text:p>
      <text:p text:style-name="P20">}</text:p>
      <text:p text:style-name="Method_20_Body"/>
      <text:p text:style-name="P31">Narrative</text:p>
      <text:p text:style-name="Method_20_Body"/>
      <text:p text:style-name="Method_20_Body">The <text:span text:style-name="T1">a_compareType</text:span> class method expects a single (1) mandatory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">Parameter</text:p>
          </table:table-cell>
          <table:table-cell table:style-name="Table16.B1" office:value-type="string">
            <text:p text:style-name="P2">Description</text:p>
          </table:table-cell>
        </table:table-row>
        <text:soft-page-break/>
        <table:table-row>
          <table:table-cell table:style-name="Table16.A2" office:value-type="string">
            <text:p text:style-name="P4">$value</text:p>
          </table:table-cell>
          <table:table-cell table:style-name="Table16.B2" office:value-type="string">
            <text:p text:style-name="Standard">Value to be output.</text:p>
          </table:table-cell>
        </table:table-row>
      </table:table>
      <text:p text:style-name="Method_20_Body"/>
      <text:p text:style-name="Method_20_Body">And a single (1) optional parameter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">Parameter</text:p>
          </table:table-cell>
          <table:table-cell table:style-name="Table17.B1" office:value-type="string">
            <text:p text:style-name="P2">Description</text:p>
          </table:table-cell>
        </table:table-row>
        <table:table-row>
          <table:table-cell table:style-name="Table17.A2" office:value-type="string">
            <text:p text:style-name="P4">$name</text:p>
          </table:table-cell>
          <table:table-cell table:style-name="Table17.B2" office:value-type="string">
            <text:p text:style-name="Standard">Name of the variable.</text:p>
          </table:table-cell>
        </table:table-row>
      </table:table>
      <text:p text:style-name="Method_20_Body"/>
      <text:p text:style-name="Method_20_Body">Set the <text:span text:style-name="Class_20_Variables">$buffer</text:span> method variable to a string of '<text:span text:style-name="Class_20_Variables"><text:span text:style-name="T6">VALUE</text:span></text:span>'.</text:p>
      <text:p text:style-name="Method_20_Body"/>
      <text:p text:style-name="Method_20_Body">If the <text:span text:style-name="Class_20_Variables">$name</text:span> parameter is not null, append a string of ' <text:span text:style-name="T1">of </text:span>' followed by the name to the <text:span text:style-name="Class_20_Variables">$buffer</text:span> method variable.</text:p>
      <text:p text:style-name="Method_20_Body"/>
      <text:p text:style-name="Method_20_Body">The string '<text:span text:style-name="T1">: </text:span>' is appended to the <text:span text:style-name="Class_20_Variables">$buffer</text:span> method variable.</text:p>
      <text:p text:style-name="Method_20_Body"/>
      <text:p text:style-name="Method_20_Body">The <text:span text:style-name="Class_20_Variables">$value</text:span> parameter is passed to the PHP <text:span text:style-name="T1">gettype</text:span> function and the result is assigned to the <text:span text:style-name="Class_20_Variables">$type</text:span> method variable.</text:p>
      <text:p text:style-name="Method_20_Body"/>
      <text:p text:style-name="Method_20_Body">The <text:span text:style-name="Class_20_Variables">$type</text:span> method variable is converted to a string within parenthesis and appended to the <text:span text:style-name="Class_20_Variables">$buffer</text:span> method variable.</text:p>
      <text:p text:style-name="Method_20_Body"/>
      <text:p text:style-name="Method_20_Body">A PHP <text:span text:style-name="T1">switch</text:span> statement is used to perform the following comparisons:</text:p>
      <text:p text:style-name="Method_20_Body"/>
      <text:p text:style-name="P21">if the <text:span text:style-name="Class_20_Variables">$type</text:span> method variable is '<text:span text:style-name="T1">string</text:span>' the $value parameter is cast to a string and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boolean</text:span>' the <text:span text:style-name="Class_20_Variables">$value</text:span> parameter is passed to the PHP <text:span text:style-name="T1">sprintf</text:span> function to convert it to a printable boolean string and the result is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integer</text:span>' the <text:span text:style-name="Class_20_Variables">$value</text:span> parameter is passed to the PHP <text:span text:style-name="T1">sprintf</text:span> function to convert it to a printable integer string and the result is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double</text:span>' or '<text:span text:style-name="T1">float</text:span>' the <text:span text:style-name="Class_20_Variables">$value</text:span> parameter is passed to the PHP <text:span text:style-name="T1">sprintf</text:span> function to convert it to a printable float string and the result is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array</text:span>' the <text:span text:style-name="Class_20_Variables">$value</text:span> parameter is passed to the <text:span text:style-name="T1">format</text:span> method of the <text:span text:style-name="T1">Library\PrintU\FormatArray</text:span> class to convert it to a printable array and the result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object</text:span>' the <text:span text:style-name="Class_20_Variables">$value</text:span> parameter is passed to the PHP <text:span text:style-name="T1">get_class</text:span> function and the result is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resource</text:span>' the <text:span text:style-name="Class_20_Variables">$value</text:span> parameter is passed to the PHP <text:span text:style-name="T1">get_resource_type</text:span> function and the result is appended to the <text:span text:style-name="Class_20_Variables">$buffer</text:span> method variable;</text:p>
      <text:p text:style-name="P21"/>
      <text:p text:style-name="P21"><text:soft-page-break/>otherwise, if the <text:span text:style-name="Class_20_Variables">$type</text:span> method variable is <text:span text:style-name="T1">NULL</text:span> the string '<text:span text:style-name="T1">null</text:span>' is appended to the <text:span text:style-name="Class_20_Variables">$buffer</text:span> method variable;</text:p>
      <text:p text:style-name="P21"/>
      <text:p text:style-name="P21">otherwise, if the <text:span text:style-name="Class_20_Variables">$type</text:span> method variable is '<text:span text:style-name="T1">unknown type</text:span>' the <text:span text:style-name="Class_20_Variables">$value</text:span> parameter is passed to the PHP <text:span text:style-name="T1">sprintf</text:span> function to convert it to a string and the result is appended to the <text:span text:style-name="Class_20_Variables">$buffer</text:span> method variable;</text:p>
      <text:p text:style-name="P21"/>
      <text:p text:style-name="Method_20_Body">The <text:span text:style-name="Class_20_Variables">$buffer</text:span> method variable is passed to the <text:span text:style-name="T1">assertLogMessage</text:span> class method for output to the logging device(s).</text:p>
      <text:p text:style-name="P26"/>
      <text:p text:style-name="P26"/>
      <text:h text:style-name="P45" text:outline-level="5"><text:bookmark-start text:name="a_exceptionCaughtTrue"/>a_exceptionCaughtTrue<text:bookmark-end text:name="a_exceptionCaughtTrue"/></text:h>
      <text:p text:style-name="P26"/>
      <text:p text:style-name="P26">Check the <text:span text:style-name="Class_20_Variables">$exceptionCaught</text:span> class property for <text:span text:style-name="T1">true</text:span> status.</text:p>
      <text:p text:style-name="P26"/>
      <text:p text:style-name="P27">Algorithm</text:p>
      <text:p text:style-name="P26"/>
      <text:list xml:id="list7826448367812557658" text:style-name="L11">
        <text:list-item>
          <text:p text:style-name="P54">Accept <text:span text:style-name="Class_20_Variables">exit</text:span> as an optional variable indicating report on assert failure, if true;</text:p>
        </text:list-item>
        <text:list-item>
          <text:p text:style-name="P54">create a command string containing a call to the <text:span text:style-name="T1">exceptionCaught</text:span> class method;</text:p>
        </text:list-item>
        <text:list-item>
          <text:p text:style-name="P54">assign the command string to <text:span text:style-name="Class_20_Variables">assertion</text:span>;</text:p>
        </text:list-item>
        <text:list-item>
          <text:p text:style-name="P54">pass <text:span text:style-name="Class_20_Variables">assertion</text:span>, and an assertion message to be printed, to the <text:span text:style-name="T1">assertTrue</text:span> class method;</text:p>
        </text:list-item>
        <text:list-item>
          <text:p text:style-name="P54">if the result is <text:span text:style-name="T1">true</text:span>, goto step <text:span text:style-name="T1">10</text:span>;</text:p>
        </text:list-item>
        <text:list-item>
          <text:p text:style-name="P54">call the <text:span text:style-name="T1">a_printException</text:span> class method;</text:p>
        </text:list-item>
        <text:list-item>
          <text:p text:style-name="P54">if exit is <text:span text:style-name="T1">false</text:span>, goto step <text:span text:style-name="T1">10</text:span>;</text:p>
        </text:list-item>
        <text:list-item>
          <text:p text:style-name="P54">call the <text:span text:style-name="Class_20_Variables">a_outputAndDie</text:span> class method;</text:p>
        </text:list-item>
        <text:list-item>
          <text:p text:style-name="P54">exit with a <text:span text:style-name="T1">false</text:span> result;</text:p>
        </text:list-item>
        <text:list-item>
          <text:p text:style-name="P54"><text:s/>exit with a <text:span text:style-name="T1">true</text:span> result.</text:p>
        </text:list-item>
      </text:list>
      <text:p text:style-name="P26"/>
      <text:p text:style-name="P27">Implementation</text:p>
      <text:p text:style-name="P26"/>
      <text:p text:style-name="P17">/**</text:p>
      <text:p text:style-name="P17"><text:s/>* a_exceptionCaughtTrue</text:p>
      <text:p text:style-name="P17"><text:s/>*</text:p>
      <text:p text:style-name="P17"><text:s/>* check the exception caught for true status</text:p>
      <text:p text:style-name="P17"><text:s/>* <text:span text:style-name="T1">@param</text:span> boolean $exit = true to report and exit on failure, false to return</text:p>
      <text:p text:style-name="P17"><text:s/>*/</text:p>
      <text:p text:style-name="P17"><text:span text:style-name="T1">public function </text:span>a_exceptionCaughtTrue($exit=<text:span text:style-name="T1">true</text:span>)</text:p>
      <text:p text:style-name="P17">{</text:p>
      <text:p text:style-name="P17"><text:s text:c="4"/><text:tab/>$this-&gt;labelBlock('Exception caught true.', 40, '*');</text:p>
      <text:p text:style-name="P17"/>
      <text:p text:style-name="P17"><text:s text:c="4"/><text:tab/>$assertion = '$this-&gt;exceptionCaught()';</text:p>
      <text:p text:style-name="P17"><text:tab/><text:span text:style-name="T1">if </text:span>(! $this-&gt;assertTrue($assertion, sprintf('Asserting: %s', $assertion)))</text:p>
      <text:p text:style-name="P17"><text:tab/>{</text:p>
      <text:p text:style-name="P17"><text:tab/><text:tab/>$this-&gt;a_printException();</text:p>
      <text:p text:style-name="P17"><text:tab/><text:tab/><text:span text:style-name="T1">if </text:span>($exit)</text:p>
      <text:p text:style-name="P17"><text:tab/><text:tab/>{</text:p>
      <text:p text:style-name="P17"><text:tab/><text:tab/><text:tab/>$this-&gt;a_outputAndDie();</text:p>
      <text:p text:style-name="P17"><text:tab/><text:tab/>}</text:p>
      <text:p text:style-name="P17"><text:tab/>}</text:p>
      <text:p text:style-name="P17">}</text:p>
      <text:p text:style-name="P26"/>
      <text:p text:style-name="P27">Narrative</text:p>
      <text:p text:style-name="P26"/>
      <text:p text:style-name="Method_20_Body">The <text:span text:style-name="T1">a_compareType</text:span> class method expects a single (1) optional parameter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2">Parameter</text:p>
          </table:table-cell>
          <table:table-cell table:style-name="Table18.B1" office:value-type="string">
            <text:p text:style-name="P2">Description</text:p>
          </table:table-cell>
        </table:table-row>
        <table:table-row>
          <table:table-cell table:style-name="Table18.A2" office:value-type="string">
            <text:p text:style-name="P4">$exit</text:p>
          </table:table-cell>
          <table:table-cell table:style-name="Table18.B2" office:value-type="string">
            <text:p text:style-name="Standard">True (default) to report and exit on failure, false to report and return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Execute Caught True</text:span>') and a block size (<text:span text:style-name="T1">40 characters</text:span>) to be output to the current logging device(s).</text:p>
      <text:p text:style-name="Method_20_Body"/>
      <text:p text:style-name="P26"><text:soft-page-break/>An assertion command is created as follows:</text:p>
      <text:p text:style-name="P26"/>
      <text:p text:style-name="P22"><text:span text:style-name="T12">The </text:span><text:span text:style-name="Class_20_Variables"><text:span text:style-name="T12">$exceptionCaught</text:span></text:span><text:span text:style-name="T12"> class method is called.</text:span></text:p>
      <text:p text:style-name="P23"/>
      <text:p text:style-name="Method_20_Body"><text:span text:style-name="T12">The assertion command is assigned to the </text:span><text:span text:style-name="Class_20_Variables"><text:span text:style-name="T12">$assertion</text:span></text:span><text:span text:style-name="T12"> method variable.</text:span></text:p>
      <text:p text:style-name="P26"/>
      <text:p text:style-name="Method_20_Body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True</text:span><text:span text:style-name="T12"> class method. <text:s/>If the result is </text:span><text:span text:style-name="T2">false</text:span><text:span text:style-name="T12">,</text:span></text:p>
      <text:p text:style-name="P28"/>
      <text:p text:style-name="P21"><text:span text:style-name="T12">the </text:span><text:span text:style-name="T2">a_printException</text:span><text:span text:style-name="T12"> class method is called;</text:span></text:p>
      <text:p text:style-name="P24"/>
      <text:p text:style-name="P21"><text:span text:style-name="T12">if the </text:span><text:span text:style-name="Class_20_Variables"><text:span text:style-name="T12">$exit</text:span></text:span><text:span text:style-name="T12"> parameter is </text:span><text:span text:style-name="T2">true</text:span><text:span text:style-name="T12">, the </text:span><text:span text:style-name="T2">a_outputAndDie</text:span><text:span text:style-name="T12"> class method is called.</text:span></text:p>
      <text:p text:style-name="P24"/>
      <text:p text:style-name="P28"/>
      <text:p text:style-name="P26"/>
      <text:h text:style-name="P45" text:outline-level="5"><text:bookmark-start text:name="a_exceptionCaughtFalse"/><text:bookmark-start text:name="a_exceptionCaughtTrue1"/>a_exceptionCaught<text:bookmark-end text:name="a_exceptionCaughtTrue1"/>False<text:bookmark-end text:name="a_exceptionCaughtFalse"/></text:h>
      <text:p text:style-name="P26"/>
      <text:p text:style-name="P26">Check the <text:span text:style-name="Class_20_Variables">$exceptionCaught</text:span> class property for <text:span text:style-name="T1">false</text:span> status.</text:p>
      <text:p text:style-name="P26"/>
      <text:p text:style-name="P27">Algorithm</text:p>
      <text:p text:style-name="P26"/>
      <text:list xml:id="list240002915171990344" text:style-name="L12">
        <text:list-item>
          <text:p text:style-name="P58"><text:span text:style-name="T14">Accept </text:span><text:span text:style-name="Class_20_Variables"><text:span text:style-name="T13">exit</text:span></text:span><text:span text:style-name="T14"> as an optional variable indicating report on assert failure, if true;</text:span></text:p>
        </text:list-item>
        <text:list-item>
          <text:p text:style-name="P58"><text:span text:style-name="T14">create a command string containing a call to the </text:span><text:span text:style-name="T15">exceptionCaught</text:span><text:span text:style-name="T14"> class method;</text:span></text:p>
        </text:list-item>
        <text:list-item>
          <text:p text:style-name="P58"><text:span text:style-name="T14">assign the command string to </text:span><text:span text:style-name="Class_20_Variables"><text:span text:style-name="T13">assertion</text:span></text:span><text:span text:style-name="T14">;</text:span></text:p>
        </text:list-item>
        <text:list-item>
          <text:p text:style-name="P58"><text:span text:style-name="T14">pass </text:span><text:span text:style-name="Class_20_Variables"><text:span text:style-name="T13">assertion</text:span></text:span><text:span text:style-name="T14">, and an assertion message to be printed, to the </text:span><text:span text:style-name="T15">assertFalse</text:span><text:span text:style-name="T14"> class method;</text:span></text:p>
        </text:list-item>
        <text:list-item>
          <text:p text:style-name="P58"><text:span text:style-name="T14">if the result is </text:span><text:span text:style-name="T15">true</text:span><text:span text:style-name="T14">, goto step </text:span><text:span text:style-name="T15">10;</text:span></text:p>
        </text:list-item>
        <text:list-item>
          <text:p text:style-name="P58"><text:span text:style-name="T14">call the </text:span><text:span text:style-name="T15">a_printException</text:span><text:span text:style-name="T14"> class method;</text:span></text:p>
        </text:list-item>
        <text:list-item>
          <text:p text:style-name="P58"><text:span text:style-name="T14">if exit is </text:span><text:span text:style-name="T15">false</text:span><text:span text:style-name="T14">, goto step </text:span><text:span text:style-name="T15">10</text:span><text:span text:style-name="T14">;</text:span></text:p>
        </text:list-item>
        <text:list-item>
          <text:p text:style-name="P58"><text:span text:style-name="T14">call the </text:span><text:span text:style-name="Class_20_Variables"><text:span text:style-name="T13">a_outputAndDie</text:span></text:span><text:span text:style-name="T14"> class method;</text:span></text:p>
        </text:list-item>
        <text:list-item>
          <text:p text:style-name="P58"><text:span text:style-name="T14">exit with a </text:span><text:span text:style-name="T15">false</text:span><text:span text:style-name="T14"> result;</text:span></text:p>
        </text:list-item>
        <text:list-item>
          <text:p text:style-name="P58"><text:span text:style-name="T14"><text:s/>exit with a </text:span><text:span text:style-name="T15">true</text:span><text:span text:style-name="T14"> result.</text:span></text:p>
        </text:list-item>
      </text:list>
      <text:p text:style-name="P26"/>
      <text:p text:style-name="P27">Implementation</text:p>
      <text:p text:style-name="P26"/>
      <text:p text:style-name="P17">/**</text:p>
      <text:p text:style-name="P17"><text:s/>* a_exceptionCaughtTrue</text:p>
      <text:p text:style-name="P17"><text:s/>*</text:p>
      <text:p text:style-name="P17"><text:s/>* check the exception caught for true status</text:p>
      <text:p text:style-name="P17"><text:s/>* <text:span text:style-name="T1">@param</text:span> boolean $exit = true to report and exit on failure, false to return</text:p>
      <text:p text:style-name="P17"><text:s/>*/</text:p>
      <text:p text:style-name="P17"><text:span text:style-name="T1">public function </text:span>a_exceptionCaughtTrue($exit=<text:span text:style-name="T1">true</text:span>)</text:p>
      <text:p text:style-name="P17">{</text:p>
      <text:p text:style-name="P17"><text:s text:c="4"/><text:tab/>$this-&gt;labelBlock('Exception caught true.', 40, '*');</text:p>
      <text:p text:style-name="P17"/>
      <text:p text:style-name="P17"><text:s text:c="4"/><text:tab/>$assertion = '$this-&gt;exceptionCaught()';</text:p>
      <text:p text:style-name="P17"><text:tab/><text:span text:style-name="T1">if </text:span>(! $this-&gt;assertFalse($assertion, sprintf('Falsely Asserting: %s',</text:p>
      <text:p text:style-name="P17"><text:s/><text:tab/><text:tab/><text:tab/><text:tab/><text:tab/><text:tab/><text:tab/><text:tab/>$assertion)))</text:p>
      <text:p text:style-name="P17"><text:tab/>{</text:p>
      <text:p text:style-name="P17"><text:tab/><text:tab/>$this-&gt;a_printException();</text:p>
      <text:p text:style-name="P17"><text:tab/><text:tab/><text:span text:style-name="T1">if </text:span>($exit)</text:p>
      <text:p text:style-name="P17"><text:tab/><text:tab/>{</text:p>
      <text:p text:style-name="P17"><text:tab/><text:tab/><text:tab/>$this-&gt;a_outputAndDie();</text:p>
      <text:p text:style-name="P17"><text:tab/><text:tab/>}</text:p>
      <text:p text:style-name="P17"><text:tab/>}</text:p>
      <text:p text:style-name="P17">}</text:p>
      <text:p text:style-name="P26"/>
      <text:p text:style-name="Method_20_Body">The <text:span text:style-name="T1">a_compareType</text:span> class method expects a single (1) optional parameter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">Parameter</text:p>
          </table:table-cell>
          <table:table-cell table:style-name="Table19.B1" office:value-type="string">
            <text:p text:style-name="P2">Description</text:p>
          </table:table-cell>
        </table:table-row>
        <table:table-row>
          <table:table-cell table:style-name="Table19.A2" office:value-type="string">
            <text:p text:style-name="P4">$exit</text:p>
          </table:table-cell>
          <table:table-cell table:style-name="Table19.B2" office:value-type="string">
            <text:p text:style-name="Standard">True (default) to report and exit on failure, false to report and return.</text:p>
          </table:table-cell>
        </table:table-row>
      </table:table>
      <text:p text:style-name="Method_20_Body"/>
      <text:p text:style-name="Method_20_Body">The <text:span text:style-name="Class_20_Variables">labelBlock</text:span> method is passed a block title ('<text:span text:style-name="T1">Execute Caught False</text:span>') and a block size (<text:span text:style-name="T1">40 characters</text:span>) to be output to the current logging device(s).</text:p>
      <text:p text:style-name="Method_20_Body"/>
      <text:p text:style-name="P26">An assertion command is created as follows:</text:p>
      <text:p text:style-name="P26"><text:soft-page-break/></text:p>
      <text:p text:style-name="P22"><text:span text:style-name="T12">The </text:span><text:span text:style-name="Class_20_Variables"><text:span text:style-name="T12">$exceptionCaught</text:span></text:span><text:span text:style-name="T12"> class method is called.</text:span></text:p>
      <text:p text:style-name="P23"/>
      <text:p text:style-name="Method_20_Body"><text:span text:style-name="T12">The assertion command is assigned to the </text:span><text:span text:style-name="Class_20_Variables"><text:span text:style-name="T12">$assertion</text:span></text:span><text:span text:style-name="T12"> method variable.</text:span></text:p>
      <text:p text:style-name="P26"/>
      <text:p text:style-name="Method_20_Body"><text:span text:style-name="T12">The </text:span><text:span text:style-name="Class_20_Variables"><text:span text:style-name="T12">$assertion</text:span></text:span><text:span text:style-name="T12"> method variable and an identifying message is passed to the </text:span><text:span text:style-name="T2">assertFalse</text:span><text:span text:style-name="T12"> class method. <text:s/>If the result is </text:span><text:span text:style-name="T2">false</text:span><text:span text:style-name="T12">,</text:span></text:p>
      <text:p text:style-name="P28"/>
      <text:p text:style-name="P21"><text:span text:style-name="T12">the </text:span><text:span text:style-name="T2">a_printException</text:span><text:span text:style-name="T12"> class method is called;</text:span></text:p>
      <text:p text:style-name="P24"/>
      <text:p text:style-name="P21"><text:span text:style-name="T12">if the </text:span><text:span text:style-name="Class_20_Variables"><text:span text:style-name="T12">$exit</text:span></text:span><text:span text:style-name="T12"> parameter is </text:span><text:span text:style-name="T2">true</text:span><text:span text:style-name="T12">, the </text:span><text:span text:style-name="T2">a_outputAndDie</text:span><text:span text:style-name="T12"> class method is called.</text:span></text:p>
      <text:p text:style-name="P24"/>
      <text:p text:style-name="P28"/>
      <text:h text:style-name="P47" text:outline-level="5"><text:bookmark-start text:name="a_printException"/>a_printException<text:bookmark-end text:name="a_printException"/></text:h>
      <text:p text:style-name="P28"/>
      <text:p text:style-name="P28">Output the excepton to the logging device(s) as a printable string.</text:p>
      <text:p text:style-name="P28"/>
      <text:p text:style-name="P32">Algorithm</text:p>
      <text:p text:style-name="P28"/>
      <text:list xml:id="list5933480127163515353" text:style-name="L13">
        <text:list-item>
          <text:p text:style-name="P59">Cast the <text:span text:style-name="Class_20_Variables">exception</text:span> class property as a string and pass the result to the <text:span text:style-name="T1">assertLogMessage</text:span> class method;</text:p>
        </text:list-item>
        <text:list-item>
          <text:p text:style-name="P59">exit.</text:p>
        </text:list-item>
      </text:list>
      <text:p text:style-name="P28"/>
      <text:p text:style-name="P32">Implementation</text:p>
      <text:p text:style-name="P28"/>
      <text:p text:style-name="P17">/**</text:p>
      <text:p text:style-name="P17"><text:s/>* a_printException</text:p>
      <text:p text:style-name="P17"><text:s/>*</text:p>
      <text:p text:style-name="P17"><text:s/>* Output the exception to the log as a printable string</text:p>
      <text:p text:style-name="P17"><text:s/>*/</text:p>
      <text:p text:style-name="P17"><text:span text:style-name="T1">public function </text:span>a_printException()</text:p>
      <text:p text:style-name="P17">{</text:p>
      <text:p text:style-name="P17"><text:s text:c="4"/><text:tab/>$this-&gt;assertLogMessage((string)$this-&gt;exception);</text:p>
      <text:p text:style-name="P20">}</text:p>
      <text:p text:style-name="P28"/>
      <text:p text:style-name="P32">Narrative</text:p>
      <text:p text:style-name="P28"/>
      <text:p text:style-name="Method_20_Body">The <text:span text:style-name="Class_20_Variables">$exception</text:span> class property is cast as a string and passed to the <text:span text:style-name="T1">assertLogMessage</text:span> class method for output to the current logging device(s).</text:p>
      <text:p text:style-name="Method_20_Body"/>
      <text:p text:style-name="Method_20_Body"/>
      <text:h text:style-name="P45" text:outline-level="5"><text:bookmark-start text:name="a_absoluteFileName"/>a_absoluteFileName<text:bookmark-end text:name="a_absoluteFileName"/></text:h>
      <text:p text:style-name="Method_20_Body"/>
      <text:p text:style-name="Method_20_Body">Takes a workspace relative file name and returns an absolute path to the file</text:p>
      <text:p text:style-name="Method_20_Body"/>
      <text:p text:style-name="P31">Algorithm</text:p>
      <text:p text:style-name="Method_20_Body"/>
      <text:list xml:id="list5321052610177188858" text:style-name="L14">
        <text:list-item>
          <text:p text:style-name="P60">Accept <text:span text:style-name="Class_20_Variables">name</text:span> as the workspace-relative file name;</text:p>
        </text:list-item>
        <text:list-item>
          <text:p text:style-name="P60">if <text:span text:style-name="Class_20_Variables">name</text:span> is a local stream file, goto step <text:span text:style-name="T1">5</text:span>;</text:p>
        </text:list-item>
        <text:list-item>
          <text:p text:style-name="P60">assign <text:span text:style-name="Class_20_Variables">name</text:span> to the <text:span text:style-name="Class_20_Variables">a_fileName</text:span> class property;</text:p>
        </text:list-item>
        <text:list-item>
          <text:p text:style-name="P60">exit with <text:span text:style-name="Class_20_Variables">a_fileName</text:span> as the result;</text:p>
        </text:list-item>
        <text:list-item>
          <text:p text:style-name="P60">replace all '<text:span text:style-name="T1">/</text:span>' and '<text:span text:style-name="T1">//</text:span>' characters in name with the PHP <text:span text:style-name="T1">DIRECTORY_SEPARATOR</text:span>, and assign the result to the <text:span text:style-name="Class_20_Variables">a_fileName</text:span> class property;</text:p>
        </text:list-item>
        <text:list-item>
          <text:p text:style-name="P60">if the first character in the <text:span text:style-name="Class_20_Variables">a_fileName</text:span> class property is equal to the PHP <text:span text:style-name="T1">DIRECTORY_SEPARATOR</text:span>, goto step <text:span text:style-name="T17">8</text:span>;</text:p>
        </text:list-item>
        <text:list-item>
          <text:p text:style-name="P60">assign the result of concatenating the <text:span text:style-name="Class_20_Variables">RootPath</text:span> element of the <text:span text:style-name="Class_20_Variables">properties</text:span> class property, the PHP <text:span text:style-name="T1">DIRECTORY_SEPARATOR</text:span> constant, and the <text:span text:style-name="Class_20_Variables">a_fileName</text:span> class property to the <text:span text:style-name="Class_20_Variables">a_fileName</text:span> class property;</text:p>
        </text:list-item>
        <text:list-item>
          <text:p text:style-name="P60">exit with the result equal to the <text:span text:style-name="Class_20_Variables">a_fileName</text:span> class property.</text:p>
        </text:list-item>
      </text:list>
      <text:p text:style-name="Method_20_Body"/>
      <text:p text:style-name="P31">Implementation</text:p>
      <text:p text:style-name="Method_20_Body"/>
      <text:p text:style-name="P17">/**</text:p>
      <text:p text:style-name="P17"><text:s/>* a_absoluteFileName</text:p>
      <text:p text:style-name="P17"><text:s/>*</text:p>
      <text:p text:style-name="P17"><text:s/>* Takes a workspace relative file name and returns an absolute path to the file</text:p>
      <text:p text:style-name="P17"><text:s/>* <text:span text:style-name="T1">@param</text:span> string $name = workspace relative file name</text:p>
      <text:p text:style-name="P17"><text:s/>* <text:span text:style-name="T1">@return</text:span> string $name = absolute path to the file</text:p>
      <text:p text:style-name="P17"><text:s/>*/</text:p>
      <text:p text:style-name="P17"><text:span text:style-name="T1">public function </text:span>a_absoluteFileName($name)</text:p>
      <text:p text:style-name="P17">{</text:p>
      <text:p text:style-name="P17"><text:s text:c="4"/><text:tab/><text:span text:style-name="T1">if </text:span>(! stream_is_local($name))</text:p>
      <text:p text:style-name="P17"><text:s text:c="4"/><text:tab/>{</text:p>
      <text:p text:style-name="P17"><text:s text:c="4"/><text:tab/><text:tab/><text:span text:style-name="T1">return </text:span>$this-&gt;a_fileName = $name;</text:p>
      <text:p text:style-name="P17"><text:s text:c="4"/><text:tab/>}</text:p>
      <text:p text:style-name="P17"/>
      <text:p text:style-name="P17"><text:s text:c="4"/><text:tab/>$this-&gt;a_fileName = str_replace(<text:span text:style-name="T1">array</text:span>('/', '\\'), DIRECTORY_SEPARATOR, $name);</text:p>
      <text:p text:style-name="P17"/>
      <text:p text:style-name="P17"><text:s text:c="4"/><text:tab/><text:span text:style-name="T1">if </text:span>(substr($this-&gt;a_fileName, 0, 1) != DIRECTORY_SEPARATOR)</text:p>
      <text:p text:style-name="P17"><text:s text:c="4"/><text:tab/>{</text:p>
      <text:p text:style-name="P17"><text:s text:c="4"/><text:tab/><text:tab/>$this-&gt;a_fileName = sprintf("%s%s%s", $this-&gt;properties['RootPath'],</text:p>
      <text:p text:style-name="P17"><text:s/><text:tab/><text:tab/><text:tab/><text:tab/><text:tab/><text:tab/> <text:s/>DIRECTORY_SEPARATOR, $this-&gt;a_fileName);</text:p>
      <text:p text:style-name="P17"><text:s text:c="4"/><text:tab/>}</text:p>
      <text:p text:style-name="P17"/>
      <text:p text:style-name="P17"><text:s text:c="4"/><text:tab/><text:span text:style-name="T1">return </text:span>$this-&gt;a_fileName;</text:p>
      <text:p text:style-name="P20">}</text:p>
      <text:p text:style-name="Method_20_Body"/>
      <text:p text:style-name="P31">Narrative</text:p>
      <text:p text:style-name="Method_20_Body"/>
      <text:p text:style-name="Method_20_Body">The <text:span text:style-name="T1">a_absoluteFileName</text:span> class method expects a single (1) mandatory parameter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">Parameter</text:p>
          </table:table-cell>
          <table:table-cell table:style-name="Table20.B1" office:value-type="string">
            <text:p text:style-name="P2">Description</text:p>
          </table:table-cell>
        </table:table-row>
        <table:table-row>
          <table:table-cell table:style-name="Table20.A2" office:value-type="string">
            <text:p text:style-name="P4">$name</text:p>
          </table:table-cell>
          <table:table-cell table:style-name="Table20.B2" office:value-type="string">
            <text:p text:style-name="Standard">Workspace-relative file name.</text:p>
          </table:table-cell>
        </table:table-row>
      </table:table>
      <text:p text:style-name="Method_20_Body"/>
      <text:p text:style-name="Method_20_Body"><text:soft-page-break/>The <text:span text:style-name="Class_20_Variables">$name</text:span> parameter is passed to the PHP <text:span text:style-name="T1">stream_is_local</text:span> function. <text:s/>If the result is <text:span text:style-name="T1">false</text:span>, the <text:span text:style-name="Class_20_Variables">$name</text:span> parameter is stored in the <text:span text:style-name="Class_20_Variables">$a_fileName</text:span> class property and the <text:span text:style-name="Class_20_Variables">$a_fileName</text:span> class property is returned.</text:p>
      <text:p text:style-name="Method_20_Body"/>
      <text:p text:style-name="Method_20_Body">An array containing the two strings '<text:span text:style-name="T1">/</text:span>' and '<text:span text:style-name="T1">//</text:span>', the PHP <text:span text:style-name="T1">DIRECTORY_SEPARATOR</text:span> string constant and the <text:span text:style-name="Class_20_Variables">$name</text:span> parameter are passed to the PHP <text:span text:style-name="T1">str_replace</text:span> function to replace all occurances of the two strings in the array found in the <text:span text:style-name="Class_20_Variables">$name</text:span> parameter with the PHP <text:span text:style-name="T1">DIRECTORY_SEPARATOR</text:span> string constant. <text:s/>The result is stored in the <text:span text:style-name="Class_20_Variables">$a_fileName</text:span> class property.</text:p>
      <text:p text:style-name="Method_20_Body"/>
      <text:p text:style-name="Method_20_Body">The PHP <text:span text:style-name="T1">substr</text:span> function is passed the <text:span text:style-name="Class_20_Variables">$a_fileName</text:span> class property to isolate the first character. <text:s/>If the first character is not the same as the PHP <text:span text:style-name="T1">DIRECTORY_SEPARATOR</text:span>, the '<text:span text:style-name="T1">RootPath</text:span>' entry in the <text:span text:style-name="Class_20_Variables">$properties</text:span> class property, the PHP <text:span text:style-name="T1">DIRECTORY_SEPARATOR</text:span>, and the <text:span text:style-name="Class_20_Variables">$a_fileName</text:span> class property is passed to the PHP <text:span text:style-name="T1">sprintf</text:span> function to concate the parameters together, and the result is assigned to the <text:span text:style-name="Class_20_Variables">$a_fileName</text:span> class property.</text:p>
      <text:p text:style-name="Method_20_Body"/>
      <text:p text:style-name="Method_20_Body">The <text:span text:style-name="Class_20_Variables">$a_fileName</text:span> class property is returned.</text:p>
      <text:p text:style-name="Method_20_Body"/>
      <text:h text:style-name="P45" text:outline-level="5"><text:bookmark-start text:name="a_outputAndDie"/><text:span text:style-name="Class_20_Variables"><text:span text:style-name="T16">a_outputAndDie</text:span></text:span><text:bookmark-end text:name="a_outputAndDie"/></text:h>
      <text:p text:style-name="Method_20_Body"/>
      <text:p text:style-name="Method_20_Body">Output a message and die.</text:p>
      <text:p text:style-name="Method_20_Body"/>
      <text:p text:style-name="Method_20_Body">Algorithm</text:p>
      <text:p text:style-name="Method_20_Body"/>
      <text:list xml:id="list7847756692968315510" text:style-name="L15">
        <text:list-item>
          <text:p text:style-name="P61">Accept <text:span text:style-name="Class_20_Variables">message</text:span> as the optional message to output;</text:p>
        </text:list-item>
        <text:list-item>
          <text:p text:style-name="P61">if <text:span text:style-name="Class_20_Variables">message</text:span> is null, goto step <text:span text:style-name="T1">5</text:span>;</text:p>
        </text:list-item>
        <text:list-item>
          <text:p text:style-name="P61">pass <text:span text:style-name="Class_20_Variables">message</text:span> to the <text:span text:style-name="T1">assertLogMessaage</text:span> class method;</text:p>
        </text:list-item>
        <text:list-item>
          <text:p text:style-name="P61">pass <text:span text:style-name="Class_20_Variables">message</text:span> to the <text:span text:style-name="T1">log</text:span> method of the <text:span text:style-name="T1">Logger_Object</text:span> in the <text:span text:style-name="T1">properties</text:span> class property;</text:p>
        </text:list-item>
        <text:list-item>
          <text:p text:style-name="P61">throw a <text:span text:style-name="T1">Testing\Exception</text:span>, passing <text:span text:style-name="Class_20_Variables">message</text:span> and the <text:span text:style-name="T1">Library\Error</text:span> code corrseponding to the '<text:span text:style-name="T1">PhpTestingFailure</text:span>' constant.</text:p>
        </text:list-item>
      </text:list>
      <text:p text:style-name="Method_20_Body"/>
      <text:p text:style-name="P33">Implementation</text:p>
      <text:p text:style-name="Method_20_Body"/>
      <text:p text:style-name="P17">/**</text:p>
      <text:p text:style-name="P17"><text:s/>* a_outputAndDie</text:p>
      <text:p text:style-name="P17"><text:s/>*</text:p>
      <text:p text:style-name="P17"><text:s/>* Output a message and terminate the program</text:p>
      <text:p text:style-name="P17"><text:s/>* <text:span text:style-name="T1">@param</text:span> string $message = (optional) message to output</text:p>
      <text:p text:style-name="P17"><text:s/>*/</text:p>
      <text:p text:style-name="P17"><text:span text:style-name="T1">public function </text:span>a_outputAndDie($message='')</text:p>
      <text:p text:style-name="P17">{</text:p>
      <text:p text:style-name="P17"><text:tab/><text:span text:style-name="T1">if </text:span>($message != '')</text:p>
      <text:p text:style-name="P17"><text:tab/>{</text:p>
      <text:p text:style-name="P17"><text:tab/><text:tab/>$this-&gt;assertLogMessage($message);</text:p>
      <text:p text:style-name="P17"><text:tab/><text:tab/>$this-&gt;properties-&gt;Logger_Object-&gt;log($message, 'error');</text:p>
      <text:p text:style-name="P17"><text:tab/>}</text:p>
      <text:p text:style-name="P17"/>
      <text:p text:style-name="P17"><text:tab/><text:span text:style-name="T1">throw new </text:span>Exception($message, \Library\Error::<text:span text:style-name="T10">code</text:span>('PhpTestingFailure'));</text:p>
      <text:p text:style-name="P20">}</text:p>
      <text:p text:style-name="Method_20_Body"/>
      <text:p text:style-name="P31">Narrative</text:p>
      <text:p text:style-name="Method_20_Body"/>
      <text:p text:style-name="Method_20_Body">The <text:span text:style-name="T1">a_outputAndDie</text:span> class method expects a single (1) optional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2">Parameter</text:p>
          </table:table-cell>
          <table:table-cell table:style-name="Table21.B1" office:value-type="string">
            <text:p text:style-name="P2">Description</text:p>
          </table:table-cell>
        </table:table-row>
        <table:table-row>
          <table:table-cell table:style-name="Table21.A2" office:value-type="string">
            <text:p text:style-name="P4">$message</text:p>
          </table:table-cell>
          <table:table-cell table:style-name="Table21.B2" office:value-type="string">
            <text:p text:style-name="Standard">Message to output.</text:p>
          </table:table-cell>
        </table:table-row>
      </table:table>
      <text:p text:style-name="Method_20_Body"/>
      <text:p text:style-name="Method_20_Body">If the <text:span text:style-name="Class_20_Variables">$messaage</text:span> parameter is not empty (or null),</text:p>
      <text:p text:style-name="Method_20_Body"/>
      <text:p text:style-name="P21">the <text:span text:style-name="Class_20_Variables">$message</text:span> parameter is passed to the <text:span text:style-name="T1">assertLogMessage</text:span> class method;</text:p>
      <text:p text:style-name="P21"/>
      <text:p text:style-name="P21">the <text:span text:style-name="Class_20_Variables">$message </text:span>parameter and a string containing '<text:span text:style-name="T1">error</text:span>' is passed to the <text:span text:style-name="T1">log</text:span> method of the <text:span text:style-name="T1">Logger_Object</text:span> property of the <text:span text:style-name="Class_20_Variables">$properties</text:span> class property.</text:p>
      <text:p text:style-name="Method_20_Body"/>
      <text:p text:style-name="Method_20_Body">A <text:span text:style-name="T1">Testing\Exception</text:span> is thrown containing the <text:span text:style-name="Class_20_Variables">$message</text:span> parameter and the result of passing the '<text:span text:style-name="T1">PhpTestingFailure</text:span>' string to the <text:span text:style-name="T1">code</text:span> method of the <text:span text:style-name="T1">Library\Error</text:span> class.</text:p>
      <text:p text:style-name="Method_20_Body"/>
      <text:p text:style-name="Method_20_Body"><text:s/></text:p>
      <text:h text:style-name="P41" text:outline-level="3">Source Listing</text:h>
      <text:p text:style-name="Coding_20_Body"/>
      <text:p text:style-name="P37">&lt;?php</text:p>
      <text:p text:style-name="P37"><text:span text:style-name="T1">namespace </text:span>Library\Testing;</text:p>
      <text:p text:style-name="P37"/>
      <text:p text:style-name="P37">/*</text:p>
      <text:p text:style-name="P37"><text:s/>*<text:tab/>UtilityMethods is copyright © 2012, 2013. EarthWalk Software.</text:p>
      <text:p text:style-name="P37"><text:s/>* <text:tab/>Licensed under the Academic Free License version 3.0</text:p>
      <text:p text:style-name="P37"><text:s/>* <text:s text:c="4"/>Refer to the file named License.txt provided with the source,</text:p>
      <text:p text:style-name="P37"><text:s/>* <text:s text:c="10"/>or from http://opensource.org/licenses/academic.php</text:p>
      <text:p text:style-name="P37">*/</text:p>
      <text:p text:style-name="P37">/**</text:p>
      <text:p text:style-name="P37"><text:s/>* UtilityMethods</text:p>
      <text:p text:style-name="P37"><text:s/>*</text:p>
      <text:p text:style-name="P37"><text:s/>* Some utility classes for use with Library\Testing\Base - </text:p>
      <text:p text:style-name="P37"><text:s/>* <text:s text:c="5"/>intended to be extended by test class</text:p>
      <text:p text:style-name="P37"><text:s/>* <text:span text:style-name="T1">@author</text:span> Jay Wheeler</text:p>
      <text:p text:style-name="P37"><text:s/>* <text:span text:style-name="T1">@version</text:span> 1.0</text:p>
      <text:p text:style-name="P37"><text:s/>* <text:span text:style-name="T1">@copyright</text:span> © 2012, 2013 EarthWalk Software.</text:p>
      <text:p text:style-name="P37"><text:s/>* <text:span text:style-name="T1">@license</text:span> Licensed under the Academic Free License version 3.0.</text:p>
      <text:p text:style-name="P37"><text:s/>* <text:span text:style-name="T1">@package</text:span> Library</text:p>
      <text:p text:style-name="P37"><text:s/>* <text:span text:style-name="T1">@subpackage</text:span> Testing</text:p>
      <text:p text:style-name="P37"><text:s/>*/</text:p>
      <text:p text:style-name="P37"><text:span text:style-name="T1">class </text:span>UtilityMethods <text:span text:style-name="T1">extends </text:span>\Library\Testing\Base</text:p>
      <text:p text:style-name="P37">{</text:p>
      <text:p text:style-name="P37"><text:tab/>/**</text:p>
      <text:p text:style-name="P37"><text:tab/> * utility_os</text:p>
      <text:p text:style-name="P37"><text:tab/> * </text:p>
      <text:p text:style-name="P37"><text:tab/> * Contains the name of the current operating system, in lower case characters.</text:p>
      <text:p text:style-name="P37"><text:tab/> * <text:span text:style-name="T1">@var</text:span> string utility_os</text:p>
      <text:p text:style-name="P37"><text:tab/> */</text:p>
      <text:p text:style-name="P37"><text:tab/><text:span text:style-name="T1">protected </text:span>$utility_os;</text:p>
      <text:p text:style-name="P37"/>
      <text:p text:style-name="P37"><text:tab/>/**</text:p>
      <text:p text:style-name="P37"><text:tab/> * __construct</text:p>
      <text:p text:style-name="P37"><text:tab/> *</text:p>
      <text:p text:style-name="P37"><text:tab/> * Class constructor</text:p>
      <text:p text:style-name="P37"><text:tab/> */</text:p>
      <text:p text:style-name="P37"><text:tab/><text:span text:style-name="T1">public function </text:span>__construct()</text:p>
      <text:p text:style-name="P37"><text:tab/>{</text:p>
      <text:p text:style-name="P37"><text:tab/><text:tab/><text:span text:style-name="T1">parent</text:span>::<text:span text:style-name="T10">__construct</text:span>();</text:p>
      <text:p text:style-name="P37"><text:tab/><text:tab/>$this-&gt;utility_os = strtolower(php_uname('s'));</text:p>
      <text:p text:style-name="P37"><text:tab/>}</text:p>
      <text:p text:style-name="P37"/>
      <text:p text:style-name="P37"><text:tab/>/**</text:p>
      <text:p text:style-name="P37"><text:tab/> * __destruct</text:p>
      <text:p text:style-name="P37"><text:tab/> *</text:p>
      <text:p text:style-name="P37"><text:tab/> * Class destructor.</text:p>
      <text:p text:style-name="P37"><text:tab/> */</text:p>
      <text:p text:style-name="P37"><text:tab/><text:span text:style-name="T1">public function </text:span>__destruct()</text:p>
      <text:p text:style-name="P37"><text:tab/>{</text:p>
      <text:p text:style-name="P37"><text:tab/><text:tab/><text:span text:style-name="T1">parent</text:span>::<text:span text:style-name="T10">__destruct</text:span>();</text:p>
      <text:p text:style-name="P37"><text:tab/>}</text:p>
      <text:p text:style-name="P37"/>
      <text:p text:style-name="P37"><text:tab/></text:p>
      <text:p text:style-name="P15"><text:tab/>/**</text:p>
      <text:p text:style-name="P37"><text:tab/> * assertionTests</text:p>
      <text:p text:style-name="P37"><text:tab/> *</text:p>
      <text:p text:style-name="P37"><text:tab/> * run the current assertion test steps</text:p>
      <text:p text:style-name="P37"><text:tab/> * @parm string $logger = (optional) name of the logger to use, null for none</text:p>
      <text:p text:style-name="P37"><text:tab/> * <text:span text:style-name="T1">@param</text:span> string $format = (optional) output format name, null to not assign</text:p>
      <text:p text:style-name="P37"><text:tab/> */</text:p>
      <text:p text:style-name="P37"><text:span text:style-name="T1"><text:tab/>public function </text:span>assertionTests($logger=<text:span text:style-name="T1">null</text:span>, $format=<text:span text:style-name="T1">null</text:span>)</text:p>
      <text:p text:style-name="P37"><text:s text:c="4"/><text:tab/>{</text:p>
      <text:p text:style-name="P37"><text:s text:c="4"/><text:tab/><text:tab/>$this-&gt;eolSequence = $this-&gt;properties-&gt;eolSequence;</text:p>
      <text:p text:style-name="P37"/>
      <text:p text:style-name="P37"><text:tab/><text:tab/><text:span text:style-name="T1">if </text:span>($logger !== <text:span text:style-name="T1">null</text:span>)</text:p>
      <text:p text:style-name="P37"><text:tab/><text:tab/>{</text:p>
      <text:p text:style-name="P37"><text:tab/><text:tab/><text:tab/>$this-&gt;assertStartLogger($logger, $format);</text:p>
      <text:p text:style-name="P37"><text:tab/><text:tab/>}</text:p>
      <text:p text:style-name="P37"/>
      <text:p text:style-name="P37"><text:s text:c="4"/><text:tab/><text:tab/>$this-&gt;assertFailures(<text:span text:style-name="T1">false</text:span>);</text:p>
      <text:p text:style-name="P37"><text:s text:c="4"/><text:tab/>}</text:p>
      <text:p text:style-name="P37"/>
      <text:p text:style-name="P37"><text:tab/>/**</text:p>
      <text:p text:style-name="P37"><text:tab/> * a_printArray</text:p>
      <text:p text:style-name="P37"><text:tab/> *</text:p>
      <text:p text:style-name="P37"><text:tab/> * Print the array contents</text:p>
      <text:p text:style-name="P37"><text:tab/> * <text:span text:style-name="T1">@param</text:span> array $array = array to print</text:p>
      <text:p text:style-name="P37"><text:tab/> * <text:span text:style-name="T1">@param</text:span> string $label = (optional) array label to print, null for none</text:p>
      <text:p text:style-name="P37"><text:tab/> * <text:span text:style-name="T1">@param</text:span> boolean $sort = (optional) sort fields if true (default = false)</text:p>
      <text:p text:style-name="P37"><text:tab/> * <text:span text:style-name="T1">@param</text:span> boolean $sortValues = (optional) sort values if true (default = false)</text:p>
      <text:p text:style-name="P37"><text:tab/> * <text:span text:style-name="T1">@param</text:span> boolean $recurse = (optional) recursion allowed if true</text:p>
      <text:p text:style-name="P37"><text:tab/> */</text:p>
      <text:p text:style-name="P37"><text:span text:style-name="T1"><text:tab/>public function </text:span>a_printArray($array, $label=<text:span text:style-name="T1">null</text:span>, </text:p>
      <text:p text:style-name="P37"><text:tab/><text:tab/><text:tab/><text:tab/><text:tab/> <text:s text:c="2"/>$sort=<text:span text:style-name="T1">false</text:span>, $sortValues = <text:span text:style-name="T1">false</text:span>, $recurse=<text:span text:style-name="T1">false</text:span>)</text:p>
      <text:p text:style-name="P37"><text:tab/>{</text:p>
      <text:p text:style-name="P37"><text:tab/><text:tab/>$this-&gt;labelBlock('Print array.', 40, '*');</text:p>
      <text:p text:style-name="P37"/>
      <text:p text:style-name="P37"><text:s text:c="4"/><text:tab/><text:tab/>$this-&gt;a_testArray = $array;</text:p>
      <text:p text:style-name="P37"><text:s text:c="4"/><text:tab/><text:tab/>$this-&gt;a_label = $label;</text:p>
      <text:p text:style-name="P37"><text:s text:c="4"/><text:tab/><text:tab/>$this-&gt;a_sort = $sort;</text:p>
      <text:p text:style-name="P37"><text:s text:c="4"/><text:tab/><text:tab/>$this-&gt;a_sortValues = $sortValues;</text:p>
      <text:p text:style-name="P37"><text:s text:c="4"/><text:tab/><text:tab/>$this-&gt;a_recurse = $recurse;</text:p>
      <text:p text:style-name="P37"/>
      <text:p text:style-name="P37"><text:s text:c="4"/><text:tab/><text:tab/>$assertion = '$this-&gt;a_buffer = ' .</text:p>
      <text:p text:style-name="P37"><text:tab/><text:tab/><text:tab/><text:tab/>'\Library\PrintU\FormatArray::format($this-&gt;a_testArray, ' .</text:p>
      <text:p text:style-name="P37"><text:tab/><text:tab/><text:tab/><text:tab/>'$this-&gt;a_label, $this-&gt;a_sort, $this-&gt;a_sortValues, ' .</text:p>
      <text:p text:style-name="P37"><text:tab/><text:tab/><text:tab/><text:tab/>'$this-&gt;a_recurse);';</text:p>
      <text:p text:style-name="P37"><text:tab/><text:tab/><text:span text:style-name="T1">if </text:span>(! $this-&gt;assertTrue($assertion, </text:p>
      <text:p text:style-name="P37"><text:tab/><text:tab/><text:tab/><text:tab/><text:tab/> <text:s text:c="3"/>sprintf('PrintArray - Asserting: %s', $assertion)))</text:p>
      <text:p text:style-name="P37"><text:tab/><text:tab/>{</text:p>
      <text:p text:style-name="P37"><text:tab/><text:tab/><text:tab/>$this-&gt;a_outputAndDie($this-&gt;a_buffer);</text:p>
      <text:p text:style-name="P37"><text:tab/><text:tab/>}</text:p>
      <text:p text:style-name="P37"/>
      <text:p text:style-name="P37"><text:tab/><text:tab/>$this-&gt;assertLogMessage($this-&gt;a_buffer);</text:p>
      <text:p text:style-name="P37"><text:tab/>}</text:p>
      <text:p text:style-name="P37"/>
      <text:p text:style-name="P37"/>
      <text:p text:style-name="P15"><text:s/><text:tab/>/**</text:p>
      <text:p text:style-name="P37"><text:s/><text:tab/> * a_compareArray</text:p>
      <text:p text:style-name="P37"><text:s/><text:tab/> *</text:p>
      <text:p text:style-name="P37"><text:s/><text:tab/> * Compare with local array</text:p>
      <text:p text:style-name="P37"><text:s/><text:tab/> * <text:span text:style-name="T1">@param</text:span> array $array = array to compare with local array</text:p>
      <text:p text:style-name="P37"><text:s/><text:tab/> * <text:span text:style-name="T1">@param</text:span> boolean $type = (optional) type of comparison (true or false),</text:p>
      <text:p text:style-name="P37"><text:tab/> *<text:tab/><text:tab/><text:tab/> <text:s text:c="6"/>default = true</text:p>
      <text:p text:style-name="P37"><text:tab/> * <text:span text:style-name="T1">@param</text:span> array $localArray = (optional) local array to compare $array to</text:p>
      <text:p text:style-name="P37"><text:tab/> */</text:p>
      <text:p text:style-name="P37"><text:span text:style-name="T1"><text:tab/>public function </text:span>a_compareArray($array, $type=<text:span text:style-name="T1">true</text:span>, $localArray=<text:span text:style-name="T1">null</text:span>)</text:p>
      <text:p text:style-name="P37"><text:tab/>{</text:p>
      <text:p text:style-name="P37"><text:s text:c="4"/><text:tab/><text:tab/>$this-&gt;labelBlock('Compare Array.', 40, '*');</text:p>
      <text:p text:style-name="P37"/>
      <text:p text:style-name="P37"><text:s text:c="4"/><text:tab/><text:tab/>$this-&gt;a_array = $array;</text:p>
      <text:p text:style-name="P37"/>
      <text:p text:style-name="P37"><text:s text:c="4"/><text:tab/><text:tab/><text:span text:style-name="T1">if </text:span>($localArray)</text:p>
      <text:p text:style-name="P37"><text:s text:c="4"/><text:tab/><text:tab/>{</text:p>
      <text:p text:style-name="P37"><text:s text:c="4"/><text:tab/><text:tab/><text:tab/>$this-&gt;a_localArray = $localArray;</text:p>
      <text:p text:style-name="P37"><text:s text:c="4"/><text:tab/><text:tab/>}</text:p>
      <text:p text:style-name="P37"/>
      <text:p text:style-name="P37"><text:tab/> <text:s text:c="3"/><text:tab/>$assertion = '$this-&gt;a_identicalArrays($this-&gt;a_localArray, ' .</text:p>
      <text:p text:style-name="P37"><text:tab/><text:tab/><text:tab/><text:tab/> '$this-&gt;a_array);';</text:p>
      <text:p text:style-name="P37"/>
      <text:p text:style-name="P37"><text:s text:c="4"/><text:tab/><text:tab/><text:span text:style-name="T1">if </text:span>($this-&gt;a_type = $type)</text:p>
      <text:p text:style-name="P37"><text:s text:c="4"/><text:tab/><text:tab/>{</text:p>
      <text:p text:style-name="P37"><text:tab/><text:tab/><text:tab/><text:span text:style-name="T1">if </text:span>(! $this-&gt;assertTrue($assertion, </text:p>
      <text:p text:style-name="P37"><text:tab/><text:tab/><text:tab/><text:tab/>sprintf('Compare arrays TRUE - Asserting: %s', $assertion)))</text:p>
      <text:p text:style-name="P37"><text:tab/><text:tab/><text:tab/>{</text:p>
      <text:p text:style-name="P37"><text:tab/><text:tab/><text:tab/><text:tab/>$this-&gt;a_printArray($this-&gt;a_localArray, 'localArray');</text:p>
      <text:p text:style-name="P37"><text:tab/><text:tab/><text:tab/><text:tab/>$this-&gt;a_printArray($this-&gt;a_array, 'array');</text:p>
      <text:p text:style-name="P37"><text:tab/><text:tab/><text:tab/><text:tab/>$this-&gt;a_outputAndDie();</text:p>
      <text:p text:style-name="P37"><text:tab/><text:tab/><text:tab/>}</text:p>
      <text:p text:style-name="P37"><text:tab/><text:tab/>}</text:p>
      <text:p text:style-name="P37"><text:s text:c="4"/><text:tab/><text:tab/><text:span text:style-name="T1">else</text:span></text:p>
      <text:p text:style-name="P37"><text:span text:style-name="T1"><text:s text:c="4"/><text:tab/><text:tab/></text:span>{</text:p>
      <text:p text:style-name="P37"><text:tab/><text:tab/><text:tab/><text:span text:style-name="T1">if </text:span>(! $this-&gt;assertFalse($assertion, </text:p>
      <text:p text:style-name="P37"><text:tab/><text:tab/><text:tab/><text:tab/>sprintf('Compare arrays FALSE - Asserting: %s', $assertion)))</text:p>
      <text:p text:style-name="P37"><text:tab/><text:tab/><text:tab/>{</text:p>
      <text:p text:style-name="P37"><text:tab/><text:tab/><text:tab/><text:tab/>$this-&gt;a_printArray($this-&gt;a_localArray, 'localArray');</text:p>
      <text:p text:style-name="P37"><text:tab/><text:tab/><text:tab/><text:tab/>$this-&gt;a_printArray($this-&gt;a_array, 'array');</text:p>
      <text:p text:style-name="P37"><text:tab/><text:tab/><text:tab/><text:tab/>$this-&gt;a_outputAndDie();</text:p>
      <text:p text:style-name="P37"><text:tab/><text:tab/><text:tab/>}</text:p>
      <text:p text:style-name="P37"><text:s text:c="4"/><text:tab/><text:tab/>}</text:p>
      <text:p text:style-name="P37"><text:s text:c="4"/><text:tab/>}</text:p>
      <text:p text:style-name="P37"/>
      <text:p text:style-name="P37"/>
      <text:p text:style-name="P15"><text:tab/>/**</text:p>
      <text:p text:style-name="P37"><text:tab/> * a_identicalArrays</text:p>
      <text:p text:style-name="P37"><text:tab/> *</text:p>
      <text:p text:style-name="P37"><text:tab/> * Compare fields in $compareArray with fields in $array - </text:p>
      <text:p text:style-name="P37"><text:tab/> *<text:tab/><text:tab/>if the two arrays are identical, return true</text:p>
      <text:p text:style-name="P37"><text:tab/> * If a class object is in the array, the names of the classes will be compared</text:p>
      <text:p text:style-name="P37"><text:tab/> * NOTE: This may be slow, but it is more accurate and less prone to errors</text:p>
      <text:p text:style-name="P37"><text:tab/> * <text:span text:style-name="T1">@param</text:span> array $array = array to compare to</text:p>
      <text:p text:style-name="P37"><text:tab/> * <text:span text:style-name="T1">@param</text:span> array $compareArray = array to compare from</text:p>
      <text:p text:style-name="P37"><text:tab/> * <text:span text:style-name="T1">@return</text:span> boolean $result = true if identical, false if not</text:p>
      <text:p text:style-name="P37"><text:tab/> */</text:p>
      <text:p text:style-name="P37"><text:span text:style-name="T1"><text:tab/>public function </text:span>a_identicalArrays($array, $compareArray)</text:p>
      <text:p text:style-name="P37"><text:tab/>{</text:p>
      <text:p text:style-name="P37"><text:s text:c="4"/><text:tab/><text:tab/><text:span text:style-name="T1">if </text:span>((! is_array($array)) || (! is_array($compareArray)) || </text:p>
      <text:p text:style-name="P37"><text:tab/><text:tab/> <text:s text:c="3"/>(count($array) !== count($compareArray)))</text:p>
      <text:p text:style-name="P37"><text:s text:c="4"/><text:tab/><text:tab/>{</text:p>
      <text:p text:style-name="P37"><text:s text:c="4"/><text:tab/><text:tab/><text:tab/><text:span text:style-name="T1">return false</text:span>;</text:p>
      <text:p text:style-name="P37"><text:s text:c="4"/><text:tab/><text:tab/>}</text:p>
      <text:p text:style-name="P37"/>
      <text:p text:style-name="P37"><text:span text:style-name="T1"><text:tab/><text:tab/>foreach</text:span>($array <text:span text:style-name="T1">as </text:span>$index =&gt; $field)</text:p>
      <text:p text:style-name="P37"><text:s text:c="4"/><text:tab/><text:tab/>{</text:p>
      <text:p text:style-name="P37"><text:s text:c="4"/><text:tab/><text:tab/><text:tab/><text:span text:style-name="T1">if </text:span>(! array_key_exists($index, $compareArray))</text:p>
      <text:p text:style-name="P37"><text:s text:c="4"/><text:tab/><text:tab/><text:tab/>{</text:p>
      <text:p text:style-name="P37"><text:s text:c="4"/><text:tab/><text:tab/><text:tab/><text:tab/><text:span text:style-name="T1">return false</text:span>;</text:p>
      <text:p text:style-name="P37"><text:s text:c="4"/><text:tab/><text:tab/><text:tab/>}</text:p>
      <text:p text:style-name="P37"/>
      <text:p text:style-name="P37"><text:s text:c="4"/><text:tab/><text:tab/><text:tab/>$from = $compareArray[$index];</text:p>
      <text:p text:style-name="P37"/>
      <text:p text:style-name="P37"><text:s text:c="4"/><text:tab/><text:tab/><text:tab/><text:span text:style-name="T1">if </text:span>(is_object($field))</text:p>
      <text:p text:style-name="P37"><text:s text:c="4"/><text:tab/><text:tab/><text:tab/>{</text:p>
      <text:p text:style-name="P37"><text:s text:c="4"/><text:tab/><text:tab/><text:tab/><text:tab/><text:span text:style-name="T1">if </text:span>(! is_object($from))</text:p>
      <text:p text:style-name="P37"><text:s text:c="4"/><text:tab/><text:tab/><text:tab/><text:tab/>{</text:p>
      <text:p text:style-name="P37"><text:s text:c="4"/><text:tab/><text:tab/><text:tab/><text:tab/><text:tab/><text:span text:style-name="T1">return false</text:span>;</text:p>
      <text:p text:style-name="P37"><text:s text:c="4"/><text:tab/><text:tab/><text:tab/><text:tab/>}</text:p>
      <text:p text:style-name="P37"/>
      <text:p text:style-name="P37"><text:s text:c="4"/><text:tab/><text:tab/><text:tab/><text:tab/>$from = get_class($from);</text:p>
      <text:p text:style-name="P37"><text:s text:c="4"/><text:tab/><text:tab/><text:tab/><text:tab/>$field = get_class($field);</text:p>
      <text:p text:style-name="P37"><text:s text:c="4"/><text:tab/><text:tab/><text:tab/>}</text:p>
      <text:p text:style-name="P37"/>
      <text:p text:style-name="P37"><text:s text:c="4"/><text:tab/><text:tab/><text:tab/><text:span text:style-name="T1">if </text:span>($from !== $field)</text:p>
      <text:p text:style-name="P37"><text:s text:c="4"/><text:tab/><text:tab/><text:tab/>{</text:p>
      <text:p text:style-name="P37"><text:s text:c="4"/><text:tab/><text:tab/><text:tab/><text:tab/><text:span text:style-name="T1">return false</text:span>;</text:p>
      <text:p text:style-name="P37"><text:s text:c="4"/><text:tab/><text:tab/><text:tab/>}</text:p>
      <text:p text:style-name="P37"><text:s text:c="4"/><text:tab/><text:tab/>}</text:p>
      <text:p text:style-name="P37"/>
      <text:p text:style-name="P37"><text:s text:c="4"/><text:tab/><text:tab/><text:span text:style-name="T1">return true</text:span>;</text:p>
      <text:p text:style-name="P37"><text:s text:c="4"/><text:tab/>}</text:p>
      <text:p text:style-name="P37"/>
      <text:p text:style-name="P37"/>
      <text:p text:style-name="P15"><text:s text:c="4"/><text:tab/>/**</text:p>
      <text:p text:style-name="P37"><text:s text:c="5"/><text:tab/> * a_compareExpectedType</text:p>
      <text:p text:style-name="P37"><text:s text:c="4"/><text:tab/> *</text:p>
      <text:p text:style-name="P37"><text:s text:c="4"/><text:tab/> * Compare the value in a_data with the expected result, and expected type</text:p>
      <text:p text:style-name="P37"><text:s text:c="4"/><text:tab/> * <text:span text:style-name="T1">@param</text:span> boolean $type = type of comparison (true or false)</text:p>
      <text:p text:style-name="P37"><text:s text:c="4"/><text:tab/> * <text:span text:style-name="T1">@param</text:span> mixed $expected = expected result</text:p>
      <text:p text:style-name="P37"><text:s text:c="4"/><text:tab/> * <text:span text:style-name="T1">@param</text:span> mixed $data = (optional) data to compare to, a_data is used if null</text:p>
      <text:p text:style-name="P37"><text:s text:c="4"/><text:tab/> */</text:p>
      <text:p text:style-name="P37"><text:s text:c="4"/><text:tab/><text:span text:style-name="T1">public function </text:span>a_compareExpectedType($type, $expected, $data=<text:span text:style-name="T1">null</text:span>)</text:p>
      <text:p text:style-name="P37"><text:s text:c="4"/><text:tab/>{</text:p>
      <text:p text:style-name="P37"><text:s text:c="4"/><text:tab/><text:tab/>$this-&gt;labelBlock('Compare expected type.', 40, '*');</text:p>
      <text:p text:style-name="P37"/>
      <text:p text:style-name="P37"><text:s text:c="4"/><text:tab/><text:tab/><text:span text:style-name="T1">if </text:span>($expected === <text:span text:style-name="T1">null</text:span>)</text:p>
      <text:p text:style-name="P37"><text:s text:c="4"/><text:tab/><text:tab/>{</text:p>
      <text:p text:style-name="P37"><text:s text:c="4"/><text:tab/><text:tab/><text:tab/><text:span text:style-name="T1">return</text:span>;</text:p>
      <text:p text:style-name="P37"><text:s text:c="4"/><text:tab/><text:tab/>}</text:p>
      <text:p text:style-name="P37"/>
      <text:p text:style-name="P37"><text:s text:c="4"/><text:tab/><text:tab/><text:span text:style-name="T1">if </text:span>($data !== <text:span text:style-name="T1">null</text:span>)</text:p>
      <text:p text:style-name="P37"><text:s text:c="4"/><text:tab/><text:tab/>{</text:p>
      <text:p text:style-name="P37"><text:s text:c="4"/><text:tab/><text:tab/><text:tab/>$this-&gt;a_data = $data;</text:p>
      <text:p text:style-name="P37"><text:s text:c="4"/><text:tab/><text:tab/>}</text:p>
      <text:p text:style-name="P37"/>
      <text:p text:style-name="P37"><text:s text:c="4"/><text:tab/><text:tab/><text:span text:style-name="T1">if </text:span>(is_array($this-&gt;a_data) &amp;&amp; is_array($expected))</text:p>
      <text:p text:style-name="P37"><text:s text:c="4"/><text:tab/><text:tab/>{</text:p>
      <text:p text:style-name="P37"><text:tab/><text:tab/><text:tab/>$this-&gt;a_localArray = $this-&gt;a_data;</text:p>
      <text:p text:style-name="P37"><text:tab/><text:tab/><text:tab/>$this-&gt;a_compareArray($expected, $type);</text:p>
      <text:p text:style-name="P37"><text:s text:c="4"/><text:tab/><text:tab/>}</text:p>
      <text:p text:style-name="P37"><text:tab/><text:tab/><text:span text:style-name="T1">else</text:span></text:p>
      <text:p text:style-name="P37"><text:span text:style-name="T1"><text:tab/><text:tab/></text:span>{</text:p>
      <text:p text:style-name="P37"><text:s text:c="3"/><text:tab/><text:tab/><text:tab/>$this-&gt;a_compareExpected($expected, $type);</text:p>
      <text:p text:style-name="P37"><text:tab/><text:tab/>}</text:p>
      <text:p text:style-name="P37"><text:s text:c="4"/><text:tab/>}</text:p>
      <text:p text:style-name="P37"/>
      <text:p text:style-name="P37"/>
      <text:p text:style-name="P15"><text:s text:c="4"/><text:tab/>/**</text:p>
      <text:p text:style-name="P37"><text:s text:c="4"/><text:tab/> * a_compareExpected</text:p>
      <text:p text:style-name="P37"><text:s text:c="4"/><text:tab/> *</text:p>
      <text:p text:style-name="P37"><text:s text:c="4"/><text:tab/> * Compare the value in a_data with the expected result</text:p>
      <text:p text:style-name="P37"><text:s text:c="4"/><text:tab/> * <text:span text:style-name="T1">@param</text:span> mixed $expected = expected result</text:p>
      <text:p text:style-name="P37"><text:s text:c="4"/><text:tab/> * <text:span text:style-name="T1">@param</text:span> boolean $type = type of comparison (true or false)</text:p>
      <text:p text:style-name="P37"><text:s text:c="4"/><text:tab/> */</text:p>
      <text:p text:style-name="P37"><text:s text:c="4"/><text:tab/><text:span text:style-name="T1">public function </text:span>a_compareExpected($expected, $type=<text:span text:style-name="T1">true</text:span>)</text:p>
      <text:p text:style-name="P37"><text:s text:c="4"/><text:tab/>{</text:p>
      <text:p text:style-name="P37"><text:s text:c="4"/><text:tab/><text:tab/>$this-&gt;labelBlock('Compare expected.', 40, '*');</text:p>
      <text:p text:style-name="P37"/>
      <text:p text:style-name="P37"><text:s text:c="4"/><text:tab/><text:tab/><text:span text:style-name="T1">if </text:span>($this-&gt;verbose &gt; 1)</text:p>
      <text:p text:style-name="P37"><text:s text:c="4"/><text:tab/><text:tab/>{</text:p>
      <text:p text:style-name="P37"><text:s text:c="4"/><text:tab/><text:tab/><text:tab/>$this-&gt;a_showData($expected, 'expected');</text:p>
      <text:p text:style-name="P37"><text:s text:c="4"/><text:tab/><text:tab/><text:tab/>$this-&gt;a_showData($type, 'type');</text:p>
      <text:p text:style-name="P37"><text:s text:c="4"/><text:tab/><text:tab/><text:tab/>$this-&gt;a_showData($this-&gt;a_data, 'a_data');</text:p>
      <text:p text:style-name="P37"><text:s text:c="4"/><text:tab/><text:tab/>}</text:p>
      <text:p text:style-name="P37"/>
      <text:p text:style-name="P37"><text:s text:c="4"/><text:tab/><text:tab/>$this-&gt;a_expected = $expected;</text:p>
      <text:p text:style-name="P37"><text:tab/><text:tab/><text:span text:style-name="T1">if </text:span>(substr($this-&gt;a_expected, 0, 1) == '\\' &amp;&amp; </text:p>
      <text:p text:style-name="P37"><text:tab/><text:tab/> <text:s text:c="3"/>substr($this-&gt;a_data, 0, 1) !== '\\')</text:p>
      <text:p text:style-name="P37"><text:tab/><text:tab/>{</text:p>
      <text:p text:style-name="P37"><text:tab/><text:tab/><text:tab/>$this-&gt;a_expected = substr($this-&gt;a_expected, 1);</text:p>
      <text:p text:style-name="P37"><text:tab/><text:tab/>}</text:p>
      <text:p text:style-name="P37"><text:tab/><text:tab/><text:span text:style-name="T1">elseif </text:span>(substr($this-&gt;a_data, 0, 1) == '\\' &amp;&amp; </text:p>
      <text:p text:style-name="P37"><text:tab/><text:tab/><text:tab/> substr($this-&gt;a_expected, 0, 1)!== '\\')</text:p>
      <text:p text:style-name="P37"><text:tab/><text:tab/>{</text:p>
      <text:p text:style-name="P37"><text:tab/><text:tab/><text:tab/>$this-&gt;a_data = substr($this-&gt;a_data, 1);</text:p>
      <text:p text:style-name="P37"><text:tab/><text:tab/>}</text:p>
      <text:p text:style-name="P37"/>
      <text:p text:style-name="P37"><text:s text:c="4"/><text:tab/><text:tab/>$assertion = '$this-&gt;a_compareType($this-&gt;a_data, $this-&gt;a_expected);';</text:p>
      <text:p text:style-name="P37"><text:s text:c="4"/><text:tab/><text:tab/><text:span text:style-name="T1">if </text:span>($type)</text:p>
      <text:p text:style-name="P37"><text:s text:c="4"/><text:tab/><text:tab/>{</text:p>
      <text:p text:style-name="P37"><text:tab/><text:tab/><text:tab/><text:span text:style-name="T1">if </text:span>(! $this-&gt;assertTrue($assertion, </text:p>
      <text:p text:style-name="P37"><text:tab/><text:tab/><text:tab/><text:tab/><text:tab/>sprintf('Checking result - Asserting: %s', $assertion)))</text:p>
      <text:p text:style-name="P37"><text:tab/><text:tab/><text:tab/>{</text:p>
      <text:p text:style-name="P37"><text:tab/><text:tab/><text:tab/><text:tab/>$this-&gt;a_outputAndDie();</text:p>
      <text:p text:style-name="P37"><text:tab/><text:tab/><text:tab/>}</text:p>
      <text:p text:style-name="P37"><text:s text:c="4"/><text:tab/><text:tab/>}</text:p>
      <text:p text:style-name="P37"><text:s text:c="4"/><text:tab/><text:tab/><text:span text:style-name="T1">else</text:span></text:p>
      <text:p text:style-name="P37"><text:span text:style-name="T1"><text:s text:c="4"/><text:tab/><text:tab/></text:span>{</text:p>
      <text:p text:style-name="P37"><text:tab/><text:tab/><text:tab/><text:span text:style-name="T1">if </text:span>(! $this-&gt;assertFalse($assertion, </text:p>
      <text:p text:style-name="P37"><text:tab/><text:tab/><text:tab/><text:tab/><text:tab/>sprintf('Checking result - Asserting: %s', $assertion)))</text:p>
      <text:p text:style-name="P37"><text:tab/><text:tab/><text:tab/>{</text:p>
      <text:p text:style-name="P37"><text:tab/><text:tab/><text:tab/><text:tab/>$this-&gt;a_outputAndDie();</text:p>
      <text:p text:style-name="P37"><text:tab/><text:tab/><text:tab/>}</text:p>
      <text:p text:style-name="P37"><text:s text:c="4"/><text:tab/><text:tab/>}</text:p>
      <text:p text:style-name="P37"><text:s text:c="4"/><text:tab/>}</text:p>
      <text:p text:style-name="P37"/>
      <text:p text:style-name="P37"/>
      <text:p text:style-name="P15"><text:tab/>/**</text:p>
      <text:p text:style-name="P37"><text:tab/> * a_compareType</text:p>
      <text:p text:style-name="P37"><text:tab/> *</text:p>
      <text:p text:style-name="P37"><text:tab/> * Compare the two parameters according to their types.</text:p>
      <text:p text:style-name="P37"><text:tab/> * <text:span text:style-name="T1">@param</text:span> mixed $data = first parameter to compare.</text:p>
      <text:p text:style-name="P37"><text:s text:c="5"/><text:tab/> * <text:span text:style-name="T1">@param</text:span> mixed $compareTo = second parameter to compare.</text:p>
      <text:p text:style-name="P37"><text:s text:c="5"/><text:tab/> * <text:span text:style-name="T1">@return</text:span> boolean $result = true if equal, false if not.</text:p>
      <text:p text:style-name="P37"><text:s text:c="7"/>*/</text:p>
      <text:p text:style-name="P37"><text:span text:style-name="T1"><text:tab/>public function </text:span>a_compareType($data, $compareTo)</text:p>
      <text:p text:style-name="P37"><text:tab/>{</text:p>
      <text:p text:style-name="P37"><text:s text:c="4"/><text:tab/><text:tab/>$dataType = gettype($data);</text:p>
      <text:p text:style-name="P37"><text:span text:style-name="T1"><text:tab/><text:tab/>if </text:span>($dataType === gettype($compareTo))</text:p>
      <text:p text:style-name="P37"><text:s text:c="4"/><text:tab/><text:tab/>{</text:p>
      <text:p text:style-name="P37"><text:tab/> <text:s text:c="3"/><text:tab/><text:tab/><text:span text:style-name="T1">switch</text:span>($dataType)</text:p>
      <text:p text:style-name="P37"><text:s text:c="4"/><text:tab/><text:tab/><text:tab/>{</text:p>
      <text:p text:style-name="P37"><text:s text:c="4"/><text:tab/><text:tab/><text:tab/><text:span text:style-name="T1">case </text:span>'string':</text:p>
      <text:p text:style-name="P37"><text:tab/> <text:s text:c="3"/><text:tab/><text:tab/><text:span text:style-name="T1">case </text:span>'integer':</text:p>
      <text:p text:style-name="P37"><text:s text:c="4"/><text:tab/><text:tab/><text:tab/><text:span text:style-name="T1">case </text:span>'double':</text:p>
      <text:p text:style-name="P37"><text:s text:c="4"/><text:tab/><text:tab/><text:tab/><text:span text:style-name="T1">case </text:span>'boolean':</text:p>
      <text:p text:style-name="P37"><text:s text:c="4"/><text:tab/><text:tab/><text:tab/><text:span text:style-name="T1">case </text:span>'NULL':</text:p>
      <text:p text:style-name="P37"><text:s text:c="4"/><text:tab/><text:tab/><text:tab/><text:tab/><text:span text:style-name="T1">if </text:span>($data === $compareTo)</text:p>
      <text:p text:style-name="P37"><text:s text:c="4"/><text:tab/><text:tab/><text:tab/><text:tab/>{</text:p>
      <text:p text:style-name="P37"><text:s text:c="4"/><text:tab/><text:tab/><text:tab/><text:tab/><text:tab/><text:span text:style-name="T1">return true</text:span>;</text:p>
      <text:p text:style-name="P37"><text:s text:c="4"/><text:tab/><text:tab/><text:tab/><text:tab/>}</text:p>
      <text:p text:style-name="P37"/>
      <text:p text:style-name="P37"><text:tab/> <text:s text:c="3"/><text:tab/><text:tab/><text:tab/><text:span text:style-name="T1">break</text:span>;</text:p>
      <text:p text:style-name="P37"/>
      <text:p text:style-name="P37"><text:tab/> <text:s text:c="3"/><text:tab/><text:tab/><text:span text:style-name="T1">case </text:span>'array':</text:p>
      <text:p text:style-name="P37"><text:s text:c="4"/><text:tab/><text:tab/><text:tab/><text:tab/><text:span text:style-name="T1">return </text:span>a_identicalArrays($data, $compareTo);</text:p>
      <text:p text:style-name="P37"/>
      <text:p text:style-name="P37"><text:s text:c="4"/><text:tab/><text:tab/><text:tab/><text:span text:style-name="T1">case </text:span>'object':</text:p>
      <text:p text:style-name="P37"><text:s text:c="4"/><text:tab/><text:tab/><text:tab/><text:tab/><text:span text:style-name="T1">if </text:span>(get_class($data) === get_class($compareTo))</text:p>
      <text:p text:style-name="P37"><text:s text:c="4"/><text:tab/><text:tab/><text:tab/><text:tab/>{</text:p>
      <text:p text:style-name="P37"><text:s text:c="4"/><text:tab/><text:tab/><text:tab/><text:tab/><text:tab/><text:span text:style-name="T1">return true</text:span>;</text:p>
      <text:p text:style-name="P37"><text:s text:c="4"/><text:tab/><text:tab/><text:tab/><text:tab/>}</text:p>
      <text:p text:style-name="P37"/>
      <text:p text:style-name="P37"><text:s text:c="4"/><text:tab/><text:tab/><text:tab/><text:tab/><text:span text:style-name="T1">break</text:span>;</text:p>
      <text:p text:style-name="P37"/>
      <text:p text:style-name="P37"><text:s text:c="4"/><text:tab/><text:tab/><text:tab/><text:span text:style-name="T1">case </text:span>'resource':</text:p>
      <text:p text:style-name="P37"><text:s text:c="4"/><text:tab/><text:tab/><text:tab/><text:tab/><text:span text:style-name="T1">if </text:span>(@get_resource_type($data) ===</text:p>
      <text:p text:style-name="P37"><text:s/><text:tab/><text:tab/><text:tab/><text:tab/> <text:s text:c="3"/>@get_resource_type($compareTo))</text:p>
      <text:p text:style-name="P37"><text:s text:c="4"/><text:tab/><text:tab/><text:tab/><text:tab/>{</text:p>
      <text:p text:style-name="P37"><text:s text:c="4"/><text:tab/><text:tab/><text:tab/><text:tab/><text:tab/><text:span text:style-name="T1">return true</text:span>;</text:p>
      <text:p text:style-name="P37"><text:s text:c="4"/><text:tab/><text:tab/><text:tab/><text:tab/>}</text:p>
      <text:p text:style-name="P37"/>
      <text:p text:style-name="P37"><text:s text:c="4"/><text:tab/><text:tab/><text:tab/><text:tab/><text:span text:style-name="T1">break</text:span>;</text:p>
      <text:p text:style-name="P37"/>
      <text:p text:style-name="P37"><text:s text:c="4"/><text:tab/><text:tab/><text:tab/><text:span text:style-name="T1">default</text:span>:</text:p>
      <text:p text:style-name="P37"><text:s text:c="4"/><text:tab/><text:tab/><text:tab/><text:tab/><text:span text:style-name="T1">break</text:span>;</text:p>
      <text:p text:style-name="P37"><text:s text:c="4"/><text:tab/><text:tab/><text:tab/>}</text:p>
      <text:p text:style-name="P37"><text:tab/><text:tab/>}</text:p>
      <text:p text:style-name="P37"/>
      <text:p text:style-name="P37"><text:span text:style-name="T1"><text:tab/><text:tab/>return false</text:span>;</text:p>
      <text:p text:style-name="P37"><text:s text:c="4"/><text:tab/>}</text:p>
      <text:p text:style-name="P37"/>
      <text:p text:style-name="P37"/>
      <text:p text:style-name="P15"><text:tab/>/**</text:p>
      <text:p text:style-name="P37"><text:tab/> * a_showData</text:p>
      <text:p text:style-name="P37"><text:tab/> * </text:p>
      <text:p text:style-name="P37"><text:tab/> * Output the value of the (optionally) named variable</text:p>
      <text:p text:style-name="P37"><text:tab/> * <text:span text:style-name="T1">@param</text:span> mixed $value = value to output</text:p>
      <text:p text:style-name="P37"><text:tab/> * <text:span text:style-name="T1">@param</text:span> string $name = (optional) name of the variable</text:p>
      <text:p text:style-name="P37"><text:tab/> */</text:p>
      <text:p text:style-name="P37"><text:s text:c="4"/><text:tab/><text:span text:style-name="T1">public function </text:span>a_showData($value, $name=<text:span text:style-name="T1">null</text:span>)</text:p>
      <text:p text:style-name="P37"><text:s text:c="4"/><text:tab/>{</text:p>
      <text:p text:style-name="P37"><text:s text:c="4"/><text:tab/><text:tab/>$buffer = 'VALUE';</text:p>
      <text:p text:style-name="P37"><text:s text:c="4"/><text:tab/><text:tab/><text:span text:style-name="T1">if </text:span>($name)</text:p>
      <text:p text:style-name="P37"><text:s text:c="4"/><text:tab/><text:tab/>{</text:p>
      <text:p text:style-name="P37"><text:s text:c="4"/><text:tab/><text:tab/><text:tab/>$buffer .= sprintf(' of %s', $name);</text:p>
      <text:p text:style-name="P37"><text:s text:c="4"/><text:tab/><text:tab/>}</text:p>
      <text:p text:style-name="P37"/>
      <text:p text:style-name="P37"><text:tab/><text:tab/>$type = gettype($value);</text:p>
      <text:p text:style-name="P37"><text:tab/><text:tab/>$buffer .= sprintf(': (%s)', $type);</text:p>
      <text:p text:style-name="P37"/>
      <text:p text:style-name="P37"><text:span text:style-name="T1"><text:tab/><text:tab/>switch</text:span>($type)</text:p>
      <text:p text:style-name="P37"><text:s text:c="4"/><text:tab/><text:tab/>{</text:p>
      <text:p text:style-name="P37"><text:s text:c="4"/><text:tab/><text:tab/><text:span text:style-name="T1">case </text:span>'string':</text:p>
      <text:p text:style-name="P37"><text:s text:c="4"/><text:tab/><text:tab/><text:tab/>$buffer .= (string)$value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boolean':</text:p>
      <text:p text:style-name="P37"><text:s text:c="4"/><text:tab/><text:tab/><text:tab/>$buffer .= sprintf('%b', 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integer':</text:p>
      <text:p text:style-name="P37"><text:s text:c="4"/><text:tab/><text:tab/><text:tab/>$buffer .= sprintf('%d', 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double':</text:p>
      <text:p text:style-name="P37"><text:s text:c="4"/><text:tab/><text:tab/><text:span text:style-name="T1">case </text:span>'float':</text:p>
      <text:p text:style-name="P37"><text:s text:c="4"/><text:tab/><text:tab/><text:tab/>$buffer .= sprintf('%f', 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array':</text:p>
      <text:p text:style-name="P37"><text:s text:c="4"/><text:tab/><text:tab/><text:tab/>$buffer .= \Library\PrintU\FormatArray::<text:span text:style-name="T10">format</text:span>(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object':</text:p>
      <text:p text:style-name="P37"><text:s text:c="4"/><text:tab/><text:tab/><text:tab/>$buffer .= get_class(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resource':</text:p>
      <text:p text:style-name="P37"><text:s text:c="4"/><text:tab/><text:tab/><text:tab/>$buffer .= get_resource_type($value)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NULL':</text:p>
      <text:p text:style-name="P37"><text:s text:c="4"/><text:tab/><text:tab/><text:tab/>$buffer .= 'null';</text:p>
      <text:p text:style-name="P37"><text:s text:c="4"/><text:tab/><text:tab/><text:tab/><text:span text:style-name="T1">break</text:span>;</text:p>
      <text:p text:style-name="P37"/>
      <text:p text:style-name="P37"><text:s text:c="4"/><text:tab/><text:tab/><text:span text:style-name="T1">case </text:span>'unknown type':</text:p>
      <text:p text:style-name="P37"><text:s text:c="4"/><text:tab/><text:tab/><text:span text:style-name="T1">default</text:span>:</text:p>
      <text:p text:style-name="P37"><text:s text:c="4"/><text:tab/><text:tab/><text:tab/>$buffer .= sprintf('%s', $value);</text:p>
      <text:p text:style-name="P37"><text:s text:c="4"/><text:tab/><text:tab/><text:tab/><text:span text:style-name="T1">break</text:span>;</text:p>
      <text:p text:style-name="P37"><text:s text:c="4"/><text:tab/><text:tab/>}</text:p>
      <text:p text:style-name="P37"/>
      <text:p text:style-name="P37"><text:tab/><text:tab/>$this-&gt;assertLogMessage($buffer);</text:p>
      <text:p text:style-name="P37"><text:s text:c="4"/><text:tab/>}</text:p>
      <text:p text:style-name="P37"><text:soft-page-break/><text:tab/>/**</text:p>
      <text:p text:style-name="P37"><text:tab/> * a_exceptionCaughtTrue</text:p>
      <text:p text:style-name="P37"><text:tab/> *</text:p>
      <text:p text:style-name="P37"><text:tab/> * check the exception caught for true status</text:p>
      <text:p text:style-name="P37"><text:tab/> * <text:span text:style-name="T1">@param</text:span> boolean $exit = true to report and exit on failure, false to return</text:p>
      <text:p text:style-name="P37"><text:tab/> */</text:p>
      <text:p text:style-name="P37"><text:span text:style-name="T1"><text:tab/>public function </text:span>a_exceptionCaughtTrue($exit=<text:span text:style-name="T1">true</text:span>)</text:p>
      <text:p text:style-name="P37"><text:tab/>{</text:p>
      <text:p text:style-name="P37"><text:s text:c="4"/><text:tab/><text:tab/>$this-&gt;labelBlock('Exception caught true.', 40, '*');</text:p>
      <text:p text:style-name="P37"/>
      <text:p text:style-name="P37"><text:tab/><text:tab/>$assertion = '$this-&gt;exceptionCaught()';</text:p>
      <text:p text:style-name="P37"><text:tab/><text:tab/><text:span text:style-name="T1">if </text:span>(! $this-&gt;assertTrue($assertion, sprintf('Asserting: %s', $assertion)))</text:p>
      <text:p text:style-name="P37"><text:tab/><text:tab/>{</text:p>
      <text:p text:style-name="P37"><text:tab/><text:tab/><text:tab/>$this-&gt;a_printException();</text:p>
      <text:p text:style-name="P37"><text:tab/><text:tab/><text:tab/><text:span text:style-name="T1">if </text:span>($exit)</text:p>
      <text:p text:style-name="P37"><text:tab/><text:tab/><text:tab/>{</text:p>
      <text:p text:style-name="P37"><text:tab/><text:tab/><text:tab/><text:tab/>$this-&gt;a_outputAndDie();</text:p>
      <text:p text:style-name="P37"><text:tab/><text:tab/><text:tab/>}</text:p>
      <text:p text:style-name="P37"><text:tab/><text:tab/>}</text:p>
      <text:p text:style-name="P37"><text:s text:c="4"/><text:tab/>}</text:p>
      <text:p text:style-name="P37"/>
      <text:p text:style-name="P37"><text:tab/>/**</text:p>
      <text:p text:style-name="P37"><text:tab/> * a_exceptionCaughtFalse</text:p>
      <text:p text:style-name="P37"><text:tab/> *</text:p>
      <text:p text:style-name="P37"><text:tab/> * check the exception caught for false status</text:p>
      <text:p text:style-name="P37"><text:tab/> * <text:span text:style-name="T1">@param</text:span> boolean $exit = true to report and exit on failure, false to return</text:p>
      <text:p text:style-name="P37"><text:tab/> */</text:p>
      <text:p text:style-name="P37"><text:span text:style-name="T1"><text:tab/>public function </text:span>a_exceptionCaughtFalse($exit=<text:span text:style-name="T1">true</text:span>)</text:p>
      <text:p text:style-name="P37"><text:s text:c="4"/><text:tab/>{</text:p>
      <text:p text:style-name="P37"><text:s text:c="4"/><text:tab/><text:tab/>$this-&gt;labelBlock('Exception caught false.', 40, '*');</text:p>
      <text:p text:style-name="P37"/>
      <text:p text:style-name="P37"><text:tab/><text:tab/>$assertion = '$this-&gt;exceptionCaught()';</text:p>
      <text:p text:style-name="P37"><text:tab/><text:tab/><text:span text:style-name="T1">if </text:span>(! $this-&gt;assertFalse($assertion, </text:p>
      <text:p text:style-name="P37"><text:tab/><text:tab/><text:tab/><text:tab/> <text:s text:c="10"/>sprintf('Falsely asserting: %s', $assertion)))</text:p>
      <text:p text:style-name="P37"><text:tab/><text:tab/>{</text:p>
      <text:p text:style-name="P37"><text:tab/><text:tab/><text:tab/>$this-&gt;a_printException();</text:p>
      <text:p text:style-name="P37"><text:tab/><text:tab/><text:tab/><text:span text:style-name="T1">if </text:span>($exit)</text:p>
      <text:p text:style-name="P37"><text:tab/><text:tab/><text:tab/>{</text:p>
      <text:p text:style-name="P37"><text:tab/><text:tab/><text:tab/><text:tab/>$this-&gt;a_outputAndDie();</text:p>
      <text:p text:style-name="P37"><text:tab/><text:tab/><text:tab/>}</text:p>
      <text:p text:style-name="P37"><text:tab/><text:tab/>}</text:p>
      <text:p text:style-name="P37"><text:s text:c="4"/><text:tab/>}</text:p>
      <text:p text:style-name="P37"/>
      <text:p text:style-name="P37"><text:tab/>/**</text:p>
      <text:p text:style-name="P37"><text:tab/> * a_printException</text:p>
      <text:p text:style-name="P37"><text:tab/> *</text:p>
      <text:p text:style-name="P37"><text:tab/> * Output the exception to the log as a printable string</text:p>
      <text:p text:style-name="P37"><text:tab/> */</text:p>
      <text:p text:style-name="P37"><text:span text:style-name="T1"><text:tab/>public function </text:span>a_printException()</text:p>
      <text:p text:style-name="P37"><text:s text:c="4"/><text:tab/>{</text:p>
      <text:p text:style-name="P37"><text:s text:c="4"/><text:tab/><text:tab/>$this-&gt;assertLogMessage((string)$this-&gt;exception);</text:p>
      <text:p text:style-name="P37"><text:s text:c="4"/><text:tab/>}</text:p>
      <text:p text:style-name="P37"/>
      <text:p text:style-name="P37"/>
      <text:p text:style-name="P15"><text:tab/>/**</text:p>
      <text:p text:style-name="P37"><text:tab/> * a_absoluteFileName</text:p>
      <text:p text:style-name="P37"><text:tab/> *</text:p>
      <text:p text:style-name="P37"><text:tab/> * Takes a workspace relative file name and returns an absolute path to the file</text:p>
      <text:p text:style-name="P37"><text:tab/> * <text:span text:style-name="T1">@param</text:span> string $name = workspace relative file name</text:p>
      <text:p text:style-name="P37"><text:tab/> * <text:span text:style-name="T1">@return</text:span> string $name = absolute path to the file</text:p>
      <text:p text:style-name="P37"><text:tab/> */</text:p>
      <text:p text:style-name="P37"><text:span text:style-name="T1"><text:tab/>public function </text:span>a_absoluteFileName($name)</text:p>
      <text:p text:style-name="P37"><text:s text:c="4"/><text:tab/>{</text:p>
      <text:p text:style-name="P37"><text:s text:c="4"/><text:tab/><text:tab/><text:span text:style-name="T1">if </text:span>(! stream_is_local($name))</text:p>
      <text:p text:style-name="P37"><text:s text:c="4"/><text:tab/><text:tab/>{</text:p>
      <text:p text:style-name="P37"><text:s text:c="4"/><text:tab/><text:tab/><text:tab/><text:span text:style-name="T1">return </text:span>$this-&gt;a_fileName = $name;</text:p>
      <text:p text:style-name="P37"><text:s text:c="4"/><text:tab/><text:tab/>}</text:p>
      <text:p text:style-name="P37"/>
      <text:p text:style-name="P37"><text:tab/><text:tab/>$this-&gt;a_fileName = str_replace(<text:span text:style-name="T1">array</text:span>('/', '\\'), </text:p>
      <text:p text:style-name="P37"><text:tab/><text:tab/><text:tab/><text:tab/><text:tab/><text:tab/><text:tab/> <text:s text:c="4"/>DIRECTORY_SEPARATOR, $name);</text:p>
      <text:p text:style-name="P37"/>
      <text:p text:style-name="P37"><text:span text:style-name="T1"><text:tab/><text:tab/>if </text:span>(substr($this-&gt;a_fileName, 0, 1) != DIRECTORY_SEPARATOR)</text:p>
      <text:p text:style-name="P37"><text:s text:c="4"/><text:tab/><text:tab/>{</text:p>
      <text:p text:style-name="P37"><text:s text:c="4"/><text:tab/><text:tab/><text:tab/>$this-&gt;a_fileName = sprintf("%s%s%s", </text:p>
      <text:p text:style-name="P37"><text:tab/><text:tab/><text:tab/><text:tab/><text:tab/><text:tab/><text:tab/> <text:s/>$this-&gt;properties['RootPath'],</text:p>
      <text:p text:style-name="P37"><text:s/><text:tab/><text:tab/><text:tab/><text:tab/><text:tab/><text:tab/><text:tab/> <text:s/>DIRECTORY_SEPARATOR, $this-&gt;a_fileName);</text:p>
      <text:p text:style-name="P37"><text:tab/><text:tab/>}</text:p>
      <text:p text:style-name="P37"/>
      <text:p text:style-name="P37"><text:span text:style-name="T1"><text:tab/><text:tab/>return </text:span>$this-&gt;a_fileName;</text:p>
      <text:p text:style-name="P37"><text:tab/>}</text:p>
      <text:p text:style-name="P37"/>
      <text:p text:style-name="P37"><text:tab/>/**</text:p>
      <text:p text:style-name="P37"><text:s text:c="4"/><text:tab/> * a_outputAndDie</text:p>
      <text:p text:style-name="P37"><text:tab/> *</text:p>
      <text:p text:style-name="P37"><text:tab/> * Output a message and terminate the program</text:p>
      <text:p text:style-name="P37"><text:tab/> * <text:span text:style-name="T1">@param</text:span> string $message = (optional) message to output</text:p>
      <text:p text:style-name="P37"><text:tab/> */</text:p>
      <text:p text:style-name="P37"><text:tab/><text:span text:style-name="T1">public function </text:span>a_outputAndDie($message='')</text:p>
      <text:p text:style-name="P37"><text:tab/>{</text:p>
      <text:p text:style-name="P37"><text:tab/><text:tab/><text:span text:style-name="T1">if </text:span>($message != '')</text:p>
      <text:p text:style-name="P37"><text:tab/><text:tab/>{</text:p>
      <text:p text:style-name="P37"><text:tab/><text:tab/><text:tab/>$this-&gt;assertLogMessage($message);</text:p>
      <text:p text:style-name="P37"><text:tab/><text:tab/><text:tab/>$this-&gt;properties-&gt;Logger_Object-&gt;log($message, 'error');</text:p>
      <text:p text:style-name="P37"><text:tab/><text:tab/>}</text:p>
      <text:p text:style-name="P37"/>
      <text:p text:style-name="P37"><text:tab/><text:tab/><text:span text:style-name="T1">throw new </text:span>Exception($message, \Library\Error::<text:span text:style-name="T10">code</text:span>('PhpTestingFailure'));</text:p>
      <text:p text:style-name="P37"><text:tab/>}</text:p>
      <text:p text:style-name="P37"/>
      <text:p text:style-name="P3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="100%" fo:margin-left="0in" fo:margin-right="0in" fo:margin-top="0in" fo:margin-bottom="0in" fo:text-indent="0in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="100%" fo:margin-left="0in" fo:margin-right="0in" fo:margin-top="0in" fo:margin-bottom="0in" fo:text-indent="0in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="100%" fo:margin-left="0.472in" fo:margin-right="0in" fo:margin-top="0in" fo:margin-bottom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="100%" fo:margin-left="0in" fo:margin-right="0in" fo:margin-top="0in" fo:margin-bottom="0in" fo:text-indent="0in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="100%" fo:margin-left="0.2756in" fo:margin-right="0in" fo:margin-top="0in" fo:margin-bottom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="100%" fo:margin-left="0.472in" fo:margin-right="0in" fo:margin-top="0in" fo:margin-bottom="0in" fo:text-indent="0in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="100%" fo:margin-left="0.1181in" fo:margin-right="0in" fo:margin-top="0in" fo:margin-bottom="0in" fo:text-indent="0in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008in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="100%" fo:margin-left="0in" fo:margin-right="0in" fo:margin-top="0in" fo:margin-bottom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008in solid #000000" style:shadow="none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Testing\UtilityMethods<text:tab/><text:tab/><text:tab/><text:page-number text:select-page="current">45</text:page-number><text:tab/><text:tab/><text:tab/><text:date style:data-style-name="N76" text:date-value="2013-10-06T17:31:38.08">October 6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9T20:43:21</meta:creation-date>
    <dc:title>Class Documentation</dc:title>
    <meta:editing-duration>P4DT14H7M36S</meta:editing-duration>
    <meta:editing-cycles>196</meta:editing-cycles>
    <meta:generator>OpenOffice/4.0.0$Win32 OpenOffice.org_project/400m3$Build-9702</meta:generator>
    <meta:initial-creator>Jay Wheeler</meta:initial-creator>
    <dc:date>2013-10-06T17:31:37.96</dc:date>
    <dc:creator>Jay Wheeler</dc:creator>
    <meta:document-statistic meta:table-count="21" meta:image-count="0" meta:object-count="0" meta:page-count="45" meta:paragraph-count="1457" meta:word-count="7672" meta:character-count="53577"/>
    <meta:template xlink:type="simple" xlink:actuate="onRequest" xlink:title="Class Documentation" xlink:href="../Class%20Documentation.ott" meta:date="2012-06-02T16:17:56"/>
  </office:meta>
</office:document-meta>
</file>